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Mangal1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1.9173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2.7098in"/>
    </style:style>
    <style:style style:name="co9" style:family="table-column">
      <style:table-column-properties fo:break-before="auto" style:column-width="0.6457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0.5902in"/>
    </style:style>
    <style:style style:name="co14" style:family="table-column">
      <style:table-column-properties fo:break-before="auto" style:column-width="0.618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4035in"/>
    </style:style>
    <style:style style:name="co17" style:family="table-column">
      <style:table-column-properties fo:break-before="auto" style:column-width="0.6043in"/>
    </style:style>
    <style:style style:name="co18" style:family="table-column">
      <style:table-column-properties fo:break-before="auto" style:column-width="0.5764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0.6665in"/>
    </style:style>
    <style:style style:name="co21" style:family="table-column">
      <style:table-column-properties fo:break-before="auto" style:column-width="0.528in"/>
    </style:style>
    <style:style style:name="co22" style:family="table-column">
      <style:table-column-properties fo:break-before="auto" style:column-width="0.5209in"/>
    </style:style>
    <style:style style:name="co23" style:family="table-column">
      <style:table-column-properties fo:break-before="auto" style:column-width="0.5555in"/>
    </style:style>
    <style:style style:name="co24" style:family="table-column">
      <style:table-column-properties fo:break-before="auto" style:column-width="2.6992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2.6555in"/>
    </style:style>
    <style:style style:name="co27" style:family="table-column">
      <style:table-column-properties fo:break-before="auto" style:column-width="0.6854in"/>
    </style:style>
    <style:style style:name="co28" style:family="table-column">
      <style:table-column-properties fo:break-before="auto" style:column-width="3.178in"/>
    </style:style>
    <style:style style:name="co29" style:family="table-column">
      <style:table-column-properties fo:break-before="auto" style:column-width="0.939in"/>
    </style:style>
    <style:style style:name="co30" style:family="table-column">
      <style:table-column-properties fo:break-before="auto" style:column-width="1.0972in"/>
    </style:style>
    <style:style style:name="co31" style:family="table-column">
      <style:table-column-properties fo:break-before="auto" style:column-width="0.9862in"/>
    </style:style>
    <style:style style:name="co32" style:family="table-column">
      <style:table-column-properties fo:break-before="auto" style:column-width="0.9445in"/>
    </style:style>
    <style:style style:name="co33" style:family="table-column">
      <style:table-column-properties fo:break-before="auto" style:column-width="0.9307in"/>
    </style:style>
    <style:style style:name="co34" style:family="table-column">
      <style:table-column-properties fo:break-before="auto" style:column-width="2.0575in"/>
    </style:style>
    <style:style style:name="co35" style:family="table-column">
      <style:table-column-properties fo:break-before="auto" style:column-width="0.772in"/>
    </style:style>
    <style:style style:name="co36" style:family="table-column">
      <style:table-column-properties fo:break-before="auto" style:column-width="1.9016in"/>
    </style:style>
    <style:style style:name="co37" style:family="table-column">
      <style:table-column-properties fo:break-before="auto" style:column-width="0.6945in"/>
    </style:style>
    <style:style style:name="co38" style:family="table-column">
      <style:table-column-properties fo:break-before="auto" style:column-width="0.6681in"/>
    </style:style>
    <style:style style:name="co39" style:family="table-column">
      <style:table-column-properties fo:break-before="auto" style:column-width="1.4937in"/>
    </style:style>
    <style:style style:name="co40" style:family="table-column">
      <style:table-column-properties fo:break-before="auto" style:column-width="0.6161in"/>
    </style:style>
    <style:style style:name="co41" style:family="table-column">
      <style:table-column-properties fo:break-before="auto" style:column-width="1.6154in"/>
    </style:style>
    <style:style style:name="co42" style:family="table-column">
      <style:table-column-properties fo:break-before="auto" style:column-width="2.7972in"/>
    </style:style>
    <style:style style:name="co43" style:family="table-column">
      <style:table-column-properties fo:break-before="auto" style:column-width="0.7071in"/>
    </style:style>
    <style:style style:name="co44" style:family="table-column">
      <style:table-column-properties fo:break-before="auto" style:column-width="2.0717in"/>
    </style:style>
    <style:style style:name="co45" style:family="table-column">
      <style:table-column-properties fo:break-before="auto" style:column-width="0.8484in"/>
    </style:style>
    <style:style style:name="co46" style:family="table-column">
      <style:table-column-properties fo:break-before="auto" style:column-width="2.8063in"/>
    </style:style>
    <style:style style:name="co47" style:family="table-column">
      <style:table-column-properties fo:break-before="auto" style:column-width="0.6071in"/>
    </style:style>
    <style:style style:name="co48" style:family="table-column">
      <style:table-column-properties fo:break-before="auto" style:column-width="1.2256in"/>
    </style:style>
    <style:style style:name="co49" style:family="table-column">
      <style:table-column-properties fo:break-before="auto" style:column-width="1.3972in"/>
    </style:style>
    <style:style style:name="co50" style:family="table-column">
      <style:table-column-properties fo:break-before="auto" style:column-width="1.4091in"/>
    </style:style>
    <style:style style:name="co51" style:family="table-column">
      <style:table-column-properties fo:break-before="auto" style:column-width="2.4102in"/>
    </style:style>
    <style:style style:name="co52" style:family="table-column">
      <style:table-column-properties fo:break-before="auto" style:column-width="0.7311in"/>
    </style:style>
    <style:style style:name="co53" style:family="table-column">
      <style:table-column-properties fo:break-before="auto" style:column-width="0.778in"/>
    </style:style>
    <style:style style:name="co54" style:family="table-column">
      <style:table-column-properties fo:break-before="auto" style:column-width="0.7291in"/>
    </style:style>
    <style:style style:name="co55" style:family="table-column">
      <style:table-column-properties fo:break-before="auto" style:column-width="0.7016in"/>
    </style:style>
    <style:style style:name="co56" style:family="table-column">
      <style:table-column-properties fo:break-before="auto" style:column-width="0.5437in"/>
    </style:style>
    <style:style style:name="co57" style:family="table-column">
      <style:table-column-properties fo:break-before="auto" style:column-width="0.6091in"/>
    </style:style>
    <style:style style:name="co58" style:family="table-column">
      <style:table-column-properties fo:break-before="auto" style:column-width="0.511in"/>
    </style:style>
    <style:style style:name="co59" style:family="table-column">
      <style:table-column-properties fo:break-before="auto" style:column-width="0.7398in"/>
    </style:style>
    <style:style style:name="co60" style:family="table-column">
      <style:table-column-properties fo:break-before="auto" style:column-width="1.1535in"/>
    </style:style>
    <style:style style:name="co61" style:family="table-column">
      <style:table-column-properties fo:break-before="auto" style:column-width="2.0602in"/>
    </style:style>
    <style:style style:name="co62" style:family="table-column">
      <style:table-column-properties fo:break-before="auto" style:column-width="0.5839in"/>
    </style:style>
    <style:style style:name="co63" style:family="table-column">
      <style:table-column-properties fo:break-before="auto" style:column-width="1.6937in"/>
    </style:style>
    <style:style style:name="co64" style:family="table-column">
      <style:table-column-properties fo:break-before="auto" style:column-width="0.8472in"/>
    </style:style>
    <style:style style:name="co65" style:family="table-column">
      <style:table-column-properties fo:break-before="auto" style:column-width="2.1764in"/>
    </style:style>
    <style:style style:name="co66" style:family="table-column">
      <style:table-column-properties fo:break-before="auto" style:column-width="0.7547in"/>
    </style:style>
    <style:style style:name="co67" style:family="table-column">
      <style:table-column-properties fo:break-before="auto" style:column-width="2.1425in"/>
    </style:style>
    <style:style style:name="co68" style:family="table-column">
      <style:table-column-properties fo:break-before="auto" style:column-width="2.1862in"/>
    </style:style>
    <style:style style:name="co69" style:family="table-column">
      <style:table-column-properties fo:break-before="auto" style:column-width="2.0665in"/>
    </style:style>
    <style:style style:name="co70" style:family="table-column">
      <style:table-column-properties fo:break-before="auto" style:column-width="1.5835in"/>
    </style:style>
    <style:style style:name="co71" style:family="table-column">
      <style:table-column-properties fo:break-before="auto" style:column-width="0.7984in"/>
    </style:style>
    <style:style style:name="co72" style:family="table-column">
      <style:table-column-properties fo:break-before="auto" style:column-width="1.5484in"/>
    </style:style>
    <style:style style:name="co73" style:family="table-column">
      <style:table-column-properties fo:break-before="auto" style:column-width="0.5417in"/>
    </style:style>
    <style:style style:name="co74" style:family="table-column">
      <style:table-column-properties fo:break-before="auto" style:column-width="1.8756in"/>
    </style:style>
    <style:style style:name="co75" style:family="table-column">
      <style:table-column-properties fo:break-before="auto" style:column-width="1.2917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1902in" fo:break-before="auto" style:use-optimal-row-height="false"/>
    </style:style>
    <style:style style:name="ro11" style:family="table-row">
      <style:table-row-properties style:row-height="0.1835in" fo:break-before="auto" style:use-optimal-row-height="false"/>
    </style:style>
    <style:style style:name="ro12" style:family="table-row">
      <style:table-row-properties style:row-height="0.1693in" fo:break-before="auto" style:use-optimal-row-height="tru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827in" fo:break-before="auto" style:use-optimal-row-height="true"/>
    </style:style>
    <style:style style:name="ro15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7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3"/>
      <style:map style:condition="cell-content-is-between(1,1.5)" style:apply-style-name="Calc_20_-_20_Orange" style:base-cell-address="Results.B3"/>
      <style:map style:condition="cell-content-is-between(1.5,2)" style:apply-style-name="Calc_20_-_20_Yellow" style:base-cell-address="Results.B3"/>
      <style:map style:condition="cell-content()&gt;=2" style:apply-style-name="Calc_20_-_20_Green" style:base-cell-address="Results.B3"/>
      <style:map style:condition="cell-content()&lt;0.5" style:apply-style-name="Calc_20_-_20_Purple" style:base-cell-address="Results.B3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C2"/>
      <style:map style:condition="cell-content-is-between(1,1.5)" style:apply-style-name="Calc_20_-_20_Orange" style:base-cell-address="Results.C2"/>
      <style:map style:condition="cell-content-is-between(1.5,2)" style:apply-style-name="Calc_20_-_20_Yellow" style:base-cell-address="Results.C2"/>
      <style:map style:condition="cell-content()&gt;=2" style:apply-style-name="Calc_20_-_20_Green" style:base-cell-address="Results.C2"/>
      <style:map style:condition="cell-content()&lt;0.5" style:apply-style-name="Calc_20_-_20_Purple" style:base-cell-address="Results.C2"/>
    </style:style>
    <style:style style:name="ce13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C3"/>
      <style:map style:condition="cell-content-is-between(1,1.5)" style:apply-style-name="Calc_20_-_20_Orange" style:base-cell-address="Results.C3"/>
      <style:map style:condition="cell-content-is-between(1.5,2)" style:apply-style-name="Calc_20_-_20_Yellow" style:base-cell-address="Results.C3"/>
      <style:map style:condition="cell-content()&gt;=2" style:apply-style-name="Calc_20_-_20_Green" style:base-cell-address="Results.C3"/>
      <style:map style:condition="cell-content()&lt;0.5" style:apply-style-name="Calc_20_-_20_Purple" style:base-cell-address="Results.C3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wrap-option="wrap"/>
    </style:style>
    <style:style style:name="ce16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D2"/>
      <style:map style:condition="cell-content-is-between(1,1.5)" style:apply-style-name="Calc_20_-_20_Orange" style:base-cell-address="Results.D2"/>
      <style:map style:condition="cell-content-is-between(1.5,2)" style:apply-style-name="Calc_20_-_20_Yellow" style:base-cell-address="Results.D2"/>
      <style:map style:condition="cell-content()&gt;=2" style:apply-style-name="Calc_20_-_20_Green" style:base-cell-address="Results.D2"/>
      <style:map style:condition="cell-content()&lt;0.5" style:apply-style-name="Calc_20_-_20_Purple" style:base-cell-address="Results.D2"/>
    </style:style>
    <style:style style:name="ce17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D3"/>
      <style:map style:condition="cell-content-is-between(1,1.5)" style:apply-style-name="Calc_20_-_20_Orange" style:base-cell-address="Results.D3"/>
      <style:map style:condition="cell-content-is-between(1.5,2)" style:apply-style-name="Calc_20_-_20_Yellow" style:base-cell-address="Results.D3"/>
      <style:map style:condition="cell-content()&gt;=2" style:apply-style-name="Calc_20_-_20_Green" style:base-cell-address="Results.D3"/>
      <style:map style:condition="cell-content()&lt;0.5" style:apply-style-name="Calc_20_-_20_Purple" style:base-cell-address="Results.D3"/>
    </style:style>
    <style:style style:name="ce18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E2"/>
      <style:map style:condition="cell-content-is-between(1,1.5)" style:apply-style-name="Calc_20_-_20_Orange" style:base-cell-address="Results.E2"/>
      <style:map style:condition="cell-content-is-between(1.5,2)" style:apply-style-name="Calc_20_-_20_Yellow" style:base-cell-address="Results.E2"/>
      <style:map style:condition="cell-content()&gt;=2" style:apply-style-name="Calc_20_-_20_Green" style:base-cell-address="Results.E2"/>
      <style:map style:condition="cell-content()&lt;0.5" style:apply-style-name="Calc_20_-_20_Purple" style:base-cell-address="Results.E2"/>
    </style:style>
    <style:style style:name="ce19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E3"/>
      <style:map style:condition="cell-content-is-between(1,1.5)" style:apply-style-name="Calc_20_-_20_Orange" style:base-cell-address="Results.E3"/>
      <style:map style:condition="cell-content-is-between(1.5,2)" style:apply-style-name="Calc_20_-_20_Yellow" style:base-cell-address="Results.E3"/>
      <style:map style:condition="cell-content()&gt;=2" style:apply-style-name="Calc_20_-_20_Green" style:base-cell-address="Results.E3"/>
      <style:map style:condition="cell-content()&lt;0.5" style:apply-style-name="Calc_20_-_20_Purple" style:base-cell-address="Results.E3"/>
    </style:style>
    <style:style style:name="ce20" style:family="table-cell" style:parent-style-name="Default" style:data-style-name="N2"/>
    <style:style style:name="ce21" style:family="table-cell" style:parent-style-name="Default" style:data-style-name="N1"/>
    <style:style style:name="ce22" style:family="table-cell" style:parent-style-name="Default" style:data-style-name="N1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fo:font-weight="normal" style:font-weight-asian="normal" style:font-weight-complex="normal"/>
    </style:style>
    <style:style style:name="ce27" style:family="table-cell" style:parent-style-name="Default" style:data-style-name="N119"/>
    <style:style style:name="ce28" style:family="table-cell" style:parent-style-name="Default" style:data-style-name="N119">
      <style:text-properties fo:font-weight="normal" style:font-weight-asian="normal" style:font-weight-complex="normal"/>
    </style:style>
    <style:style style:name="ce29" style:family="table-cell" style:parent-style-name="Default" style:data-style-name="N2">
      <style:text-properties fo:font-weight="bold" style:font-weight-asian="bold" style:font-weight-complex="bold"/>
    </style:style>
    <style:style style:name="ce30" style:family="table-cell" style:parent-style-name="Default" style:data-style-name="N119">
      <style:text-properties fo:font-weight="bold" style:font-weight-asian="bold" style:font-weight-complex="bold"/>
    </style:style>
    <style:style style:name="ce31" style:family="table-cell" style:parent-style-name="Default" style:data-style-name="N1"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fo:font-weight="normal" style:font-weight-asian="normal" style:font-weight-complex="normal"/>
    </style:style>
    <style:style style:name="ce33" style:family="table-cell" style:parent-style-name="Default" style:data-style-name="N119">
      <style:text-properties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ce34" style:family="table-cell" style:parent-style-name="Default" style:data-style-name="N119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35" style:family="table-cell" style:parent-style-name="Default" style:data-style-name="N119">
      <style:table-cell-properties fo:wrap-option="wrap" fo:border="none"/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36" style:family="table-cell" style:parent-style-name="Default" style:data-style-name="N119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/>
      <style:text-properties fo:language="en" fo:country="US" style:language-asian="en" style:country-asian="US" style:language-complex="en" style:country-complex="US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end"/>
      <style:text-properties fo:font-weight="normal" style:font-weight-asian="normal" style:font-weight-complex="normal"/>
    </style:style>
    <style:style style:name="ce42" style:family="table-cell" style:parent-style-name="Default" style:data-style-name="N10"/>
    <style:style style:name="ce43" style:family="table-cell" style:parent-style-name="Default" style:data-style-name="N121">
      <style:text-properties fo:font-weight="bold" style:font-weight-asian="bold" style:font-weight-complex="bold"/>
    </style:style>
    <style:style style:name="ce44" style:family="table-cell" style:parent-style-name="Default" style:data-style-name="N119">
      <style:table-cell-properties fo:wrap-option="wrap" fo:border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wrap-option="wrap" fo:border="none"/>
      <style:text-properties fo:font-weight="normal" style:font-weight-asian="normal" style:font-weight-complex="normal"/>
    </style:style>
    <style:style style:name="ce46" style:family="table-cell" style:parent-style-name="Default" style:data-style-name="N119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9">
      <style:table-cell-properties fo:wrap-option="wrap" fo:border="none"/>
      <style:text-properties fo:font-weight="bold" style:font-weight-asian="bold" style:font-weight-complex="bold"/>
    </style:style>
    <style:style style:name="ce48" style:family="table-cell" style:parent-style-name="Default" style:data-style-name="N119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49" style:family="table-cell" style:parent-style-name="Default" style:data-style-name="N119">
      <style:text-properties fo:font-weight="bold" style:font-weight-asian="bold" style:font-weight-complex="bold"/>
      <style:map style:condition="cell-content()&gt;31" style:apply-style-name="Calc_20_-_20_Green" style:base-cell-address="Rig.D24"/>
      <style:map style:condition="cell-content-is-between(30,31)" style:apply-style-name="Calc_20_-_20_Yellow" style:base-cell-address="Rig.D24"/>
      <style:map style:condition="cell-content-is-between(29,30)" style:apply-style-name="Calc_20_-_20_Orange" style:base-cell-address="Rig.D24"/>
      <style:map style:condition="cell-content()&lt;29" style:apply-style-name="Calc_20_-_20_Red" style:base-cell-address="Rig.D24"/>
    </style:style>
    <style:style style:name="ce50" style:family="table-cell" style:parent-style-name="Default" style:data-style-name="N119">
      <style:text-properties style:font-name="Arial" fo:font-size="9.5pt" fo:language="en" fo:country="US" fo:font-weight="bold" style:font-name-asian="Arial" style:font-size-asian="9.5pt" style:language-asian="en" style:country-asian="US" style:font-weight-asian="bold" style:font-name-complex="Arial" style:font-size-complex="9.5pt" style:language-complex="en" style:country-complex="US" style:font-weight-complex="bold"/>
    </style:style>
    <style:style style:name="ce51" style:family="table-cell" style:parent-style-name="Default" style:data-style-name="N2">
      <style:table-cell-properties fo:background-color="transparent" fo:wrap-option="wrap" fo:border="none"/>
      <style:text-properties style:font-name="Arial" fo:font-size="9.5pt" fo:language="en" fo:country="US" fo:font-weight="bold" style:font-name-asian="Arial" style:font-size-asian="9.5pt" style:language-asian="en" style:country-asian="US" style:font-weight-asian="bold" style:font-name-complex="Arial" style:font-size-complex="9.5pt" style:language-complex="en" style:country-complex="US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style:font-name-asian="Arial" style:font-name-complex="Arial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language="en" fo:country="US" style:language-asian="en" style:country-asian="US" style:language-complex="en" style:country-complex="US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19">
      <style:text-properties fo:language="en" fo:country="US" style:language-asian="en" style:country-asian="US" style:language-complex="en" style:country-complex="US"/>
    </style:style>
    <style:style style:name="ce59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Arial" style:font-name-asian="Arial" style:font-name-complex="Arial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style:font-name-asian="Arial" style:font-name-complex="Arial"/>
    </style:style>
    <style:style style:name="ce61" style:family="table-cell" style:parent-style-name="Default" style:data-style-name="N2">
      <style:text-properties fo:language="en" fo:country="US" style:language-asian="en" style:country-asian="US" style:language-complex="en" style:country-complex="US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/>
    </style:style>
    <style:style style:name="ce65" style:family="table-cell" style:parent-style-name="Default" style:data-style-name="N2">
      <style:table-cell-properties fo:border="none"/>
      <style:text-properties fo:font-weight="normal" style:font-weight-asian="normal" style:font-weight-complex="normal"/>
    </style:style>
    <style:style style:name="ce66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9">
      <style:table-cell-properties fo:background-color="transparent"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end"/>
      <style:text-properties fo:font-weight="normal" style:font-weight-asian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31pt solid #008000" style:text-align-source="fix" style:repeat-content="false" fo:border-left="0.31pt solid #008000" fo:border-right="none" fo:border-top="0.31pt solid #008000"/>
      <style:paragraph-properties fo:text-align="end"/>
    </style:style>
    <style:style style:name="ce71" style:family="table-cell" style:parent-style-name="Default" style:data-style-name="N120"/>
    <style:style style:name="ce72" style:family="table-cell" style:parent-style-name="Default">
      <style:table-cell-properties fo:border-bottom="0.31pt solid #008000" fo:border-left="none" fo:border-right="0.31pt solid #008000" fo:border-top="0.31pt solid #008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4" style:family="table-cell" style:parent-style-name="Default" style:data-style-name="N1">
      <style:table-cell-properties style:text-align-source="fix" style:repeat-content="false" fo:wrap-option="wrap"/>
      <style:paragraph-properties fo:text-align="end" fo:margin-left="0in"/>
    </style:style>
    <style:style style:name="ce75" style:family="table-cell" style:parent-style-name="Default" style:data-style-name="N121"/>
    <style:style style:name="ce76" style:family="table-cell" style:parent-style-name="Default">
      <style:table-cell-properties style:text-align-source="fix" style:repeat-content="false" fo:border="none"/>
      <style:paragraph-properties fo:text-align="end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style:text-align-source="fix" style:repeat-content="false" fo:wrap-option="wrap"/>
      <style:paragraph-properties fo:text-align="en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transparent" fo:border="none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in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90" style:family="table-cell" style:parent-style-name="Default" style:data-style-name="N2">
      <style:table-cell-properties fo:wrap-option="wrap" fo:border="none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transparent" fo:wrap-option="wrap" fo:border="none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92" style:family="table-cell" style:parent-style-name="Default" style:data-style-name="N2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="none"/>
    </style:style>
    <style:style style:name="ce9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6" style:family="table-cell" style:parent-style-name="Default" style:data-style-name="N10">
      <style:table-cell-properties fo:background-color="transparent" fo:border="none"/>
      <style:text-properties fo:font-weight="bold" style:font-weight-asian="bold" style:font-weight-complex="bold"/>
    </style:style>
    <style:style style:name="ce97" style:family="table-cell" style:parent-style-name="Default" style:data-style-name="N1">
      <style:table-cell-properties fo:wrap-option="wrap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98" style:family="table-cell" style:parent-style-name="Default" style:data-style-name="N1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9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00" style:family="table-cell" style:parent-style-name="Default" style:data-style-name="N2">
      <style:table-cell-properties fo:wrap-option="wrap" fo:border="none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01" style:family="table-cell" style:parent-style-name="Default" style:data-style-name="N2">
      <style:table-cell-properties fo:wrap-option="wrap" fo:border="none"/>
    </style:style>
    <style:style style:name="ce10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/>
      <style:text-properties fo:font-weight="normal" style:font-weight-asian="normal" style:font-weight-complex="normal"/>
    </style:style>
    <style:style style:name="ce104" style:family="table-cell" style:parent-style-name="Default" style:data-style-name="N121">
      <style:table-cell-properties fo:wrap-option="wrap"/>
    </style:style>
    <style:style style:name="ce105" style:family="table-cell" style:parent-style-name="Default" style:data-style-name="N10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RoundedBox.D17"/>
      <style:map style:condition="cell-content-is-between(1,2)" style:apply-style-name="Calc_20_-_20_Orange" style:base-cell-address="RoundedBox.D17"/>
      <style:map style:condition="cell-content-is-between(2,3)" style:apply-style-name="Calc_20_-_20_Yellow" style:base-cell-address="RoundedBox.D17"/>
      <style:map style:condition="cell-content()&gt;=3" style:apply-style-name="Calc_20_-_20_Green" style:base-cell-address="RoundedBox.D17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RoundedBox.D18"/>
      <style:map style:condition="cell-content-is-between(1,2)" style:apply-style-name="Calc_20_-_20_Orange" style:base-cell-address="RoundedBox.D18"/>
      <style:map style:condition="cell-content-is-between(2,3)" style:apply-style-name="Calc_20_-_20_Yellow" style:base-cell-address="RoundedBox.D18"/>
      <style:map style:condition="cell-content()&gt;=3" style:apply-style-name="Calc_20_-_20_Green" style:base-cell-address="RoundedBox.D18"/>
    </style:style>
    <style:style style:name="ce108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  <style:text-properties fo:language="de" fo:country="DE" fo:font-weight="normal" style:font-name-asian="Bitstream Vera Sans" style:language-asian="zxx" style:country-asian="none" style:font-weight-asian="normal" style:font-name-complex="Lucidasans" style:language-complex="zxx" style:country-complex="none" style:font-weight-complex="normal"/>
    </style:style>
    <style:style style:name="ce110" style:family="table-cell" style:parent-style-name="Default">
      <style:table-cell-properties fo:border="0.06pt solid #c0c0c0"/>
    </style:style>
    <style:style style:name="ce111" style:family="table-cell" style:parent-style-name="Default">
      <style:table-cell-properties fo:border="0.06pt solid #c0c0c0"/>
      <style:text-properties fo:font-weight="normal" style:font-weight-asian="normal" style:font-weight-complex="normal"/>
    </style:style>
    <style:style style:name="ce112" style:family="table-cell" style:parent-style-name="Default" style:data-style-name="N119">
      <style:table-cell-properties fo:background-color="#e6e6e6" fo:border="0.06pt solid #c0c0c0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="0.06pt solid #c0c0c0"/>
      <style:text-properties fo:font-weight="bold" style:font-weight-asian="bold" style:font-weight-complex="bold"/>
    </style:style>
    <style:style style:name="ce114" style:family="table-cell" style:parent-style-name="Defaul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order="0.06pt solid #c0c0c0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119">
      <style:table-cell-properties fo:border="0.06pt solid #c0c0c0"/>
      <style:text-properties fo:font-weight="normal" style:font-weight-asian="normal" style:font-weight-complex="normal"/>
    </style:style>
    <style:style style:name="ce118" style:family="table-cell" style:parent-style-name="Default" style:data-style-name="N1">
      <style:table-cell-properties fo:background-color="#e6e6e6" fo:border="0.06pt solid #c0c0c0"/>
      <style:text-properties fo:font-weight="normal" style:font-weight-asian="normal" style:font-weight-complex="normal"/>
    </style:style>
    <style:style style:name="ce119" style:family="table-cell" style:parent-style-name="Default" style:data-style-name="N104"/>
    <style:style style:name="ce120" style:family="table-cell" style:parent-style-name="Default" style:data-style-name="N104">
      <style:text-properties fo:font-weight="bold" style:font-weight-asian="bold" style:font-weight-complex="bold"/>
    </style:style>
    <style:style style:name="ce121" style:family="table-cell" style:parent-style-name="Default" style:data-style-name="N104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122" style:family="table-cell" style:parent-style-name="Default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language="de" fo:country="DE" style:font-name-asian="Bitstream Vera Sans" style:language-asian="zxx" style:country-asian="none" style:font-name-complex="Lucidasans" style:language-complex="zxx" style:country-complex="none"/>
    </style:style>
    <style:style style:name="ce124" style:family="table-cell" style:parent-style-name="Default">
      <style:table-cell-properties style:text-align-source="fix" style:repeat-content="false" fo:border="0.06pt solid #c0c0c0"/>
      <style:paragraph-properties fo:text-align="end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10">
      <style:table-cell-properties fo:border="0.06pt solid #c0c0c0"/>
    </style:style>
    <style:style style:name="ce127" style:family="table-cell" style:parent-style-name="Default" style:data-style-name="N120"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2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0" style:family="table-cell" style:parent-style-name="Default" style:data-style-name="N119">
      <style:text-properties fo:font-size="9.5pt" fo:language="en" fo:country="US" style:font-size-asian="9.5pt" style:language-asian="en" style:country-asian="US" style:font-size-complex="9.5pt" style:language-complex="en" style:country-complex="US"/>
    </style:style>
    <style:style style:name="ce131" style:family="table-cell" style:parent-style-name="Default" style:data-style-name="N1">
      <style:text-properties fo:font-size="9.5pt" fo:language="en" fo:country="US" style:font-size-asian="9.5pt" style:language-asian="en" style:country-asian="US" style:font-size-complex="9.5pt" style:language-complex="en" style:country-complex="US"/>
    </style:style>
    <style:style style:name="ce132" style:family="table-cell" style:parent-style-name="Default" style:data-style-name="N1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33" style:family="table-cell" style:parent-style-name="Default" style:data-style-name="N119">
      <style:text-properties style:font-name="Arial" fo:language="en" fo:country="US" style:font-name-asian="Microsoft YaHei" style:language-asian="en" style:country-asian="US" style:font-name-complex="Mangal" style:language-complex="en" style:country-complex="US"/>
    </style:style>
    <style:style style:name="ce1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13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B12"/>
      <style:map style:condition="cell-content-is-between(1,2)" style:apply-style-name="Calc_20_-_20_Orange" style:base-cell-address="Pivot.B12"/>
      <style:map style:condition="cell-content-is-between(2,3)" style:apply-style-name="Calc_20_-_20_Yellow" style:base-cell-address="Pivot.B12"/>
      <style:map style:condition="cell-content()&gt;=3" style:apply-style-name="Calc_20_-_20_Green" style:base-cell-address="Pivot.B12"/>
    </style:style>
    <style:style style:name="ce13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D6"/>
      <style:map style:condition="cell-content-is-between(1,2)" style:apply-style-name="Calc_20_-_20_Orange" style:base-cell-address="Pivot.D6"/>
      <style:map style:condition="cell-content-is-between(2,3)" style:apply-style-name="Calc_20_-_20_Yellow" style:base-cell-address="Pivot.D6"/>
      <style:map style:condition="cell-content()&gt;=3" style:apply-style-name="Calc_20_-_20_Green" style:base-cell-address="Pivot.D6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D12"/>
      <style:map style:condition="cell-content-is-between(1,2)" style:apply-style-name="Calc_20_-_20_Orange" style:base-cell-address="Pivot.D12"/>
      <style:map style:condition="cell-content-is-between(2,3)" style:apply-style-name="Calc_20_-_20_Yellow" style:base-cell-address="Pivot.D12"/>
      <style:map style:condition="cell-content()&gt;=3" style:apply-style-name="Calc_20_-_20_Green" style:base-cell-address="Pivot.D12"/>
    </style:style>
    <style:style style:name="ce140" style:family="table-cell" style:parent-style-name="Default" style:data-style-name="N120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41" style:family="table-cell" style:parent-style-name="Defaul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Mangal1" style:font-name-asian="Mangal1" style:font-name-complex="Mangal1"/>
    </style:style>
  </office:automatic-styles>
  <office:body>
    <office:spreadsheet>
      <table:table table:name="Results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Default"/>
          <table:table-cell table:style-name="ce5" office:value-type="string">
            <text:p>Birdsmouth</text:p>
          </table:table-cell>
          <table:table-cell table:style-name="ce5" office:value-type="string">
            <text:p>Rounded Box</text:p>
          </table:table-cell>
          <table:table-cell table:style-name="ce5" office:value-type="string">
            <text:p>Aluminum</text:p>
          </table:table-cell>
          <table:table-cell table:style-name="ce5" office:value-type="string">
            <text:p>Original Rig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" office:value-type="string">
            <text:p>Righting Safety Factor</text:p>
          </table:table-cell>
          <table:table-cell table:style-name="ce6" table:formula="of:=[Birdsmouth.D29]" office:value-type="float" office:value="1.63128615912191">
            <text:p>1.63</text:p>
          </table:table-cell>
          <table:table-cell table:style-name="ce12" table:formula="of:=[RoundedBox.D17]" office:value-type="float" office:value="1.67556405999882">
            <text:p>1.68</text:p>
          </table:table-cell>
          <table:table-cell table:style-name="ce16" table:formula="of:=[Aluminum.B8]" office:value-type="float" office:value="0.738516209194643">
            <text:p>0.74</text:p>
          </table:table-cell>
          <table:table-cell table:style-name="ce18" table:formula="of:=[OriginalRig.F4]" office:value-type="float" office:value="0.487134319253854">
            <text:p>0.49</text:p>
          </table:table-cell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" office:value-type="string">
            <text:p>Gust Safety Factor</text:p>
          </table:table-cell>
          <table:table-cell table:style-name="ce7" table:formula="of:=[Birdsmouth.D30]" office:value-type="float" office:value="1.22523421631186">
            <text:p>1.23</text:p>
          </table:table-cell>
          <table:table-cell table:style-name="ce13" table:formula="of:=[RoundedBox.D18]" office:value-type="float" office:value="1.12681641647652">
            <text:p>1.13</text:p>
          </table:table-cell>
          <table:table-cell table:style-name="ce17" table:formula="of:=[Aluminum.B9]" office:value-type="float" office:value="0.554688289204431">
            <text:p>0.55</text:p>
          </table:table-cell>
          <table:table-cell table:style-name="ce19" office:value-type="string">
            <text:p>??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3">
          <table:table-cell table:style-name="ce1" office:value-type="string">
            <text:p>Total <text:s/>Weight (lbs)</text:p>
          </table:table-cell>
          <table:table-cell table:style-name="ce8" table:formula="of:=[Birdsmouth.B26]" office:value-type="float" office:value="321.696720321957">
            <text:p>322</text:p>
          </table:table-cell>
          <table:table-cell table:style-name="ce8" table:formula="of:=[RoundedBox.D16]" office:value-type="float" office:value="275.17428016784">
            <text:p>275</text:p>
          </table:table-cell>
          <table:table-cell table:style-name="ce8" table:formula="of:=[Aluminum.D5]" office:value-type="float" office:value="30.5616096836624">
            <text:p>31</text:p>
          </table:table-cell>
          <table:table-cell table:style-name="ce8" table:formula="of:=[OriginalRig.B19]" office:value-type="float" office:value="181.559868107931">
            <text:p>182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2" office:value-type="string">
            <text:p>Windage (<text:span text:style-name="T1">ft²)</text:span></text:p>
          </table:table-cell>
          <table:table-cell table:style-name="ce9" table:formula="of:=[Birdsmouth.D25]" office:value-type="float" office:value="17.3483997240846">
            <text:p>17.3</text:p>
          </table:table-cell>
          <table:table-cell table:style-name="ce14" table:formula="of:=[RoundedBox.D22]" office:value-type="float" office:value="22.9187315954041">
            <text:p>22.9</text:p>
          </table:table-cell>
          <table:table-cell table:style-name="ce14" table:formula="of:=[Aluminum.D7]" office:value-type="float" office:value="19.0169022217368">
            <text:p>19.0</text:p>
          </table:table-cell>
          <table:table-cell table:style-name="ce14" table:formula="of:=[OriginalRig.B20]" office:value-type="float" office:value="25.8385416666667">
            <text:p>25.8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4" table:number-rows-repeated="2">
          <table:table-cell table:style-name="Default" table:number-columns-repeated="18"/>
          <table:table-cell table:number-columns-repeated="1006"/>
        </table:table-row>
        <table:table-row table:style-name="ro5">
          <table:table-cell table:style-name="Default" table:number-columns-repeated="18"/>
          <table:table-cell table:number-columns-repeated="1006"/>
        </table:table-row>
        <table:table-row table:style-name="ro4" table:number-rows-repeated="5">
          <table:table-cell table:style-name="Default" table:number-columns-repeated="18"/>
          <table:table-cell table:number-columns-repeated="1006"/>
        </table:table-row>
        <table:table-row table:style-name="ro6">
          <table:table-cell table:style-name="Default" table:number-columns-repeated="18"/>
          <table:table-cell table:number-columns-repeated="1006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Default" table:number-columns-repeated="18"/>
          <table:table-cell table:number-columns-repeated="1006"/>
        </table:table-row>
        <table:table-row table:style-name="ro4" table:number-rows-repeated="2">
          <table:table-cell table:style-name="Default" table:number-columns-repeated="16"/>
          <table:table-cell table:number-columns-repeated="1008"/>
        </table:table-row>
        <table:table-row table:style-name="ro4" table:number-rows-repeated="3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/>
          <table:table-cell/>
          <table:table-cell table:style-name="ce15" table:number-columns-repeated="5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 table:number-rows-repeated="3">
          <table:table-cell table:style-name="Default"/>
          <table:table-cell table:style-name="ce11"/>
          <table:table-cell table:style-name="Default" table:number-columns-repeated="12"/>
          <table:table-cell table:number-columns-repeated="1010"/>
        </table:table-row>
        <table:table-row table:style-name="ro4">
          <table:table-cell table:style-name="Default"/>
          <table:table-cell table:style-name="ce11"/>
          <table:table-cell table:style-name="Default" table:number-columns-repeated="8"/>
          <table:table-cell table:style-name="ce22"/>
          <table:table-cell table:style-name="Default"/>
          <table:table-cell table:number-columns-repeated="1012"/>
        </table:table-row>
        <table:table-row table:style-name="ro4">
          <table:table-cell table:style-name="Default"/>
          <table:table-cell table:style-name="ce11"/>
          <table:table-cell table:style-name="Default" table:number-columns-repeated="4"/>
          <table:table-cell table:style-name="ce21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11"/>
          <table:table-cell table:number-columns-repeated="1010"/>
        </table:table-row>
        <table:table-row table:style-name="ro4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 table:number-columns-repeated="10"/>
          <table:table-cell table:style-name="ce20"/>
          <table:table-cell table:number-columns-repeated="1013"/>
        </table:table-row>
        <table:table-row table:style-name="ro6">
          <table:table-cell table:style-name="ce4"/>
          <table:table-cell table:style-name="ce11"/>
          <table:table-cell table:style-name="Default" table:number-columns-repeated="8"/>
          <table:table-cell table:style-name="ce20"/>
          <table:table-cell table:number-columns-repeated="1013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table:number-columns-repeated="1024"/>
        </table:table-row>
        <table:table-row table:style-name="ro4" table:number-rows-repeated="6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table:number-columns-repeated="11"/>
          <table:table-cell table:number-columns-repeated="1013"/>
        </table:table-row>
        <table:table-row table:style-name="ro4" table:number-rows-repeated="7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2"/>
          <table:table-cell table:style-name="ce4" table:number-columns-spanned="2" table:number-rows-spanned="1"/>
          <table:covered-table-cell table:style-name="Default"/>
          <table:table-cell table:style-name="ce20"/>
          <table:table-cell table:number-columns-repeated="1019"/>
        </table:table-row>
        <table:table-row table:style-name="ro4" table:number-rows-repeated="104851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Results.B2:Results.B2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C2:Results.C2">
            <calcext:condition calcext:apply-style-name="Calc - Red" calcext:value="between(0.5,1)" calcext:base-cell-address="Results.C2"/>
            <calcext:condition calcext:apply-style-name="Calc - Orange" calcext:value="between(1,1.5)" calcext:base-cell-address="Results.C2"/>
            <calcext:condition calcext:apply-style-name="Calc - Yellow" calcext:value="between(1.5,2)" calcext:base-cell-address="Results.C2"/>
            <calcext:condition calcext:apply-style-name="Calc - Green" calcext:value="&gt;=2" calcext:base-cell-address="Results.C2"/>
            <calcext:condition calcext:apply-style-name="Calc - Purple" calcext:value="&lt;0.5" calcext:base-cell-address="Results.C2"/>
          </calcext:conditional-format>
          <calcext:conditional-format calcext:target-range-address="Results.D2:Results.D2">
            <calcext:condition calcext:apply-style-name="Calc - Red" calcext:value="between(0.5,1)" calcext:base-cell-address="Results.D2"/>
            <calcext:condition calcext:apply-style-name="Calc - Orange" calcext:value="between(1,1.5)" calcext:base-cell-address="Results.D2"/>
            <calcext:condition calcext:apply-style-name="Calc - Yellow" calcext:value="between(1.5,2)" calcext:base-cell-address="Results.D2"/>
            <calcext:condition calcext:apply-style-name="Calc - Green" calcext:value="&gt;=2" calcext:base-cell-address="Results.D2"/>
            <calcext:condition calcext:apply-style-name="Calc - Purple" calcext:value="&lt;0.5" calcext:base-cell-address="Results.D2"/>
          </calcext:conditional-format>
          <calcext:conditional-format calcext:target-range-address="Results.E2:Results.E2">
            <calcext:condition calcext:apply-style-name="Calc - Red" calcext:value="between(0.5,1)" calcext:base-cell-address="Results.E2"/>
            <calcext:condition calcext:apply-style-name="Calc - Orange" calcext:value="between(1,1.5)" calcext:base-cell-address="Results.E2"/>
            <calcext:condition calcext:apply-style-name="Calc - Yellow" calcext:value="between(1.5,2)" calcext:base-cell-address="Results.E2"/>
            <calcext:condition calcext:apply-style-name="Calc - Green" calcext:value="&gt;=2" calcext:base-cell-address="Results.E2"/>
            <calcext:condition calcext:apply-style-name="Calc - Purple" calcext:value="&lt;0.5" calcext:base-cell-address="Results.E2"/>
          </calcext:conditional-format>
          <calcext:conditional-format calcext:target-range-address="Results.B3:Results.B3">
            <calcext:condition calcext:apply-style-name="Calc - Red" calcext:value="between(0.5,1)" calcext:base-cell-address="Results.B3"/>
            <calcext:condition calcext:apply-style-name="Calc - Orange" calcext:value="between(1,1.5)" calcext:base-cell-address="Results.B3"/>
            <calcext:condition calcext:apply-style-name="Calc - Yellow" calcext:value="between(1.5,2)" calcext:base-cell-address="Results.B3"/>
            <calcext:condition calcext:apply-style-name="Calc - Green" calcext:value="&gt;=2" calcext:base-cell-address="Results.B3"/>
            <calcext:condition calcext:apply-style-name="Calc - Purple" calcext:value="&lt;0.5" calcext:base-cell-address="Results.B3"/>
          </calcext:conditional-format>
          <calcext:conditional-format calcext:target-range-address="Results.C3:Results.C3">
            <calcext:condition calcext:apply-style-name="Calc - Red" calcext:value="between(0.5,1)" calcext:base-cell-address="Results.C3"/>
            <calcext:condition calcext:apply-style-name="Calc - Orange" calcext:value="between(1,1.5)" calcext:base-cell-address="Results.C3"/>
            <calcext:condition calcext:apply-style-name="Calc - Yellow" calcext:value="between(1.5,2)" calcext:base-cell-address="Results.C3"/>
            <calcext:condition calcext:apply-style-name="Calc - Green" calcext:value="&gt;=2" calcext:base-cell-address="Results.C3"/>
            <calcext:condition calcext:apply-style-name="Calc - Purple" calcext:value="&lt;0.5" calcext:base-cell-address="Results.C3"/>
          </calcext:conditional-format>
          <calcext:conditional-format calcext:target-range-address="Results.D3:Results.D3">
            <calcext:condition calcext:apply-style-name="Calc - Red" calcext:value="between(0.5,1)" calcext:base-cell-address="Results.D3"/>
            <calcext:condition calcext:apply-style-name="Calc - Orange" calcext:value="between(1,1.5)" calcext:base-cell-address="Results.D3"/>
            <calcext:condition calcext:apply-style-name="Calc - Yellow" calcext:value="between(1.5,2)" calcext:base-cell-address="Results.D3"/>
            <calcext:condition calcext:apply-style-name="Calc - Green" calcext:value="&gt;=2" calcext:base-cell-address="Results.D3"/>
            <calcext:condition calcext:apply-style-name="Calc - Purple" calcext:value="&lt;0.5" calcext:base-cell-address="Results.D3"/>
          </calcext:conditional-format>
          <calcext:conditional-format calcext:target-range-address="Results.E3:Results.E3">
            <calcext:condition calcext:apply-style-name="Calc - Red" calcext:value="between(0.5,1)" calcext:base-cell-address="Results.E3"/>
            <calcext:condition calcext:apply-style-name="Calc - Orange" calcext:value="between(1,1.5)" calcext:base-cell-address="Results.E3"/>
            <calcext:condition calcext:apply-style-name="Calc - Yellow" calcext:value="between(1.5,2)" calcext:base-cell-address="Results.E3"/>
            <calcext:condition calcext:apply-style-name="Calc - Green" calcext:value="&gt;=2" calcext:base-cell-address="Results.E3"/>
            <calcext:condition calcext:apply-style-name="Calc - Purple" calcext:value="&lt;0.5" calcext:base-cell-address="Results.E3"/>
          </calcext:conditional-format>
        </calcext:conditional-formats>
      </table:table>
      <table:table table:name="Rig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9">
          <table:table-cell table:style-name="ce23" office:value-type="string" table:number-columns-spanned="2" table:number-rows-spanned="1">
            <text:p>Sail</text:p>
          </table:table-cell>
          <table:covered-table-cell/>
          <table:table-cell table:style-name="ce37" office:value-type="string" table:number-columns-spanned="2" table:number-rows-spanned="1">
            <text:p>Mast</text:p>
          </table:table-cell>
          <table:covered-table-cell table:style-name="ce1"/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Parallelogram Luff (ft)</text:p>
          </table:table-cell>
          <table:table-cell table:formula="of:=14" office:value-type="float" office:value="14">
            <text:p>14</text:p>
          </table:table-cell>
          <table:table-cell table:style-name="ce24" office:value-type="string">
            <text:p>Mast Tip To Batten Length Ratio</text:p>
          </table:table-cell>
          <table:table-cell table:style-name="ce42" office:value-type="percentage" office:value="0.15">
            <text:p>15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Batten Length (ft)</text:p>
          </table:table-cell>
          <table:table-cell table:style-name="ce27" table:formula="of:=20" office:value-type="float" office:value="20">
            <text:p>20.0</text:p>
          </table:table-cell>
          <table:table-cell table:style-name="ce24" office:value-type="string">
            <text:p>Horizontal Sling/Mast Offset Ratio (ft)</text:p>
          </table:table-cell>
          <table:table-cell table:style-name="ce42" office:value-type="percentage" office:value="0.05">
            <text:p>5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Parallelogram Panels</text:p>
          </table:table-cell>
          <table:table-cell office:value-type="float" office:value="4">
            <text:p>4</text:p>
          </table:table-cell>
          <table:table-cell office:value-type="string">
            <text:p>Sling Point Above Tack (ft)</text:p>
          </table:table-cell>
          <table:table-cell table:style-name="ce30" table:formula="of:=[.B17]+[.B18]/2" office:value-type="float" office:value="25.1969262078591">
            <text:p>25.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nel Luff (ft)</text:p>
          </table:table-cell>
          <table:table-cell table:style-name="ce28" table:formula="of:=[.B2]/[.B4]" office:value-type="float" office:value="3.5">
            <text:p>3.5</text:p>
          </table:table-cell>
          <table:table-cell office:value-type="string">
            <text:p>Mast Height Above Sling Point (ft)</text:p>
          </table:table-cell>
          <table:table-cell table:style-name="ce30" table:formula="of:=[.B3]*SQRT([.D2]^2 - [.D3]^2)" office:value-type="float" office:value="2.82842712474619">
            <text:p>2.8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nel Width Ratio</text:p>
          </table:table-cell>
          <table:table-cell table:style-name="ce29" table:formula="of:=([.B2]/[.B4])/[.B3]" office:value-type="float" office:value="0.175">
            <text:p>0.18</text:p>
          </table:table-cell>
          <table:table-cell office:value-type="string">
            <text:p>Mast Height Above Tack (ft)</text:p>
          </table:table-cell>
          <table:table-cell table:style-name="ce30" table:formula="of:=[.D4]+[.D5]" office:value-type="float" office:value="28.0253533326053">
            <text:p>28.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rallelogram Width (ft)</text:p>
          </table:table-cell>
          <table:table-cell table:style-name="ce28" table:formula="of:=2*[SailCalculations.B6]/[.B5]" office:value-type="float" office:value="19.7905130333311">
            <text:p>19.8</text:p>
          </table:table-cell>
          <table:table-cell office:value-type="string">
            <text:p>Tack To Mast Centerline (ft)</text:p>
          </table:table-cell>
          <table:table-cell table:style-name="ce30" table:formula="of:=[.B19]/2 - [.B3]*[.D3]" office:value-type="float" office:value="2.42020143325669">
            <text:p>2.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ck Angle <text:span text:style-name="T1">(°)</text:span></text:p>
          </table:table-cell>
          <table:table-cell table:style-name="ce30" table:formula="of:=90 - ASIN([.B7]/[.B3]) * 180 / PI()" office:value-type="float" office:value="8.30005453560497">
            <text:p>8.3</text:p>
          </table:table-cell>
          <table:table-cell office:value-type="string">
            <text:p>Fore/Aft Sail Balance</text:p>
          </table:table-cell>
          <table:table-cell table:style-name="ce43" table:formula="of:=[.D7]/[.B7]" office:value-type="percentage" office:value="0.12229099009109">
            <text:p>12.2%</text:p>
          </table:table-cell>
          <table:table-cell table:style-name="Default"/>
          <table:table-cell table:number-columns-repeated="4"/>
        </table:table-row>
        <table:table-row table:style-name="ro10">
          <table:table-cell table:style-name="ce1" office:value-type="string">
            <text:p>Clew Rise (ft)</text:p>
          </table:table-cell>
          <table:table-cell table:style-name="ce27" table:formula="of:=[.B3]*SIN((PI()/180)*[.B8])" office:value-type="float" office:value="2.88714285714299">
            <text:p>2.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1">
          <table:table-cell table:style-name="ce1"/>
          <table:table-cell table:style-name="ce28"/>
          <table:table-cell table:style-name="ce24" office:value-type="string">
            <text:p>Partners to Tack (ft)</text:p>
          </table:table-cell>
          <table:table-cell office:value-type="float" office:value="0.5">
            <text:p>0.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Yard Angle (°)</text:p>
          </table:table-cell>
          <table:table-cell office:value-type="float" office:value="70">
            <text:p>70</text:p>
          </table:table-cell>
          <table:table-cell table:style-name="ce38" office:value-type="string">
            <text:p>Partners To Foot (ft)</text:p>
          </table:table-cell>
          <table:table-cell table:style-name="ce44" table:formula="of:=40/12" office:value-type="float" office:value="3.33333333333333">
            <text:p>3.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Head Panels</text:p>
          </table:table-cell>
          <table:table-cell office:value-type="float" office:value="3">
            <text:p>3</text:p>
          </table:table-cell>
          <table:table-cell table:style-name="ce38" office:value-type="string">
            <text:p>Partners (ft)</text:p>
          </table:table-cell>
          <table:table-cell table:style-name="ce45"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Head Panel Luff (in)</text:p>
          </table:table-cell>
          <table:table-cell table:style-name="ce31" table:formula="of:=ROUND((9/25)*[.B3]; 1)" office:value-type="float" office:value="7.2">
            <text:p>7</text:p>
          </table:table-cell>
          <table:table-cell table:style-name="ce24" office:value-type="string">
            <text:p>Pivot To Foot (ft)</text:p>
          </table:table-cell>
          <table:table-cell table:style-name="ce27" table:formula="of:=36.5/12" office:value-type="float" office:value="3.04166666666667">
            <text:p>3.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Head Panel Luff (ft)</text:p>
          </table:table-cell>
          <table:table-cell table:style-name="ce32" table:formula="of:=[.B13]/12" office:value-type="float" office:value="0.6">
            <text:p>0.60</text:p>
          </table:table-cell>
          <table:table-cell table:style-name="ce24" office:value-type="string">
            <text:p>Foot To CM (ft)</text:p>
          </table:table-cell>
          <table:table-cell table:style-name="ce34" table:formula="of:=40/12" office:value-type="float" office:value="3.33333333333333">
            <text:p>3.3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24" office:value-type="string">
            <text:p>Partners To Keel (ft)</text:p>
          </table:table-cell>
          <table:table-cell table:style-name="ce46" table:formula="of:=97/12" office:value-type="float" office:value="8.08333333333333">
            <text:p>8.1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5" office:value-type="string">
            <text:p>Total Leech Length (ft)</text:p>
          </table:table-cell>
          <table:table-cell table:style-name="ce30" table:formula="of:=[.B2]+SUM([SailCalculations.B28:.G28])" office:value-type="float" office:value="36.7882917751279">
            <text:p>36.8</text:p>
          </table:table-cell>
          <table:table-cell table:style-name="ce24" office:value-type="string">
            <text:p>Partners to Waterline (ft)</text:p>
          </table:table-cell>
          <table:table-cell table:formula="of:=7" office:value-type="float" office:value="7">
            <text:p>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otal Luff Length (ft)</text:p>
          </table:table-cell>
          <table:table-cell table:style-name="ce30" table:formula="of:=[.B2]+[.B14]*[.B12]" office:value-type="float" office:value="15.8">
            <text:p>15.8</text:p>
          </table:table-cell>
          <table:table-cell table:style-name="ce26" office:value-type="string">
            <text:p>Above Partners (ft)</text:p>
          </table:table-cell>
          <table:table-cell table:style-name="ce47" table:formula="of:=[.D6]+[.D10]" office:value-type="float" office:value="28.5253533326053">
            <text:p>28.5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Yard Vertical Span (ft)</text:p>
          </table:table-cell>
          <table:table-cell table:style-name="ce33" table:formula="of:=SIN((PI()/180)*[.B11])*[.B3]" office:value-type="float" office:value="18.7938524157182">
            <text:p>18.8</text:p>
          </table:table-cell>
          <table:table-cell table:style-name="ce4" office:value-type="string">
            <text:p>Above Partners (m)</text:p>
          </table:table-cell>
          <table:table-cell table:style-name="ce30" table:formula="of:=[.D17]*0.3048" office:value-type="float" office:value="8.69452769577809">
            <text:p>8.7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Yard Horizontal Span (ft)</text:p>
          </table:table-cell>
          <table:table-cell table:style-name="ce34" table:formula="of:=COS((PI()/180)*[.B11])*[.B3]" office:value-type="float" office:value="6.84040286651338">
            <text:p>6.8</text:p>
          </table:table-cell>
          <table:table-cell table:style-name="ce4" office:value-type="string">
            <text:p>Total Length (ft)</text:p>
          </table:table-cell>
          <table:table-cell table:style-name="ce30" table:formula="of:=[.D17]+[.D11]+[.D12]" office:value-type="float" office:value="31.8586866659386">
            <text:p>31.9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4" office:value-type="string">
            <text:p>Bury</text:p>
          </table:table-cell>
          <table:table-cell table:style-name="ce43" table:formula="of:=[Rig.D11]/[Rig.D17]" office:value-type="percentage" office:value="0.116855111117002">
            <text:p>11.7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eak Height Above Tack (ft)</text:p>
          </table:table-cell>
          <table:table-cell table:style-name="ce28" table:formula="of:=[.B17]+[.B18]" office:value-type="float" office:value="34.5938524157182">
            <text:p>34.6</text:p>
          </table:table-cell>
          <table:table-cell table:style-name="ce39" office:value-type="string">
            <text:p>Partners To CM (ft)</text:p>
          </table:table-cell>
          <table:table-cell table:style-name="ce30" table:formula="of:=[.D11]+[.D14]" office:value-type="float" office:value="6.66666666666667">
            <text:p>6.7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Sail Aspect Ratio</text:p>
          </table:table-cell>
          <table:table-cell table:style-name="ce29" table:formula="of:=[.B21]/[.B7]" office:value-type="float" office:value="1.74800180053217">
            <text:p>1.75</text:p>
          </table:table-cell>
          <table:table-cell office:value-type="string">
            <text:p>Clew to Waterline (ft)</text:p>
          </table:table-cell>
          <table:table-cell table:style-name="ce48" table:formula="of:=[.B9]+[.D16]+[.D10]" office:value-type="float" office:value="10.387142857143">
            <text:p>10.4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6" office:value-type="string">
            <text:p>Total Sail Area (ft²)</text:p>
          </table:table-cell>
          <table:table-cell table:style-name="ce35" table:formula="of:=[SailCalculations.B34]" office:value-type="float" office:value="514.147414419519">
            <text:p>514.1</text:p>
          </table:table-cell>
          <table:table-cell office:value-type="string">
            <text:p>Max Roll Angle When Running <text:span text:style-name="T1">(°)</text:span></text:p>
          </table:table-cell>
          <table:table-cell table:style-name="ce49" table:formula="of:=ATAN(([.D22])/([.B7]-[.D7]))*180/PI()" office:value-type="float" office:value="30.8786863302271">
            <text:p>30.9</text:p>
          </table:table-cell>
          <table:table-cell table:number-columns-repeated="5"/>
        </table:table-row>
        <table:table-row table:style-name="ro3">
          <table:table-cell table:style-name="ce1" office:value-type="string">
            <text:p>Total Sail Area (m²)</text:p>
          </table:table-cell>
          <table:table-cell table:style-name="ce30" table:formula="of:=[.B24]*0.092903" office:value-type="float" office:value="47.7658372418166">
            <text:p>47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>
            <text:p>Sail Area / Displacement</text:p>
          </table:table-cell>
          <table:table-cell table:style-name="ce36" table:formula="of:=[.B24]/([Boat.B2]^0.66667)" office:value-type="float" office:value="19.5078031842953">
            <text:p>19.5</text:p>
          </table:table-cell>
          <table:table-cell table:style-name="ce40" office:value-type="string">
            <text:p>Fake SA for SA/D 14 (m²)</text:p>
          </table:table-cell>
          <table:table-cell table:style-name="ce50" table:formula="of:=IF([Rig.B26]&gt;14; 14 * [Boat.B2]^(2/3); [Rig.B24])*0.3048*0.3048" office:value-type="float" office:value="34.2791581328153">
            <text:p>34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>
            <text:p><text:s/>Kverneland Partners Diameter (in)</text:p>
          </table:table-cell>
          <table:table-cell table:style-name="ce51" table:formula="of:=([.D18] + 2*SQRT([.D26])) / 0.85 /  2.54" office:value-type="float" office:value="9.45076833782435">
            <text:p>9.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4" office:value-type="string">
            <text:p>Masthead Diameter Ratio</text:p>
          </table:table-cell>
          <table:table-cell table:style-name="ce52" table:formula="of:=0.41" office:value-type="float" office:value="0.41">
            <text:p>0.41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>
            <text:p>Masthead Diameter (in)</text:p>
          </table:table-cell>
          <table:table-cell table:style-name="ce29" table:formula="of:=[.D28]*[.D27]" office:value-type="float" office:value="3.87481501850798">
            <text:p>3.87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3" table:number-rows-repeated="1048545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Rig.D24:Rig.D24">
            <calcext:condition calcext:apply-style-name="Calc - Green" calcext:value="&gt;31" calcext:base-cell-address="Rig.D24"/>
            <calcext:condition calcext:apply-style-name="Calc - Yellow" calcext:value="between(30,31)" calcext:base-cell-address="Rig.D24"/>
            <calcext:condition calcext:apply-style-name="Calc - Orange" calcext:value="between(29,30)" calcext:base-cell-address="Rig.D24"/>
            <calcext:condition calcext:apply-style-name="Calc - Red" calcext:value="&lt;29" calcext:base-cell-address="Rig.D24"/>
          </calcext:conditional-format>
        </calcext:conditional-formats>
      </table:table>
      <table:table table:name="SailCalculations" table:style-name="ta1"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3">
          <table:table-cell table:style-name="ce53" office:value-type="string" table:number-columns-spanned="2" table:number-rows-spanned="1">
            <text:p>Tack Angle Calculation</text:p>
          </table:table-cell>
          <table:covered-table-cell/>
          <table:table-cell table:number-columns-repeated="9"/>
        </table:table-row>
        <table:table-row table:style-name="ro3">
          <table:table-cell table:style-name="ce1" office:value-type="string">
            <text:p>Tack Triangle Base (ft)</text:p>
          </table:table-cell>
          <table:table-cell table:formula="of:=[Rig.B5]" office:value-type="float" office:value="3.5">
            <text:p>3.5</text:p>
          </table:table-cell>
          <table:table-cell table:number-columns-repeated="9"/>
        </table:table-row>
        <table:table-row table:style-name="ro3">
          <table:table-cell table:style-name="ce1" office:value-type="string">
            <text:p>Tack Triangle Side A</text:p>
          </table:table-cell>
          <table:table-cell table:style-name="ce27" table:formula="of:=[Rig.B3]" office:value-type="float" office:value="20">
            <text:p>20.0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Side B</text:p>
          </table:table-cell>
          <table:table-cell table:style-name="ce27" table:formula="of:=[Rig.B3]*0.99" office:value-type="float" office:value="19.8">
            <text:p>19.8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Semiperimeter (ft)</text:p>
          </table:table-cell>
          <table:table-cell table:style-name="ce27" table:formula="of:=(SUM([.B2:.B4]))/2" office:value-type="float" office:value="21.65">
            <text:p>21.7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Area (ft²)</text:p>
          </table:table-cell>
          <table:table-cell table:style-name="ce27" table:formula="of:=SQRT([.B5]*([.B5]-[.B2])*([.B5]-[.B3])*([.B5]-[.B4]))" office:value-type="float" office:value="34.6333978083294">
            <text:p>34.6</text:p>
          </table:table-cell>
          <table:table-cell table:style-name="ce27"/>
          <table:table-cell table:number-columns-repeated="8"/>
        </table:table-row>
        <table:table-row table:style-name="ro1">
          <table:table-cell table:style-name="ce1" office:value-type="string">
            <text:p>Head Panel Angle <text:span text:style-name="T1">(°)</text:span></text:p>
          </table:table-cell>
          <table:table-cell table:style-name="ce28" table:formula="of:=([Rig.B11]-[Rig.B8])/[Rig.B12]" office:value-type="float" office:value="20.5666484881317">
            <text:p>20.6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27"/>
          <table:table-cell table:number-columns-repeated="8"/>
        </table:table-row>
        <table:table-row table:style-name="ro3">
          <table:table-cell table:style-name="ce24" office:value-type="string">
            <text:p>Parallelogram Panels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table:number-columns-spanned="2" table:number-rows-spanned="1">
            <text:p>5</text:p>
          </table:table-cell>
          <table:covered-table-cell/>
        </table:table-row>
        <table:table-row table:style-name="ro3">
          <table:table-cell table:style-name="ce54" office:value-type="string">
            <text:p>Vertices (ft from tack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B$9]-1)" office:value-type="float" office:value="0">
            <text:p>0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D$9]-1)" office:value-type="float" office:value="3.5">
            <text:p>3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F$9]-1)" office:value-type="float" office:value="7">
            <text:p>7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H$9]-1)" office:value-type="float" office:value="10.5">
            <text:p>10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J$9]-1)" office:value-type="float" office:value="14">
            <text:p>14.00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B$9])" office:value-type="float" office:value="3.5">
            <text:p>3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D$9])" office:value-type="float" office:value="7">
            <text:p>7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F$9])" office:value-type="float" office:value="10.5">
            <text:p>10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H$9])" office:value-type="float" office:value="14">
            <text:p>14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J$9])" office:value-type="float" office:value="17.5">
            <text:p>17.50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C12]+[Rig.$B$9]" office:value-type="float" office:value="6.38714285714299">
            <text:p>6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E12]+[Rig.$B$9]" office:value-type="float" office:value="9.88714285714299">
            <text:p>9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G12]+[Rig.$B$9]" office:value-type="float" office:value="13.387142857143">
            <text:p>13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I12]+[Rig.$B$9]" office:value-type="float" office:value="16.887142857143">
            <text:p>16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K12]+[Rig.$B$9]" office:value-type="float" office:value="20.387142857143">
            <text:p>20.39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C11]+[Rig.$B$9]" office:value-type="float" office:value="2.88714285714299">
            <text:p>2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E11]+[Rig.$B$9]" office:value-type="float" office:value="6.38714285714299">
            <text:p>6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G11]+[Rig.$B$9]" office:value-type="float" office:value="9.88714285714299">
            <text:p>9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I11]+[Rig.$B$9]" office:value-type="float" office:value="13.387142857143">
            <text:p>13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K11]+[Rig.$B$9]" office:value-type="float" office:value="16.887142857143">
            <text:p>16.89</text:p>
          </table:table-cell>
        </table:table-row>
        <table:table-row table:style-name="ro3">
          <table:table-cell table:style-name="ce55" office:value-type="string">
            <text:p>Panel Area (ft²)</text:p>
          </table:table-cell>
          <table:table-cell table:style-name="ce58" table:formula="of:=IF([.B9]&lt;=[Rig.$B$4]; 0.5*(([.B11]*[.C12]-[.B12]*[.C11])+([.B12]*[.C13]-[.B13]*[.C12])+([.B13]*[.C14]-[.B14]*[.C13])+([.B14]*[.C11]-[.B11]*[.C14])); 0)" office:value-type="float" office:value="69.2667956166589">
            <text:p>69.3</text:p>
          </table:table-cell>
          <table:table-cell table:style-name="ce58"/>
          <table:table-cell table:style-name="ce58" table:formula="of:=IF([.D9]&lt;=[Rig.$B$4]; 0.5*(([.D11]*[.E12]-[.D12]*[.E11])+([.D12]*[.E13]-[.D13]*[.E12])+([.D13]*[.E14]-[.D14]*[.E13])+([.D14]*[.E11]-[.D11]*[.E14])); 0)" office:value-type="float" office:value="69.2667956166589">
            <text:p>69.3</text:p>
          </table:table-cell>
          <table:table-cell table:style-name="ce58"/>
          <table:table-cell table:style-name="ce58" table:formula="of:=IF([.F9]&lt;=[Rig.$B$4]; 0.5*(([.F11]*[.G12]-[.F12]*[.G11])+([.F12]*[.G13]-[.F13]*[.G12])+([.F13]*[.G14]-[.F14]*[.G13])+([.F14]*[.G11]-[.F11]*[.G14])); 0)" office:value-type="float" office:value="69.2667956166589">
            <text:p>69.3</text:p>
          </table:table-cell>
          <table:table-cell table:style-name="ce58"/>
          <table:table-cell table:style-name="ce58" table:formula="of:=IF([.H9]&lt;=[Rig.$B$4]; 0.5*(([.H11]*[.I12]-[.H12]*[.I11])+([.H12]*[.I13]-[.H13]*[.I12])+([.H13]*[.I14]-[.H14]*[.I13])+([.H14]*[.I11]-[.H11]*[.I14])); 0)" office:value-type="float" office:value="69.2667956166589">
            <text:p>69.3</text:p>
          </table:table-cell>
          <table:table-cell table:style-name="ce58"/>
          <table:table-cell table:style-name="ce58" table:formula="of:=IF([.J9]&lt;=[Rig.$B$4]; 0.5*(([.J11]*[.K12]-[.J12]*[.K11])+([.J12]*[.K13]-[.J13]*[.K12])+([.J13]*[.K14]-[.J14]*[.K13])+([.J14]*[.K11]-[.J11]*[.K14])); 0)" office:value-type="float" office:value="0">
            <text:p>0.0</text:p>
          </table:table-cell>
          <table:table-cell table:style-name="ce58"/>
        </table:table-row>
        <table:table-row table:style-name="ro1">
          <table:table-cell table:style-name="ce1" office:value-type="string">
            <text:p><text:span text:style-name="T1">Panel </text:span>Centroid (ft)</text:p>
          </table:table-cell>
          <table:table-cell table:style-name="ce34" table:formula="of:=IF([.B15]&gt; 0; (([.B11]+[.B12])*([.B11]*[.C12]-[.B12]*[.C11])+([.B12]+[.B13])*([.B12]*[.C13]-[.B13]*[.C12])+([.B13]+[.B14])*([.B13]*[.C14]-[.B14]*[.C13])+([.B14]+[.B11])*([.B14]*[.C11]-[.B11]*[.C14]))/(6*[.B15]); 0)" office:value-type="float" office:value="-9.89525651666555">
            <text:p>-9.9</text:p>
          </table:table-cell>
          <table:table-cell table:style-name="ce58" table:formula="of:=IF([.B15] &gt; 0; (([.C11]+[.C12])*([.B11]*[.C12]-[.B12]*[.C11])+([.C12]+[.C13])*([.B12]*[.C13]-[.B13]*[.C12])+([.C13]+[.C14])*([.B13]*[.C14]-[.B14]*[.C13])+([.C14]+[.C11])*([.B14]*[.C11]-[.B11]*[.C14]))/(6*[.B15]); 0)" office:value-type="float" office:value="3.19357142857149">
            <text:p>3.2</text:p>
          </table:table-cell>
          <table:table-cell table:style-name="ce34" table:formula="of:=IF([.D15]&gt; 0; (([.D11]+[.D12])*([.D11]*[.E12]-[.D12]*[.E11])+([.D12]+[.D13])*([.D12]*[.E13]-[.D13]*[.E12])+([.D13]+[.D14])*([.D13]*[.E14]-[.D14]*[.E13])+([.D14]+[.D11])*([.D14]*[.E11]-[.D11]*[.E14]))/(6*[.D15]); 0)" office:value-type="float" office:value="-9.89525651666555">
            <text:p>-9.9</text:p>
          </table:table-cell>
          <table:table-cell table:style-name="ce58" table:formula="of:=IF([.D15] &gt; 0; (([.E11]+[.E12])*([.D11]*[.E12]-[.D12]*[.E11])+([.E12]+[.E13])*([.D12]*[.E13]-[.D13]*[.E12])+([.E13]+[.E14])*([.D13]*[.E14]-[.D14]*[.E13])+([.E14]+[.E11])*([.D14]*[.E11]-[.D11]*[.E14]))/(6*[.D15]); 0)" office:value-type="float" office:value="6.69357142857149">
            <text:p>6.7</text:p>
          </table:table-cell>
          <table:table-cell table:style-name="ce34" table:formula="of:=IF([.F15]&gt; 0; (([.F11]+[.F12])*([.F11]*[.G12]-[.F12]*[.G11])+([.F12]+[.F13])*([.F12]*[.G13]-[.F13]*[.G12])+([.F13]+[.F14])*([.F13]*[.G14]-[.F14]*[.G13])+([.F14]+[.F11])*([.F14]*[.G11]-[.F11]*[.G14]))/(6*[.F15]); 0)" office:value-type="float" office:value="-9.89525651666555">
            <text:p>-9.9</text:p>
          </table:table-cell>
          <table:table-cell table:style-name="ce58" table:formula="of:=IF([.F15] &gt; 0; (([.G11]+[.G12])*([.F11]*[.G12]-[.F12]*[.G11])+([.G12]+[.G13])*([.F12]*[.G13]-[.F13]*[.G12])+([.G13]+[.G14])*([.F13]*[.G14]-[.F14]*[.G13])+([.G14]+[.G11])*([.F14]*[.G11]-[.F11]*[.G14]))/(6*[.F15]); 0)" office:value-type="float" office:value="10.1935714285715">
            <text:p>10.2</text:p>
          </table:table-cell>
          <table:table-cell table:style-name="ce34" table:formula="of:=IF([.H15]&gt; 0; (([.H11]+[.H12])*([.H11]*[.I12]-[.H12]*[.I11])+([.H12]+[.H13])*([.H12]*[.I13]-[.H13]*[.I12])+([.H13]+[.H14])*([.H13]*[.I14]-[.H14]*[.I13])+([.H14]+[.H11])*([.H14]*[.I11]-[.H11]*[.I14]))/(6*[.H15]); 0)" office:value-type="float" office:value="-9.89525651666555">
            <text:p>-9.9</text:p>
          </table:table-cell>
          <table:table-cell table:style-name="ce58" table:formula="of:=IF([.H15] &gt; 0; (([.I11]+[.I12])*([.H11]*[.I12]-[.H12]*[.I11])+([.I12]+[.I13])*([.H12]*[.I13]-[.H13]*[.I12])+([.I13]+[.I14])*([.H13]*[.I14]-[.H14]*[.I13])+([.I14]+[.I11])*([.H14]*[.I11]-[.H11]*[.I14]))/(6*[.H15]); 0)" office:value-type="float" office:value="13.6935714285715">
            <text:p>13.7</text:p>
          </table:table-cell>
          <table:table-cell table:style-name="ce34" table:formula="of:=IF([.J15]&gt; 0; (([.J11]+[.J12])*([.J11]*[.K12]-[.J12]*[.K11])+([.J12]+[.J13])*([.J12]*[.K13]-[.J13]*[.K12])+([.J13]+[.J14])*([.J13]*[.K14]-[.J14]*[.K13])+([.J14]+[.J11])*([.J14]*[.K11]-[.J11]*[.K14]))/(6*[.J15]); 0)" office:value-type="float" office:value="0">
            <text:p>0.0</text:p>
          </table:table-cell>
          <table:table-cell table:style-name="ce58" table:formula="of:=IF([.J15] &gt; 0; (([.K11]+[.K12])*([.J11]*[.K12]-[.J12]*[.K11])+([.K12]+[.K13])*([.J12]*[.K13]-[.J13]*[.K12])+([.K13]+[.K14])*([.J13]*[.K14]-[.J14]*[.K13])+([.K14]+[.K11])*([.J14]*[.K11]-[.J11]*[.K14]))/(6*[.J15]); 0)" office:value-type="float" office:value="0">
            <text:p>0.0</text:p>
          </table:table-cell>
        </table:table-row>
        <table:table-row table:style-name="ro11">
          <table:table-cell table:style-name="ce56" office:value-type="string">
            <text:p><text:span text:style-name="T1">Parallelogram Area </text:span><text:span text:style-name="T2">(</text:span><text:span text:style-name="T1">ft²)</text:span></text:p>
          </table:table-cell>
          <table:table-cell table:style-name="ce28" table:formula="of:=SUM([.B15:.K15])" office:value-type="float" office:value="277.067182466635">
            <text:p>277.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arallelogram Centroid<text:span text:style-name="T1"> (ft from tack)</text:span></text:p>
          </table:table-cell>
          <table:table-cell table:style-name="ce27" table:formula="of:=SUM([.B16]*[.$B15];[.D16]*[.$D15];[.F16]*[.$F15];[.H16]*[.$H15];[.J16]*[.$J15])/[.$B$17]" office:value-type="float" office:value="-9.89525651666555">
            <text:p>-9.9</text:p>
          </table:table-cell>
          <table:table-cell table:style-name="ce27" table:formula="of:=SUM([.C16]*[.$B15];[.E16]*[.$D15];[.G16]*[.$F15];[.I16]*[.$H15];[.K16]*[.$J15])/[.$B$17]" office:value-type="float" office:value="8.44357142857149">
            <text:p>8.4</text:p>
          </table:table-cell>
          <table:table-cell table:number-columns-repeated="6"/>
          <table:table-cell table:style-name="ce5" table:number-columns-spanned="2" table:number-rows-spanned="1"/>
          <table:covered-table-cell/>
        </table:table-row>
        <table:table-row table:style-name="ro3">
          <table:table-cell table:number-columns-repeated="9"/>
          <table:table-cell table:style-name="ce59" table:number-columns-spanned="2" table:number-rows-spanned="1"/>
          <table:covered-table-cell table:style-name="ce59"/>
        </table:table-row>
        <table:table-row table:style-name="ro3">
          <table:table-cell table:style-name="ce24" office:value-type="string">
            <text:p>Head Panels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60" table:number-columns-spanned="2" table:number-rows-spanned="1"/>
          <table:covered-table-cell/>
        </table:table-row>
        <table:table-row table:style-name="ro3">
          <table:table-cell table:style-name="ce57" office:value-type="string">
            <text:p>Base Angle (°)</text:p>
          </table:table-cell>
          <table:table-cell table:style-name="ce59" table:formula="of:=[Rig.$B$8]+[.$B$7]*([.B20]-1)" office:value-type="float" office:value="8.30005453560497" table:number-columns-spanned="2" table:number-rows-spanned="1">
            <text:p>8.3</text:p>
          </table:table-cell>
          <table:covered-table-cell table:style-name="ce59" table:formula="of:=[Rig.$B$8]+[.$B$7]*([.C20]-1)" office:value-type="float" office:value="-12.2665939525267">
            <text:p>-12.3</text:p>
          </table:covered-table-cell>
          <table:table-cell table:style-name="ce59" table:formula="of:=[Rig.$B$8]+[.$B$7]*([.D20]-1)" office:value-type="float" office:value="28.8667030237366" table:number-columns-spanned="2" table:number-rows-spanned="1">
            <text:p>28.9</text:p>
          </table:table-cell>
          <table:covered-table-cell table:style-name="ce59"/>
          <table:table-cell table:style-name="ce59" table:formula="of:=[Rig.$B$8]+[.$B$7]*([.F20]-1)" office:value-type="float" office:value="49.4333515118683" table:number-columns-spanned="2" table:number-rows-spanned="1">
            <text:p>49.4</text:p>
          </table:table-cell>
          <table:covered-table-cell table:style-name="ce59"/>
          <table:table-cell table:style-name="ce59" table:formula="of:=[Rig.$B$8]+[.$B$7]*([.H20]-1)" office:value-type="float" office:value="70" table:number-columns-spanned="2" table:number-rows-spanned="1">
            <text:p>70.0</text:p>
          </table:table-cell>
          <table:covered-table-cell table:style-name="ce59"/>
          <table:table-cell table:style-name="ce5" table:number-columns-repeated="2"/>
        </table:table-row>
        <table:table-row table:style-name="ro3">
          <table:table-cell table:style-name="ce57" office:value-type="string">
            <text:p>Base Angle (rad)</text:p>
          </table:table-cell>
          <table:table-cell table:style-name="ce60" table:formula="of:=[.B21]*(PI()/180)" office:value-type="float" office:value="0.144863279741396" table:number-columns-spanned="2" table:number-rows-spanned="1">
            <text:p>0.14</text:p>
          </table:table-cell>
          <table:covered-table-cell table:style-name="ce59"/>
          <table:table-cell table:style-name="ce60" table:formula="of:=[.D21]*PI()/180" office:value-type="float" office:value="0.503819011959607" table:number-columns-spanned="2" table:number-rows-spanned="1">
            <text:p>0.50</text:p>
          </table:table-cell>
          <table:covered-table-cell/>
          <table:table-cell table:style-name="ce60" table:formula="of:=[.F21]*PI()/180" office:value-type="float" office:value="0.862774744177819" table:number-columns-spanned="2" table:number-rows-spanned="1">
            <text:p>0.86</text:p>
          </table:table-cell>
          <table:covered-table-cell/>
          <table:table-cell table:style-name="ce60" table:formula="of:=[.H21]*PI()/180" office:value-type="float" office:value="1.22173047639603" table:number-columns-spanned="2" table:number-rows-spanned="1">
            <text:p>1.22</text:p>
          </table:table-cell>
          <table:covered-table-cell/>
          <table:table-cell table:style-name="ce20" table:number-columns-repeated="2"/>
        </table:table-row>
        <table:table-row table:style-name="ro3">
          <table:table-cell table:style-name="ce54" office:value-type="string">
            <text:p>Vertices (ft from tack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20" table:number-columns-repeated="2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B$20]-1))" office:value-type="float" office:value="14">
            <text:p>14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D$20]-1))" office:value-type="float" office:value="14.6">
            <text:p>14.6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F$20]-1))" office:value-type="float" office:value="15.2">
            <text:p>15.20</text:p>
          </table:table-cell>
          <table:table-cell table:style-name="ce20" table:number-columns-repeated="4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B$20]))" office:value-type="float" office:value="14.6">
            <text:p>14.6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D$20]))" office:value-type="float" office:value="15.2">
            <text:p>15.2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F$20]))" office:value-type="float" office:value="15.8">
            <text:p>15.80</text:p>
          </table:table-cell>
          <table:table-cell table:style-name="ce20" table:number-columns-repeated="2"/>
          <table:table-cell table:style-name="ce61" table:number-columns-repeated="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0" table:formula="of:=[.B25]-[Rig.$B$3]*COS([.D22])" office:value-type="float" office:value="-17.5149046955416">
            <text:p>-17.51</text:p>
          </table:table-cell>
          <table:table-cell table:style-name="ce20" table:formula="of:=[.C25]+[Rig.$B$3]*SIN([.D22])" office:value-type="float" office:value="24.2554706517133">
            <text:p>24.26</text:p>
          </table:table-cell>
          <table:table-cell table:style-name="ce20" table:formula="of:=[.D25]-[Rig.$B$3]*COS([.F22])" office:value-type="float" office:value="-13.0066427999983">
            <text:p>-13.01</text:p>
          </table:table-cell>
          <table:table-cell table:style-name="ce20" table:formula="of:=[.E25]+[Rig.$B$3]*SIN([.F22])" office:value-type="float" office:value="30.3929998049514">
            <text:p>30.39</text:p>
          </table:table-cell>
          <table:table-cell table:style-name="ce20" table:formula="of:=[.F25]-[Rig.$B$3]*COS([.H22])" office:value-type="float" office:value="-6.84040286651338">
            <text:p>-6.84</text:p>
          </table:table-cell>
          <table:table-cell table:style-name="ce20" table:formula="of:=[.G25]+[Rig.$B$3]*SIN([.H22])" office:value-type="float" office:value="34.5938524157182">
            <text:p>34.59</text:p>
          </table:table-cell>
          <table:table-cell table:style-name="ce20" table:number-columns-repeated="2"/>
          <table:table-cell table:style-name="ce27" table:number-columns-spanned="2" table:number-rows-spanned="1"/>
          <table:covered-table-cell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61" table:formula="of:=[.B24]-[Rig.$B$3]*COS([.B22])" office:value-type="float" office:value="-19.7905130333311">
            <text:p>-19.79</text:p>
          </table:table-cell>
          <table:table-cell table:style-name="ce61" table:formula="of:=[.C24]+[Rig.$B$3]*SIN([.B22])" office:value-type="float" office:value="16.887142857143">
            <text:p>16.89</text:p>
          </table:table-cell>
          <table:table-cell table:style-name="ce61" table:formula="of:=[.D24]-[Rig.$B$3]*COS([.D22])" office:value-type="float" office:value="-17.5149046955416">
            <text:p>-17.51</text:p>
          </table:table-cell>
          <table:table-cell table:style-name="ce61" table:formula="of:=[.E24]+[Rig.$B$3]*SIN([.D22])" office:value-type="float" office:value="24.2554706517133">
            <text:p>24.26</text:p>
          </table:table-cell>
          <table:table-cell table:style-name="ce61" table:formula="of:=[.F24]-[Rig.$B$3]*COS([.F22])" office:value-type="float" office:value="-13.0066427999983">
            <text:p>-13.01</text:p>
          </table:table-cell>
          <table:table-cell table:style-name="ce61" table:formula="of:=[.G24]+[Rig.$B$3]*SIN([.F22])" office:value-type="float" office:value="30.3929998049514">
            <text:p>30.39</text:p>
          </table:table-cell>
          <table:table-cell table:style-name="ce61" table:number-columns-repeated="2"/>
          <table:table-cell table:style-name="ce34"/>
          <table:table-cell table:style-name="ce58"/>
        </table:table-row>
        <table:table-row table:style-name="ro3">
          <table:table-cell table:style-name="ce1" office:value-type="string">
            <text:p>Panel Leech (ft)</text:p>
          </table:table-cell>
          <table:table-cell table:style-name="ce27" table:formula="of:=SQRT(([.B27]-[.B26])^2+([.C27]-[.C26])^2)" office:value-type="float" office:value="7.71172145472424">
            <text:p>7.7</text:p>
          </table:table-cell>
          <table:table-cell table:style-name="ce27"/>
          <table:table-cell table:style-name="ce27" table:formula="of:=SQRT(([.D27]-[.D26])^2+([.E27]-[.E26])^2)" office:value-type="float" office:value="7.61535878509053">
            <text:p>7.6</text:p>
          </table:table-cell>
          <table:table-cell table:style-name="ce27"/>
          <table:table-cell table:style-name="ce27" table:formula="of:=SQRT(([.F27]-[.F26])^2+([.G27]-[.G26])^2)" office:value-type="float" office:value="7.46121153531314">
            <text:p>7.5</text:p>
          </table:table-cell>
          <table:table-cell table:number-columns-repeated="2"/>
          <table:table-cell table:style-name="ce27"/>
          <table:table-cell table:number-columns-repeated="2"/>
        </table:table-row>
        <table:table-row table:style-name="ro3">
          <table:table-cell table:style-name="ce55" office:value-type="string">
            <text:p>Panel Area (ft²)</text:p>
          </table:table-cell>
          <table:table-cell table:style-name="ce58" table:formula="of:=IF([.B20]&lt;=[Rig.$B$12]; 0.5*(([.B24]*[.C25]-[.B25]*[.C24])+([.B25]*[.C26]-[.B26]*[.C25])+([.B26]*[.C27]-[.B27]*[.C26])+([.B27]*[.C24]-[.B24]*[.C27])); 0)" office:value-type="float" office:value="81.4509682138639">
            <text:p>81.5</text:p>
          </table:table-cell>
          <table:table-cell table:style-name="ce58"/>
          <table:table-cell table:style-name="ce58" table:formula="of:=IF([.D20]&lt;=[Rig.$B$12]; 0.5*(([.D24]*[.E25]-[.D25]*[.E24])+([.D25]*[.E26]-[.D26]*[.E25])+([.D26]*[.E27]-[.D27]*[.E26])+([.D27]*[.E24]-[.D24]*[.E27])); 0)" office:value-type="float" office:value="79.4158071438641">
            <text:p>79.4</text:p>
          </table:table-cell>
          <table:table-cell table:style-name="ce58"/>
          <table:table-cell table:style-name="ce58" table:formula="of:=IF([.F20]&lt;=[Rig.$B$12]; 0.5*(([.F24]*[.G25]-[.F25]*[.G24])+([.F25]*[.G26]-[.F26]*[.G25])+([.F26]*[.G27]-[.F27]*[.G26])+([.F27]*[.G24]-[.F24]*[.G27])); 0)" office:value-type="float" office:value="76.2134565951556">
            <text:p>76.2</text:p>
          </table:table-cell>
          <table:table-cell table:style-name="ce58"/>
          <table:table-cell table:style-name="ce27"/>
          <table:table-cell table:style-name="ce58"/>
          <table:table-cell table:number-columns-repeated="2"/>
        </table:table-row>
        <table:table-row table:style-name="ro1">
          <table:table-cell table:style-name="ce1" office:value-type="string">
            <text:p><text:span text:style-name="T1">Panel </text:span>Centroid (ft)</text:p>
          </table:table-cell>
          <table:table-cell table:style-name="ce34" table:formula="of:=IF([.B29]&gt;0; (([.B24]+[.B25])*([.B24]*[.C25]-[.B25]*[.C24])+([.B25]+[.B26])*([.B25]*[.C26]-[.B26]*[.C25])+([.B26]+[.B27])*([.B26]*[.C27]-[.B27]*[.C26])+([.B27]+[.B24])*([.B27]*[.C24]-[.B24]*[.C27]))/(6*[.B29]); 0)" office:value-type="float" office:value="-12.009571619569">
            <text:p>-12.0</text:p>
          </table:table-cell>
          <table:table-cell table:style-name="ce58" table:formula="of:=IF([.B29]&gt;0; (([.C24]+[.C25])*([.B24]*[.C25]-[.B25]*[.C24])+([.C25]+[.C26])*([.B25]*[.C26]-[.B26]*[.C25])+([.C26]+[.C27])*([.B26]*[.C27]-[.B27]*[.C26])+([.C27]+[.C24])*([.B27]*[.C24]-[.B24]*[.C27]))/(6*[.B29]); 0)" office:value-type="float" office:value="18.3316893243364">
            <text:p>18.3</text:p>
          </table:table-cell>
          <table:table-cell table:style-name="ce34" table:formula="of:=IF([.D29]&gt;0; (([.D24]+[.D25])*([.D24]*[.E25]-[.D25]*[.E24])+([.D25]+[.D26])*([.D25]*[.E26]-[.D26]*[.E25])+([.D26]+[.D27])*([.D26]*[.E27]-[.D27]*[.E26])+([.D27]+[.D24])*([.D27]*[.E24]-[.D24]*[.E27]))/(6*[.D29]); 0)" office:value-type="float" office:value="-9.88699177841532">
            <text:p>-9.9</text:p>
          </table:table-cell>
          <table:table-cell table:style-name="ce58" table:formula="of:=IF([.D29]&gt;0; (([.E24]+[.E25])*([.D24]*[.E25]-[.D25]*[.E24])+([.E25]+[.E26])*([.D25]*[.E26]-[.D26]*[.E25])+([.E26]+[.E27])*([.D26]*[.E27]-[.D27]*[.E26])+([.E27]+[.E24])*([.D27]*[.E24]-[.D24]*[.E27]))/(6*[.D29]); 0)" office:value-type="float" office:value="22.9345138776964">
            <text:p>22.9</text:p>
          </table:table-cell>
          <table:table-cell table:style-name="ce34" table:formula="of:=IF([.F29]&gt;0; (([.F24]+[.F25])*([.F24]*[.G25]-[.F25]*[.G24])+([.F25]+[.F26])*([.F25]*[.G26]-[.F26]*[.G25])+([.F26]+[.F27])*([.F26]*[.G27]-[.F27]*[.G26])+([.F27]+[.F24])*([.F27]*[.G24]-[.F24]*[.G27]))/(6*[.F29]); 0)" office:value-type="float" office:value="-6.49894308618005">
            <text:p>-6.5</text:p>
          </table:table-cell>
          <table:table-cell table:style-name="ce58" table:formula="of:=IF([.F29]&gt;0; (([.G24]+[.G25])*([.F24]*[.G25]-[.F25]*[.G24])+([.G25]+[.G26])*([.F25]*[.G26]-[.F26]*[.G25])+([.G26]+[.G27])*([.F26]*[.G27]-[.F27]*[.G26])+([.G27]+[.G24])*([.F27]*[.G24]-[.F24]*[.G27]))/(6*[.F29]); 0)" office:value-type="float" office:value="26.5979738732021">
            <text:p>26.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ead Panels Area (<text:span text:style-name="T1">ft²)</text:span></text:p>
          </table:table-cell>
          <table:table-cell table:style-name="ce28" table:formula="of:=SUM([.B29:.I29])" office:value-type="float" office:value="237.080231952884">
            <text:p>237.1</text:p>
          </table:table-cell>
          <table:table-cell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>
            <text:p>Head Panels Centroid<text:span text:style-name="T1"> (ft from tack)</text:span></text:p>
          </table:table-cell>
          <table:table-cell table:style-name="ce27" table:formula="of:=SUM([.B30]*[.$B29];[.D30]*[.$D29];[.F30]*[.$F29])/[.$B$31]" office:value-type="float" office:value="-9.52707683286346">
            <text:p>-9.5</text:p>
          </table:table-cell>
          <table:table-cell table:style-name="ce27" table:formula="of:=SUM([.C30]*[.$B29];[.E30]*[.$D29];[.G30]*[.$F29];)/[.$B$31]" office:value-type="float" office:value="22.530854887464">
            <text:p>22.5</text:p>
          </table:table-cell>
          <table:table-cell table:style-name="ce5" table:number-columns-repeated="4"/>
          <table:table-cell table:style-name="ce2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7" table:number-columns-repeated="6"/>
          <table:table-cell table:number-columns-repeated="2"/>
        </table:table-row>
        <table:table-row table:style-name="ro1">
          <table:table-cell table:style-name="ce1" office:value-type="string">
            <text:p>Total Sail Area <text:span text:style-name="T1">(ft²)</text:span></text:p>
          </table:table-cell>
          <table:table-cell table:style-name="ce27" table:formula="of:=SUM([.B31];[.B17])" office:value-type="float" office:value="514.147414419519">
            <text:p>514.1</text:p>
          </table:table-cell>
          <table:table-cell table:style-name="ce27" table:number-columns-repeated="7"/>
          <table:table-cell table:number-columns-repeated="2"/>
        </table:table-row>
        <table:table-row table:style-name="ro1">
          <table:table-cell table:style-name="ce1" office:value-type="string">
            <text:p>Center of Effort <text:span text:style-name="T1">(ft from tack)</text:span></text:p>
          </table:table-cell>
          <table:table-cell table:style-name="ce27" table:formula="of:=([.B32]*[.B31]+[.B18]*[.B17])/[.B34]" office:value-type="float" office:value="-9.7254839526341">
            <text:p>-9.7</text:p>
          </table:table-cell>
          <table:table-cell table:style-name="ce27" table:formula="of:=([.C32]*[.B31]+[.C18]*[.B17])/[.B34]" office:value-type="float" office:value="14.9394057678163">
            <text:p>14.9</text:p>
          </table:table-cell>
          <table:table-cell table:number-columns-repeated="6"/>
          <table:table-cell table:style-name="ce5" table:number-columns-spanned="2" table:number-rows-spanned="1"/>
          <table:covered-table-cell/>
        </table:table-row>
        <table:table-row table:style-name="ro3" table:number-rows-repeated="3">
          <table:table-cell table:number-columns-repeated="9"/>
          <table:table-cell table:style-name="ce27"/>
          <table:table-cell/>
        </table:table-row>
        <table:table-row table:style-name="ro3">
          <table:table-cell table:style-name="ce1"/>
          <table:table-cell table:style-name="ce27" table:number-columns-repeated="9"/>
          <table:table-cell/>
        </table:table-row>
        <table:table-row table:style-name="ro3">
          <table:table-cell table:style-name="ce1"/>
          <table:table-cell table:style-name="ce28" table:number-columns-repeated="9"/>
          <table:table-cell/>
        </table:table-row>
        <table:table-row table:style-name="ro3" table:number-rows-repeated="104853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Boat" table:style-name="ta1">
        <table:table-column table:style-name="co24" table:default-cell-style-name="ce1"/>
        <table:table-column table:style-name="co25" table:default-cell-style-name="ce65"/>
        <table:table-column table:style-name="co26" table:default-cell-style-name="Default"/>
        <table:table-column table:style-name="co27" table:default-cell-style-name="Default"/>
        <table:table-row table:style-name="ro4">
          <table:table-cell office:value-type="string">
            <text:p>Displacement (lbs)</text:p>
          </table:table-cell>
          <table:table-cell table:style-name="Default" office:value-type="float" office:value="8700">
            <text:p>8700</text:p>
          </table:table-cell>
          <table:table-cell table:number-columns-repeated="2"/>
        </table:table-row>
        <table:table-row table:style-name="ro4">
          <table:table-cell office:value-type="string">
            <text:p>Displacement (ft³)</text:p>
          </table:table-cell>
          <table:table-cell table:style-name="ce27" table:formula="of:=[.B1]/[Materials.B9]" office:value-type="float" office:value="135.303265940902">
            <text:p>135.3</text:p>
          </table:table-cell>
          <table:table-cell table:number-columns-repeated="2"/>
        </table:table-row>
        <table:table-row table:style-name="ro4">
          <table:table-cell table:style-name="ce62" office:value-type="string">
            <text:p>Displacement (m³)</text:p>
          </table:table-cell>
          <table:table-cell table:style-name="ce20" table:formula="of:=[.B2]*0.0283168466" office:value-type="float" office:value="3.83136182612753">
            <text:p>3.83</text:p>
          </table:table-cell>
          <table:table-cell table:number-columns-repeated="2"/>
        </table:table-row>
        <table:table-row table:style-name="ro4">
          <table:table-cell table:style-name="ce63" office:value-type="string">
            <text:p>Draft of Canoe Body (m)</text:p>
          </table:table-cell>
          <table:table-cell office:value-type="float" office:value="0.4572">
            <text:p>0.46</text:p>
          </table:table-cell>
          <table:table-cell table:style-name="ce53" office:value-type="string" table:number-columns-spanned="2" table:number-rows-spanned="1">
            <text:p>Inclination Test</text:p>
          </table:table-cell>
          <table:covered-table-cell/>
        </table:table-row>
        <table:table-row table:style-name="ro4">
          <table:table-cell table:style-name="ce63" office:value-type="string">
            <text:p>Beam (m)</text:p>
          </table:table-cell>
          <table:table-cell office:value-type="float" office:value="2.7432">
            <text:p>2.74</text:p>
          </table:table-cell>
          <table:table-cell table:style-name="ce63" office:value-type="string">
            <text:p>Pendulum Length (in)</text:p>
          </table:table-cell>
          <table:table-cell table:style-name="ce68" office:value-type="float" office:value="47">
            <text:p>47</text:p>
          </table:table-cell>
        </table:table-row>
        <table:table-row table:style-name="ro4">
          <table:table-cell table:style-name="ce63" office:value-type="string">
            <text:p>Ballast Ratio</text:p>
          </table:table-cell>
          <table:table-cell office:value-type="float" office:value="0.47">
            <text:p>0.47</text:p>
          </table:table-cell>
          <table:table-cell table:style-name="ce63" office:value-type="string">
            <text:p><text:s/>Pendulum Swing (in)</text:p>
          </table:table-cell>
          <table:table-cell table:style-name="ce69" table:formula="of:=2 + 9/16" office:value-type="float" office:value="2.5625">
            <text:p>2.56</text:p>
          </table:table-cell>
        </table:table-row>
        <table:table-row table:style-name="ro2">
          <table:table-cell table:style-name="ce64" office:value-type="string">
            <text:p>30˚ Righting Moment (lbf*in)</text:p>
          </table:table-cell>
          <table:table-cell table:style-name="ce66" table:formula="of:=[.D9]*30" office:value-type="float" office:value="211487.672290288">
            <text:p>211488</text:p>
          </table:table-cell>
          <table:table-cell table:style-name="ce63" office:value-type="string">
            <text:p>Force (lbf)</text:p>
          </table:table-cell>
          <table:table-cell table:style-name="ce68" office:value-type="float" office:value="220">
            <text:p>220</text:p>
          </table:table-cell>
        </table:table-row>
        <table:table-row table:style-name="ro3">
          <table:table-cell office:value-type="string">
            <text:p>Approx. 30˚ to 90˚ Moment Ratio</text:p>
          </table:table-cell>
          <table:table-cell table:style-name="ce28" table:formula="of:=2.4" office:value-type="float" office:value="2.4">
            <text:p>2.4</text:p>
          </table:table-cell>
          <table:table-cell table:style-name="ce63" office:value-type="string">
            <text:p>Lever (in)</text:p>
          </table:table-cell>
          <table:table-cell table:style-name="ce68" office:value-type="float" office:value="100">
            <text:p>100</text:p>
          </table:table-cell>
        </table:table-row>
        <table:table-row table:style-name="ro1">
          <table:table-cell office:value-type="string">
            <text:p>Approx. Max Righting Moment (lbf*in)</text:p>
          </table:table-cell>
          <table:table-cell table:style-name="ce31" table:formula="of:=[.B8]*[.B7]" office:value-type="float" office:value="507570.413496691">
            <text:p>507570</text:p>
          </table:table-cell>
          <table:table-cell table:style-name="ce4" office:value-type="string">
            <text:p>Righting Moment (lbf*in / ˚)</text:p>
          </table:table-cell>
          <table:table-cell table:style-name="ce21" table:formula="of:=[.D7]*[.D8]/DEGREES(ATAN([.D6]/[.D5]))" office:value-type="float" office:value="7049.58907634293">
            <text:p>7050</text:p>
          </table:table-cell>
        </table:table-row>
        <table:table-row table:style-name="ro4">
          <table:table-cell table:style-name="ce4" office:value-type="string">
            <text:p>SV</text:p>
          </table:table-cell>
          <table:table-cell table:style-name="ce27" table:formula="of:=[.B5]^2 / ([.B6]*[.B4]*([.B3])^(1/3))" office:value-type="float" office:value="22.3799859020514">
            <text:p>22.4</text:p>
          </table:table-cell>
          <table:table-cell table:number-columns-repeated="2"/>
        </table:table-row>
        <table:table-row table:style-name="ro1">
          <table:table-cell table:style-name="ce41" office:value-type="string">
            <text:p>Estimated Stability Range</text:p>
          </table:table-cell>
          <table:table-cell table:style-name="ce67" table:formula="of:=110 + (400 / ([.B10] - 10))" office:value-type="float" office:value="142.310214499818">
            <text:p>142.3</text:p>
          </table:table-cell>
          <table:table-cell table:style-name="ce64" office:value-type="string">
            <text:p>Righting Moment For Calculations (lbf*in)</text:p>
          </table:table-cell>
          <table:table-cell table:style-name="ce66" table:formula="of:=[.B9]" office:value-type="float" office:value="507570.413496691">
            <text:p>507570</text:p>
          </table:table-cell>
        </table:table-row>
        <table:table-row table:style-name="ro1">
          <table:table-cell office:value-type="string">
            <text:p>LOA (ft)</text:p>
          </table:table-cell>
          <table:table-cell table:style-name="Default" office:value-type="float" office:value="30">
            <text:p>30</text:p>
          </table:table-cell>
          <table:table-cell table:style-name="ce1" office:value-type="string">
            <text:p>Force On Mast Tip (lbf)</text:p>
          </table:table-cell>
          <table:table-cell table:style-name="ce31" table:formula="of:=[.D11]/(([Rig.D21]+[Rig.D17])*12)" office:value-type="float" office:value="1201.90697944968">
            <text:p>1202</text:p>
          </table:table-cell>
        </table:table-row>
        <table:table-row table:style-name="ro4">
          <table:table-cell office:value-type="string">
            <text:p>LOA/Beam</text:p>
          </table:table-cell>
          <table:table-cell table:style-name="ce29" table:formula="of:=[.B12]*0.3048/[.B5]" office:value-type="float" office:value="3.33333333333333">
            <text:p>3.33</text:p>
          </table:table-cell>
          <table:table-cell table:number-columns-repeated="2"/>
        </table:table-row>
      </table:table>
      <table:table table:name="Material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row table:style-name="ro3">
          <table:table-cell table:style-name="ce11"/>
          <table:table-cell table:style-name="ce11" office:value-type="string">
            <text:p>Douglas Fir</text:p>
          </table:table-cell>
          <table:table-cell table:style-name="ce53" office:value-type="string">
            <text:p>Sitka Spruce</text:p>
          </table:table-cell>
          <table:table-cell table:style-name="ce11" office:value-type="string">
            <text:p>T6063-T6</text:p>
          </table:table-cell>
          <table:table-cell table:style-name="ce11" office:value-type="string">
            <text:p>Mild Steel</text:p>
          </table:table-cell>
          <table:table-cell table:style-name="ce11" office:value-type="string">
            <text:p>316 Stainless</text:p>
          </table:table-cell>
          <table:table-cell office:value-type="string">
            <text:p>304 Stainless</text:p>
          </table:table-cell>
        </table:table-row>
        <table:table-row table:style-name="ro1">
          <table:table-cell table:style-name="ce24" office:value-type="string">
            <text:p>Max Yield Strength (psi)</text:p>
          </table:table-cell>
          <table:table-cell table:style-name="ce3" office:value-type="float" office:value="7230">
            <text:p>7230</text:p>
          </table:table-cell>
          <table:table-cell office:value-type="float" office:value="6700">
            <text:p>6700</text:p>
          </table:table-cell>
          <table:table-cell office:value-type="float" office:value="25000">
            <text:p>25000</text:p>
          </table:table-cell>
          <table:table-cell table:style-name="ce3" office:value-type="float" office:value="36000">
            <text:p>36000</text:p>
          </table:table-cell>
          <table:table-cell office:value-type="float" office:value="29700">
            <text:p>29700</text:p>
          </table:table-cell>
          <table:table-cell table:style-name="ce3" table:formula="of:=31200" office:value-type="float" office:value="31200">
            <text:p>31200</text:p>
          </table:table-cell>
        </table:table-row>
        <table:table-row table:style-name="ro3">
          <table:table-cell table:style-name="ce24" office:value-type="string">
            <text:p>Density (lb/in³)</text:p>
          </table:table-cell>
          <table:table-cell table:style-name="ce71" office:value-type="float" office:value="0.0191">
            <text:p>0.019</text:p>
          </table:table-cell>
          <table:table-cell office:value-type="float" office:value="0.0134">
            <text:p>0.0134</text:p>
          </table:table-cell>
          <table:table-cell table:style-name="ce71" office:value-type="float" office:value="0.0975">
            <text:p>0.098</text:p>
          </table:table-cell>
          <table:table-cell table:style-name="ce71" office:value-type="float" office:value="0.284">
            <text:p>0.284</text:p>
          </table:table-cell>
          <table:table-cell office:value-type="float" office:value="0.289">
            <text:p>0.289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table:style-name="ce24" office:value-type="string">
            <text:p>Board Thickness (in)</text:p>
          </table:table-cell>
          <table:table-cell table:style-name="ce1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number-columns-repeated="3" table:style-name="ce74" office:value-type="string">
            <text:p>n/a</text:p>
          </table:table-cell>
          <table:table-cell table:style-name="ce1" office:value-type="string">
            <text:p>n/a</text:p>
          </table:table-cell>
        </table:table-row>
        <table:table-row table:style-name="ro1">
          <table:table-cell table:style-name="ce24" office:value-type="string">
            <text:p>Max Shear Yield Strength (psi)</text:p>
          </table:table-cell>
          <table:table-cell table:number-columns-repeated="2" table:style-name="ce1" office:value-type="string">
            <text:p>n/a</text:p>
          </table:table-cell>
          <table:table-cell table:style-name="ce22" table:formula="of:=FLOOR([.D2]*0.577; 100)" office:value-type="float" office:value="14400">
            <text:p>14400</text:p>
          </table:table-cell>
          <table:table-cell table:style-name="ce22" table:formula="of:=FLOOR([.E2]*0.577; 100)" office:value-type="float" office:value="20700">
            <text:p>20700</text:p>
          </table:table-cell>
          <table:table-cell table:style-name="ce22" table:formula="of:=FLOOR([.F2]*0.577; 100)" office:value-type="float" office:value="17100">
            <text:p>17100</text:p>
          </table:table-cell>
          <table:table-cell table:style-name="ce22" table:formula="of:=FLOOR([.G2]*0.577; 100)" office:value-type="float" office:value="18000">
            <text:p>18000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style-name="ce70" office:value-type="string">
            <text:p>Epoxy Thickness (in)</text:p>
          </table:table-cell>
          <table:table-cell table:style-name="ce72" table:formula="of:=3/32" office:value-type="float" office:value="0.09375">
            <text:p>0.09375</text:p>
          </table:table-cell>
          <table:table-cell/>
          <table:table-cell table:style-name="ce53" office:value-type="string" table:number-columns-spanned="2" table:number-rows-spanned="1">
            <text:p>Lumber For Calculations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Epoxy Density (lb/gal)</text:p>
          </table:table-cell>
          <table:table-cell table:style-name="ce73" office:value-type="float" office:value="8.8">
            <text:p>8.8</text:p>
          </table:table-cell>
          <table:table-cell table:style-name="ce4"/>
          <table:table-cell/>
          <table:table-cell table:style-name="ce11" office:value-type="string">
            <text:p>Douglas Fi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awater Density (lb/ft³)</text:p>
          </table:table-cell>
          <table:table-cell office:value-type="float" office:value="64.3">
            <text:p>64.3</text:p>
          </table:table-cell>
          <table:table-cell/>
          <table:table-cell table:style-name="ce11" office:value-type="string">
            <text:p>Yield Strength</text:p>
          </table:table-cell>
          <table:table-cell table:style-name="ce3" office:value-type="float" office:value="7230">
            <text:p>723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Density</text:p>
          </table:table-cell>
          <table:table-cell table:style-name="ce71" office:value-type="float" office:value="0.0191">
            <text:p>0.019</text:p>
          </table:table-cell>
          <table:table-cell table:number-columns-repeated="2"/>
        </table:table-row>
        <table:table-row table:style-name="ro1">
          <table:table-cell office:value-type="string">
            <text:p>1x19 1/4” 316 Stainless Wire Rope Ultimate (lbf)</text:p>
          </table:table-cell>
          <table:table-cell office:value-type="float" office:value="7300">
            <text:p>7300</text:p>
          </table:table-cell>
          <table:table-cell/>
          <table:table-cell table:style-name="ce11" office:value-type="string">
            <text:p>Thickness</text:p>
          </table:table-cell>
          <table:table-cell table:style-name="ce1" office:value-type="float" office:value="1.5">
            <text:p>1.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3"/>
          <table:table-cell table:style-name="ce53" office:value-type="string" table:number-columns-spanned="2" table:number-rows-spanned="1">
            <text:p>Sitka Spruce vs Doug Fir</text:p>
          </table:table-cell>
          <table:covered-table-cell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Yield Strength</text:p>
          </table:table-cell>
          <table:table-cell table:style-name="ce75" table:formula="of:=[.C2]/[.B2]" office:value-type="percentage" office:value="0.926694329183956">
            <text:p>92.7%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ensity</text:p>
          </table:table-cell>
          <table:table-cell table:style-name="ce75" table:formula="of:=[.C3]/[.B3]" office:value-type="percentage" office:value="0.701570680628272">
            <text:p>70.2%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 table:style-name="ce4"/>
          <table:table-cell table:number-columns-repeated="2"/>
        </table:table-row>
        <table:table-row table:style-name="ro3">
          <table:table-cell table:number-columns-repeated="7"/>
        </table:table-row>
        <table:table-row table:style-name="ro4">
          <table:table-cell table:number-columns-repeated="3"/>
          <table:table-cell table:style-name="ce4"/>
          <table:table-cell table:number-columns-repeated="3"/>
        </table:table-row>
      </table:table>
      <table:table table:name="Birdsmouth" table:style-name="ta1">
        <table:table-column table:style-name="co34" table:default-cell-style-name="ce4"/>
        <table:table-column table:style-name="co35" table:default-cell-style-name="ce22"/>
        <table:table-column table:style-name="co36" table:default-cell-style-name="ce87"/>
        <table:table-column table:style-name="co37" table:default-cell-style-name="ce15"/>
        <table:table-column table:style-name="co2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38" office:value-type="string">
            <text:p>Sides</text:p>
          </table:table-cell>
          <table:table-cell table:style-name="ce45" office:value-type="float" office:value="8">
            <text:p>8</text:p>
          </table:table-cell>
          <table:table-cell table:style-name="ce53" office:value-type="string" table:number-columns-spanned="4" table:number-rows-spanned="1">
            <text:p>Stave Calculation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38" office:value-type="string">
            <text:p>Thickness (in)</text:p>
          </table:table-cell>
          <table:table-cell table:style-name="ce45" table:formula="of:=[Materials.E11]*1.5" office:value-type="float" office:value="2.25">
            <text:p>2.25</text:p>
          </table:table-cell>
          <table:table-cell table:style-name="ce85"/>
          <table:table-cell table:style-name="ce89" office:value-type="string">
            <text:p>Partners</text:p>
          </table:table-cell>
          <table:table-cell table:style-name="ce89" office:value-type="string">
            <text:p>Masthead</text:p>
          </table:table-cell>
          <table:table-cell table:style-name="ce89" office:value-type="string">
            <text:p>Step</text:p>
          </table:table-cell>
          <table:table-cell table:number-columns-repeated="3"/>
        </table:table-row>
        <table:table-row table:style-name="ro1">
          <table:table-cell office:value-type="string">
            <text:p>Alpha</text:p>
          </table:table-cell>
          <table:table-cell table:style-name="ce20" table:formula="of:=2*PI()/[.$B$1]" office:value-type="float" office:value="0.785398163397448">
            <text:p>0.79</text:p>
          </table:table-cell>
          <table:table-cell table:style-name="ce86" office:value-type="string">
            <text:p>OD (in)</text:p>
          </table:table-cell>
          <table:table-cell table:style-name="ce90" table:formula="of:= (([.D5] - [.$B$2]*SIN([.$B$3])) / TAN(0.5*[.$B$3])) + 2*[.$B$2]" office:value-type="float" office:value="10.3158639918227">
            <text:p>10.32</text:p>
          </table:table-cell>
          <table:table-cell table:style-name="ce90" table:formula="of:= (([.E5] - [.$B$2]*SIN([.$B$3])) / TAN(0.5*[.$B$3])) + 2*[.$B$2]" office:value-type="float" office:value="4.28033008588991">
            <text:p>4.28</text:p>
          </table:table-cell>
          <table:table-cell table:style-name="ce100" table:formula="of:= (([.F5] - [.$B$2]*SIN([.$B$3])) / TAN(0.5*[.$B$3])) + 2*[.$B$2]" office:value-type="float" office:value="10.3158639918227">
            <text:p>10.32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Scaling Factor</text:p>
          </table:table-cell>
          <table:table-cell table:style-name="ce65" office:value-type="float" office:value="1.06">
            <text:p>1.06</text:p>
          </table:table-cell>
          <table:table-cell office:value-type="string">
            <text:p>Stave Ratio (K)</text:p>
          </table:table-cell>
          <table:table-cell table:formula="of:=[.$B$2]/[.D5]" office:value-type="float" office:value="0.5625">
            <text:p>0.56</text:p>
          </table:table-cell>
          <table:table-cell table:style-name="ce15" table:formula="of:=[.$B$2]/[.E5]" office:value-type="float" office:value="1.5">
            <text:p>1.50</text:p>
          </table:table-cell>
          <table:table-cell table:style-name="ce101" table:formula="of:=[.$B$2]/[.F5]" office:value-type="float" office:value="0.5625">
            <text:p>0.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arget Partners Diameter</text:p>
          </table:table-cell>
          <table:table-cell table:style-name="ce27" table:formula="of:=[Rig.D27]*[.B4]" office:value-type="float" office:value="10.0178144380938">
            <text:p>10.0</text:p>
          </table:table-cell>
          <table:table-cell table:style-name="ce88" office:value-type="string">
            <text:p>Stave Width (L)</text:p>
          </table:table-cell>
          <table:table-cell table:style-name="ce91" table:formula="of:=CEILING(2*([.$B$5]/2-[.$B$2])/COS(0.5*[.$B$3])*SIN(0.5*[.$B$3])+[.$B$2]*COS([.$B$3]); 0.125)" office:value-type="float" office:value="4">
            <text:p>4.00</text:p>
          </table:table-cell>
          <table:table-cell table:style-name="ce91" table:formula="of:=CEILING(2*([.$B$6]/2-[.$B$2])/COS(0.5*[.$B$3])*SIN(0.5*[.$B$3])+[.$B$2]*COS([.$B$3]); 0.125)" office:value-type="float" office:value="1.5">
            <text:p>1.50</text:p>
          </table:table-cell>
          <table:table-cell table:style-name="ce91" table:formula="of:=CEILING(2*([.$B$5]/2-[.$B$2])/COS(0.5*[.$B$3])*SIN(0.5*[.$B$3])+[.$B$2]*COS([.$B$3]); 0.125)" office:value-type="float" office:value="4">
            <text:p>4.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arget Masthead Diameter</text:p>
          </table:table-cell>
          <table:table-cell table:style-name="ce27" table:formula="of:=[Rig.D29]*[.B4]" office:value-type="float" office:value="4.10730391961846">
            <text:p>4.1</text:p>
          </table:table-cell>
          <table:table-cell table:style-name="ce88" office:value-type="string">
            <text:p><text:s/>Wall (in)</text:p>
          </table:table-cell>
          <table:table-cell table:style-name="ce92" table:formula="of:=[.D3]-[.D8]" office:value-type="float" office:value="4.02081816911243">
            <text:p>4.02</text:p>
          </table:table-cell>
          <table:table-cell table:style-name="ce92" table:formula="of:=[.E3]-[.E8]" office:value-type="float" office:value="4.28033008588991">
            <text:p>4.28</text:p>
          </table:table-cell>
          <table:table-cell table:style-name="ce92" table:formula="of:=[.F3]-[.F8]" office:value-type="float" office:value="4.02081816911243">
            <text:p>4.0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88" office:value-type="string">
            <text:p>Wall (%)</text:p>
          </table:table-cell>
          <table:table-cell table:style-name="ce93" table:formula="of:=(1 - ([.D8]/[.D3])) / 2" office:value-type="percentage" office:value="0.19488518713991">
            <text:p>19.5%</text:p>
          </table:table-cell>
          <table:table-cell table:style-name="ce93" table:formula="of:=(1 - ([.E8]/[.E3])) / 2" office:value-type="percentage" office:value="0.5">
            <text:p>50.0%</text:p>
          </table:table-cell>
          <table:table-cell table:style-name="ce93" table:formula="of:=(1 - ([.F8]/[.F3])) / 2" office:value-type="percentage" office:value="0.19488518713991">
            <text:p>19.5%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62" office:value-type="string">
            <text:p>ID (in)</text:p>
          </table:table-cell>
          <table:table-cell table:style-name="ce20" table:formula="of:= (([.D5] - [.$B$2]*SIN([.$B$3])) / SIN(0.5*[.$B$3]))" office:value-type="float" office:value="6.29504582271022">
            <text:p>6.30</text:p>
          </table:table-cell>
          <table:table-cell table:style-name="ce20" table:formula="of:= MAX((([.E5] - [.$B$2]*SIN([.$B$3])) / SIN(0.5*[.$B$3])); 0)" office:value-type="float" office:value="0">
            <text:p>0.00</text:p>
          </table:table-cell>
          <table:table-cell table:style-name="ce94" table:formula="of:= (([.F5] - [.$B$2]*SIN([.$B$3])) / SIN(0.5*[.$B$3]))" office:value-type="float" office:value="6.29504582271022">
            <text:p>6.3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>
            <text:p>Weight Ratio</text:p>
          </table:table-cell>
          <table:table-cell table:formula="of:=1 - ([.$B$1]*[.D11]^2*[.D12])/(PI()*[.D11]+2*[.D4]*[.D12])^2" office:value-type="float" office:value="0.783839819142914">
            <text:p>0.78</text:p>
          </table:table-cell>
          <table:table-cell table:style-name="ce15" table:formula="of:=1 - ([.$B$1]*[.E11]^2*[.E12])/(PI()*[.E11]+2*[.E4]*[.E12])^2" office:value-type="float" office:value="0.988983811439906">
            <text:p>0.99</text:p>
          </table:table-cell>
          <table:table-cell table:style-name="ce101" table:formula="of:=1 - ([.$B$1]*[.F11]^2*[.F12])/(PI()*[.F11]+2*[.F4]*[.F12])^2" office:value-type="float" office:value="0.783839819142914">
            <text:p>0.78</text:p>
          </table:table-cell>
          <table:table-cell table:number-columns-repeated="3"/>
        </table:table-row>
        <table:table-row table:style-name="ro1">
          <table:table-cell table:style-name="ce38" office:value-type="string">
            <text:p>Board Width (in)</text:p>
          </table:table-cell>
          <table:table-cell table:style-name="ce79" office:value-type="float" office:value="6">
            <text:p>6</text:p>
          </table:table-cell>
          <table:table-cell office:value-type="string">
            <text:p>Strength Ratio</text:p>
          </table:table-cell>
          <table:table-cell table:formula="of:=1 - ([.D8]/[.D3])^4" office:value-type="float" office:value="0.861332989547616">
            <text:p>0.86</text:p>
          </table:table-cell>
          <table:table-cell table:style-name="ce15" table:formula="of:=1 - ([.E8]/[.E3])^4" office:value-type="float" office:value="1">
            <text:p>1.00</text:p>
          </table:table-cell>
          <table:table-cell table:style-name="ce101" table:formula="of:=1 - ([.F8]/[.F3])^4" office:value-type="float" office:value="0.861332989547616">
            <text:p>0.86</text:p>
          </table:table-cell>
          <table:table-cell table:number-columns-repeated="3"/>
        </table:table-row>
        <table:table-row table:style-name="ro1">
          <table:table-cell table:style-name="ce38" office:value-type="string">
            <text:p>Board Thickness (in)</text:p>
          </table:table-cell>
          <table:table-cell table:style-name="ce79" table:formula="of:=[Materials.E11]" office:value-type="float" office:value="1.5">
            <text:p>1.5</text:p>
          </table:table-cell>
          <table:table-cell office:value-type="string">
            <text:p>Sin Ratio</text:p>
          </table:table-cell>
          <table:table-cell table:formula="of:=(1-([.D4]*SIN([.$B$3])))" office:value-type="float" office:value="0.602252435582567">
            <text:p>0.60</text:p>
          </table:table-cell>
          <table:table-cell table:style-name="ce15" table:formula="of:=(1-([.E4]*SIN([.$B$3])))" office:value-type="float" office:value="-0.0606601717798212">
            <text:p>-0.06</text:p>
          </table:table-cell>
          <table:table-cell table:style-name="ce101" table:formula="of:=(1-([.F4]*SIN([.$B$3])))" office:value-type="float" office:value="0.602252435582567">
            <text:p>0.60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Board Length (ft)</text:p>
          </table:table-cell>
          <table:table-cell table:style-name="ce79" office:value-type="float" office:value="16">
            <text:p>16</text:p>
          </table:table-cell>
          <table:table-cell office:value-type="string">
            <text:p>Tan Ratio</text:p>
          </table:table-cell>
          <table:table-cell table:formula="of:=TAN(0.5*[.$B$3])" office:value-type="float" office:value="0.414213562373095">
            <text:p>0.41</text:p>
          </table:table-cell>
          <table:table-cell table:style-name="ce15" table:formula="of:=TAN(0.5*[.$B$3])" office:value-type="float" office:value="0.414213562373095">
            <text:p>0.41</text:p>
          </table:table-cell>
          <table:table-cell table:style-name="ce101" table:formula="of:=TAN(0.5*[.$B$3])" office:value-type="float" office:value="0.414213562373095">
            <text:p>0.41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Board Price ($/each)</text:p>
          </table:table-cell>
          <table:table-cell table:style-name="ce80" office:value-type="currency" office:currency="USD" office:value="8">
            <text:p>$8.00</text:p>
          </table:table-cell>
          <table:table-cell office:value-type="string">
            <text:p>Cross Section (in²)</text:p>
          </table:table-cell>
          <table:table-cell table:formula="of:=PI() * ([.D3]/2)^2 * [.D9]" office:value-type="float" office:value="65.5131404695344">
            <text:p>65.51</text:p>
          </table:table-cell>
          <table:table-cell table:style-name="ce15" table:formula="of:=PI() * ([.E3]/2)^2 * [.E9]" office:value-type="float" office:value="14.2309400008425">
            <text:p>14.23</text:p>
          </table:table-cell>
          <table:table-cell table:style-name="ce101" table:formula="of:=PI() * ([.F3]/2)^2 * [.F9]" office:value-type="float" office:value="65.5131404695344">
            <text:p>65.5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>
            <text:p>Circumference (45 deg) (in)</text:p>
          </table:table-cell>
          <table:table-cell table:style-name="ce94" table:formula="of:=[.D3]*2 + [.$B$2]*(1+SQRT(2))" office:value-type="float" office:value="26.0637084989848">
            <text:p>26.06</text:p>
          </table:table-cell>
          <table:table-cell table:style-name="ce94" table:formula="of:=[.E3]*2 + [.$B$2]*(1+SQRT(2))" office:value-type="float" office:value="13.9926406871193">
            <text:p>13.99</text:p>
          </table:table-cell>
          <table:table-cell table:style-name="ce94" table:formula="of:=[.F3]*2 + [.$B$2]*(1+SQRT(2))" office:value-type="float" office:value="26.0637084989848">
            <text:p>26.06</text:p>
          </table:table-cell>
          <table:table-cell table:number-columns-repeated="3"/>
        </table:table-row>
        <table:table-row table:style-name="ro1">
          <table:table-cell table:style-name="ce77" office:value-type="string">
            <text:p>V Above Partners (in³)</text:p>
          </table:table-cell>
          <table:table-cell table:formula="of:=[Rig.D17] * 12 * ([.D13] + [.E13])/2" office:value-type="float" office:value="13648.3684296073">
            <text:p>1364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4" office:value-type="string">
            <text:p>V Below Partners (in³)</text:p>
          </table:table-cell>
          <table:table-cell table:formula="of:=[Rig.D11] * 12 * ([.D13] + [.F13])/2" office:value-type="float" office:value="2620.52561878138">
            <text:p>2621</text:p>
          </table:table-cell>
          <table:table-cell table:style-name="ce4" office:value-type="string">
            <text:p>Staves per Board</text:p>
          </table:table-cell>
          <table:table-cell table:style-name="Default" table:formula="of:=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64" office:value-type="string">
            <text:p><text:s/>V At Partners (in³)</text:p>
          </table:table-cell>
          <table:table-cell table:formula="of:=[Rig.D12] * 12 *[Birdsmouth.D13]" office:value-type="float" office:value="0">
            <text:p>0</text:p>
          </table:table-cell>
          <table:table-cell table:style-name="ce4" office:value-type="string">
            <text:p>Minimum Lineal Feet</text:p>
          </table:table-cell>
          <table:table-cell table:style-name="ce27" table:formula="of:=([.B1]/[.D16])*([Rig.D19])" office:value-type="float" office:value="254.869493327509">
            <text:p>254.9</text:p>
          </table:table-cell>
          <table:table-cell table:number-columns-repeated="5"/>
        </table:table-row>
        <table:table-row table:style-name="ro1">
          <table:table-cell table:style-name="ce64" office:value-type="string">
            <text:p>Total Volume (in³)</text:p>
          </table:table-cell>
          <table:table-cell table:formula="of:=SUM([.B15:.B17])" office:value-type="float" office:value="16268.8940483886">
            <text:p>16269</text:p>
          </table:table-cell>
          <table:table-cell table:style-name="ce4" office:value-type="string">
            <text:p>Minimum Board Count</text:p>
          </table:table-cell>
          <table:table-cell table:style-name="Default" table:formula="of:=CEILING([.D17]/[.B12]; 1; 0)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Stave SA Above Partners (in²)</text:p>
          </table:table-cell>
          <table:table-cell table:formula="of:=[Rig.D18] * 12 * ([Birdsmouth.D14] + [Birdsmouth.E14]) / 2" office:value-type="float" office:value="2089.62622434204">
            <text:p>2090</text:p>
          </table:table-cell>
          <table:table-cell table:style-name="ce41" office:value-type="string">
            <text:p>Boards +25%</text:p>
          </table:table-cell>
          <table:table-cell table:style-name="ce95" table:formula="of:=CEILING([.D18]*1.25; 1; 0)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Stave SA Below Partners (in²)</text:p>
          </table:table-cell>
          <table:table-cell table:formula="of:=[Rig.D20] * 12 * ([Birdsmouth.E14] + [Birdsmouth.F14]) / 2" office:value-type="float" office:value="28.0847348105017">
            <text:p>28</text:p>
          </table:table-cell>
          <table:table-cell table:style-name="ce41" office:value-type="string">
            <text:p>Total Lumber Cost ($)</text:p>
          </table:table-cell>
          <table:table-cell table:style-name="ce95" table:formula="of:=[.D19]*[.B13]" office:value-type="currency" office:currency="USD" office:value="160">
            <text:p>$160.00</text:p>
          </table:table-cell>
          <table:table-cell table:number-columns-repeated="5"/>
        </table:table-row>
        <table:table-row table:style-name="ro1">
          <table:table-cell office:value-type="string">
            <text:p>Stave SA At Partners (in²)</text:p>
          </table:table-cell>
          <table:table-cell table:formula="of:=[Rig.D13] * 12 * [Birdsmouth.F14]" office:value-type="float" office:value="951.325360212944">
            <text:p>951</text:p>
          </table:table-cell>
          <table:table-cell table:style-name="ce4" office:value-type="string">
            <text:p>Rough Lumber (Bf)</text:p>
          </table:table-cell>
          <table:table-cell table:style-name="ce21" table:formula="of:= [.B10]*[.B11]*[.B12]*12*[.D19]/144" office:value-type="float" office:value="240">
            <text:p>240</text:p>
          </table:table-cell>
          <table:table-cell table:number-columns-repeated="5"/>
        </table:table-row>
        <table:table-row table:style-name="ro12">
          <table:table-cell office:value-type="string">
            <text:p>Total Stave SA (in²)</text:p>
          </table:table-cell>
          <table:table-cell table:style-name="ce21" table:formula="of:=SUM([.B19:.B21])" office:value-type="float" office:value="3069.03631936548">
            <text:p>3069</text:p>
          </table:table-cell>
          <table:table-cell table:style-name="ce4" office:value-type="string">
            <text:p>Finished Mast (Bf)</text:p>
          </table:table-cell>
          <table:table-cell table:style-name="ce27" table:formula="of:=[.B18]/144" office:value-type="float" office:value="112.978430891588">
            <text:p>113.0</text:p>
          </table:table-cell>
          <table:table-cell table:number-columns-repeated="5"/>
        </table:table-row>
        <table:table-row table:style-name="ro12">
          <table:table-cell office:value-type="string">
            <text:p>Total Epoxy (in³)</text:p>
          </table:table-cell>
          <table:table-cell table:style-name="ce28" table:formula="of:=[Materials.$B$7]*[.B22]" office:value-type="float" office:value="287.722154940514">
            <text:p>287.7</text:p>
          </table:table-cell>
          <table:table-cell table:style-name="ce41" office:value-type="string">
            <text:p>Waste</text:p>
          </table:table-cell>
          <table:table-cell table:style-name="ce96" table:formula="of:=1 - [.D22]/[.D21]" office:value-type="percentage" office:value="0.529256537951718">
            <text:p>53%</text:p>
          </table:table-cell>
          <table:table-cell table:number-columns-repeated="5"/>
        </table:table-row>
        <table:table-row table:style-name="ro3">
          <table:table-cell table:style-name="ce41" office:value-type="string">
            <text:p>Total Epoxy (gal)</text:p>
          </table:table-cell>
          <table:table-cell table:style-name="ce81" table:formula="of:=[.B23]/231" office:value-type="float" office:value="1.24555045428794">
            <text:p>1.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1" office:value-type="string">
            <text:p>Epoxy Weight (lbs)</text:p>
          </table:table-cell>
          <table:table-cell table:style-name="ce67" table:formula="of:=[Materials.B8]*[.B24]" office:value-type="float" office:value="10.9608439977339">
            <text:p>11.0</text:p>
          </table:table-cell>
          <table:table-cell table:style-name="ce1" office:value-type="string">
            <text:p>Max Windage <text:span text:style-name="T1">(ft²)</text:span></text:p>
          </table:table-cell>
          <table:table-cell table:style-name="ce27" table:formula="of:=([.D3]+[.E3])/(2 * 12)*[Rig.D17]" office:value-type="float" office:value="17.3483997240846">
            <text:p>17.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Total Weight (lbs)</text:p>
          </table:table-cell>
          <table:table-cell table:style-name="ce82" table:formula="of:=[Birdsmouth.B29]+[Birdsmouth.B25]" office:value-type="float" office:value="321.696720321957">
            <text:p>322</text:p>
          </table:table-cell>
          <table:table-cell table:style-name="ce64" office:value-type="string">
            <text:p>Moment of Inertia (in⁴)</text:p>
          </table:table-cell>
          <table:table-cell table:style-name="ce22" table:formula="of:=3.1415*([Birdsmouth.D3]^4-[Birdsmouth.D8]^4) / 64" office:value-type="float" office:value="478.796097258613">
            <text:p>479</text:p>
          </table:table-cell>
          <table:table-cell table:number-columns-repeated="5"/>
        </table:table-row>
        <table:table-row table:style-name="ro1">
          <table:table-cell office:value-type="string">
            <text:p>Weight Per Board (lbs)</text:p>
          </table:table-cell>
          <table:table-cell table:style-name="ce21" table:formula="of:=[Birdsmouth.B10]*[Birdsmouth.B11]*[Birdsmouth.B12]*12*[Materials.E10]" office:value-type="float" office:value="33.0048">
            <text:p>33</text:p>
          </table:table-cell>
          <table:table-cell table:style-name="ce64" office:value-type="string">
            <text:p>Righting Bending Stress (psi)</text:p>
          </table:table-cell>
          <table:table-cell table:style-name="ce97" table:formula="of:=[Boat.D12]*(0.5*[.D3])*([Rig.D17]*12)/[.D26]" office:value-type="float" office:value="4432.08566416806">
            <text:p>4432</text:p>
          </table:table-cell>
          <table:table-cell table:style-name="ce99"/>
          <table:table-cell table:number-columns-repeated="4"/>
        </table:table-row>
        <table:table-row table:style-name="ro1">
          <table:table-cell table:style-name="ce41" office:value-type="string">
            <text:p>Rough Lumber Weight (lbs)</text:p>
          </table:table-cell>
          <table:table-cell table:style-name="ce83" table:formula="of:=[.B27]*[Birdsmouth.D19]" office:value-type="float" office:value="660.096">
            <text:p>660</text:p>
          </table:table-cell>
          <table:table-cell table:style-name="ce64" office:value-type="string">
            <text:p>Gust Bending Stress (psi)</text:p>
          </table:table-cell>
          <table:table-cell table:style-name="ce98" table:formula="of:=[Gusts.$B$5]*(0.5*[.D3])*([Rig.D17]*12)/([.D26]*2)" office:value-type="float" office:value="5900.91257960737">
            <text:p>5901</text:p>
          </table:table-cell>
          <table:table-cell table:number-columns-repeated="5"/>
        </table:table-row>
        <table:table-row table:style-name="ro1">
          <table:table-cell table:style-name="ce78" office:value-type="string">
            <text:p>Finished Lumber Weight (lbs)</text:p>
          </table:table-cell>
          <table:table-cell table:style-name="ce84" table:formula="of:=[.B18]*[Materials.E10]" office:value-type="float" office:value="310.735876324223">
            <text:p>311</text:p>
          </table:table-cell>
          <table:table-cell table:style-name="ce1" office:value-type="string">
            <text:p>Righting Safety Factor</text:p>
          </table:table-cell>
          <table:table-cell table:style-name="ce29" table:formula="of:=[Materials.E9]/[Birdsmouth.D27]" office:value-type="float" office:value="1.63128615912191">
            <text:p>1.63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style-name="ce1" office:value-type="string">
            <text:p>Gust Safety Factor</text:p>
          </table:table-cell>
          <table:table-cell table:style-name="ce29" table:formula="of:=[Materials.E9]/[Birdsmouth.D28]" office:value-type="float" office:value="1.22523421631186">
            <text:p>1.23</text:p>
          </table:table-cell>
          <table:table-cell table:number-columns-repeated="5"/>
        </table:table-row>
      </table:table>
      <table:table table:name="RoundedBox" table:style-name="ta1">
        <table:table-column table:style-name="co42" table:default-cell-style-name="ce4"/>
        <table:table-column table:style-name="co43" table:default-cell-style-name="ce21"/>
        <table:table-column table:style-name="co44" table:default-cell-style-name="ce4"/>
        <table:table-column table:style-name="co45" table:default-cell-style-name="Default"/>
        <table:table-column table:style-name="co46" table:default-cell-style-name="ce4"/>
        <table:table-column table:style-name="co47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50" table:default-cell-style-name="Default"/>
        <table:table-row table:style-name="ro4">
          <table:table-cell table:style-name="ce102" office:value-type="string">
            <text:p>Board Thickness (in)</text:p>
          </table:table-cell>
          <table:table-cell table:style-name="ce52" table:formula="of:=[Materials.E11]" office:value-type="float" office:value="1.5">
            <text:p>1.5</text:p>
          </table:table-cell>
          <table:table-cell office:value-type="string">
            <text:p>Partners Outer</text:p>
          </table:table-cell>
          <table:table-cell table:style-name="ce99" table:formula="of:=CEILING([Rig.D27]*[.B2]; 0.125)" office:value-type="float" office:value="10">
            <text:p>10</text:p>
          </table:table-cell>
          <table:table-cell office:value-type="string">
            <text:p>Partners X Section (in²)</text:p>
          </table:table-cell>
          <table:table-cell table:style-name="ce27" table:formula="of:=PI()*[.B3]^2 + ([.D1]-2*[.B3])*[.D5]*4" office:value-type="float" office:value="52.2743338823081">
            <text:p>52.3</text:p>
          </table:table-cell>
          <table:table-cell table:number-columns-repeated="4"/>
        </table:table-row>
        <table:table-row table:style-name="ro4">
          <table:table-cell table:style-name="ce102" office:value-type="string">
            <text:p>Scaling Factor</text:p>
          </table:table-cell>
          <table:table-cell table:style-name="ce52" office:value-type="float" office:value="1.05">
            <text:p>1.05</text:p>
          </table:table-cell>
          <table:table-cell office:value-type="string">
            <text:p>Masthead Outer</text:p>
          </table:table-cell>
          <table:table-cell table:style-name="ce99" table:formula="of:=CEILING([Rig.D28]*[.D1]; 0.125)" office:value-type="float" office:value="4.125">
            <text:p>4.125</text:p>
          </table:table-cell>
          <table:table-cell office:value-type="string">
            <text:p>Partners Unrounded X Section (in²)</text:p>
          </table:table-cell>
          <table:table-cell table:formula="of:=[.D1]^2 - [.D3]^2 + ([.D5]*2)^2" office:value-type="float" office:value="60">
            <text:p>60</text:p>
          </table:table-cell>
          <table:table-cell table:number-columns-repeated="4"/>
        </table:table-row>
        <table:table-row table:style-name="ro4">
          <table:table-cell table:style-name="ce103" office:value-type="string">
            <text:p>Partners Corner Radius (in)</text:p>
          </table:table-cell>
          <table:table-cell table:style-name="ce28" table:formula="of:=2*[.B1]" office:value-type="float" office:value="3">
            <text:p>3.0</text:p>
          </table:table-cell>
          <table:table-cell office:value-type="string">
            <text:p>Partners Inner</text:p>
          </table:table-cell>
          <table:table-cell table:style-name="ce99" table:formula="of:=CEILING([Rig.D27]*[.B2]-2*[.B1]; 0.125)" office:value-type="float" office:value="7">
            <text:p>7</text:p>
          </table:table-cell>
          <table:table-cell office:value-type="string">
            <text:p>Masthead X Section (in²)</text:p>
          </table:table-cell>
          <table:table-cell table:style-name="ce27" table:formula="of:=PI()*[.B4]^2 + ([.D2]-2*[.B4])*[.D5]*4" office:value-type="float" office:value="15.2260782021996">
            <text:p>15.2</text:p>
          </table:table-cell>
          <table:table-cell table:number-columns-repeated="4"/>
        </table:table-row>
        <table:table-row table:style-name="ro4">
          <table:table-cell table:style-name="ce1" office:value-type="string">
            <text:p>Masthead Corner Radius</text:p>
          </table:table-cell>
          <table:table-cell table:style-name="Default" table:formula="of:=FLOOR(([.B3]/[.D1])*[.D2]; 0.125)" office:value-type="float" office:value="1.125">
            <text:p>1.125</text:p>
          </table:table-cell>
          <table:table-cell office:value-type="string">
            <text:p>Masthead Inner</text:p>
          </table:table-cell>
          <table:table-cell table:style-name="ce99" table:formula="of:=CEILING(MAX([.D1]*[Rig.D28] - 2*[.B1]; 0); 0.125)" office:value-type="float" office:value="1.125">
            <text:p>1.125</text:p>
          </table:table-cell>
          <table:table-cell office:value-type="string">
            <text:p>Partners Components Circumference (in)</text:p>
          </table:table-cell>
          <table:table-cell table:formula="of:=([.D1]+[.D3]+[.B1]*2+[.D5]*4)*4" office:value-type="float" office:value="104">
            <text:p>104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 table:style-name="ce103" office:value-type="string">
            <text:p>Partners Fillets</text:p>
          </table:table-cell>
          <table:table-cell table:formula="of:=[.B3]/2" office:value-type="float" office:value="1.5">
            <text:p>1.5</text:p>
          </table:table-cell>
          <table:table-cell office:value-type="string">
            <text:p>Masthead Components Circumference</text:p>
          </table:table-cell>
          <table:table-cell table:formula="of:=([.D2]+[.D4]+[.B1]*2+[.D6]*4)*4" office:value-type="float" office:value="42">
            <text:p>42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>
            <text:p>Masthead Fillets</text:p>
          </table:table-cell>
          <table:table-cell table:formula="of:=[.B4]/2" office:value-type="float" office:value="0.5625">
            <text:p>0.5625</text:p>
          </table:table-cell>
          <table:table-cell office:value-type="string">
            <text:p>Surface Area Above Partners (in²)</text:p>
          </table:table-cell>
          <table:table-cell table:style-name="ce22" table:formula="of:=([.F4]+[.F5])/2*[Rig.D17]" office:value-type="float" office:value="2082.35079328019">
            <text:p>208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Radius (Max) (in)</text:p>
          </table:table-cell>
          <table:table-cell table:style-name="ce20" table:formula="of:=([.D1]-2*[.B3])/SQRT(2) + [.B3]" office:value-type="float" office:value="5.82842712474619">
            <text:p>5.83</text:p>
          </table:table-cell>
          <table:table-cell table:style-name="Default"/>
          <table:table-cell/>
          <table:table-cell office:value-type="string">
            <text:p>Surface Area Below Partners (in²)</text:p>
          </table:table-cell>
          <table:table-cell table:style-name="ce22" table:formula="of:=[.F4]*([Rig.D11]+[Rig.D12])" office:value-type="float" office:value="346.666666666667">
            <text:p>347</text:p>
          </table:table-cell>
          <table:table-cell table:number-columns-repeated="4"/>
        </table:table-row>
        <table:table-row table:style-name="ro4">
          <table:table-cell table:style-name="ce1" office:value-type="string">
            <text:p>Masthead Radius (Max) (in)</text:p>
          </table:table-cell>
          <table:table-cell table:style-name="ce20" table:formula="of:=([.D2]-2*[.B4])/SQRT(2) + [.B4]" office:value-type="float" office:value="2.45082521472478">
            <text:p>2.45</text:p>
          </table:table-cell>
          <table:table-cell office:value-type="string">
            <text:p>Below Partners Volume (in³)</text:p>
          </table:table-cell>
          <table:table-cell table:style-name="ce21" table:formula="of:=([Rig.D11]+[Rig.D12])*[.F2]*12" office:value-type="float" office:value="2400">
            <text:p>2400</text:p>
          </table:table-cell>
          <table:table-cell office:value-type="string">
            <text:p>Total Components Surface Area (in²)</text:p>
          </table:table-cell>
          <table:table-cell table:style-name="ce21" table:formula="of:=SUM([.F6:.F7])" office:value-type="float" office:value="2429.01745994685">
            <text:p>2429</text:p>
          </table:table-cell>
          <table:table-cell table:number-columns-repeated="4"/>
        </table:table-row>
        <table:table-row table:style-name="ro2">
          <table:table-cell office:value-type="string">
            <text:p>Righting Bending Stress (psi)</text:p>
          </table:table-cell>
          <table:table-cell table:formula="of:=[Boat.D12]*[.B7]*([Rig.$D$17]*12)/([.B18])" office:value-type="float" office:value="4314.96483638177">
            <text:p>4315</text:p>
          </table:table-cell>
          <table:table-cell office:value-type="string">
            <text:p>Above Partners Volume (in³)</text:p>
          </table:table-cell>
          <table:table-cell table:style-name="ce22" table:formula="of:=[Rig.D17]*12*([.F1]+[.F3])/2" office:value-type="float" office:value="11552.8386288423">
            <text:p>11553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64" office:value-type="string">
            <text:p>Gust Bending Stress (psi)</text:p>
          </table:table-cell>
          <table:table-cell table:formula="of:=[Gusts.$B$5]*[.B7]*([Rig.D19]*12)/([.B18]*2)" office:value-type="float" office:value="6416.30694608421">
            <text:p>6416</text:p>
          </table:table-cell>
          <table:table-cell office:value-type="string">
            <text:p>Total Volume (in³)</text:p>
          </table:table-cell>
          <table:table-cell table:style-name="ce21" table:formula="of:=SUM([.D8:.D9])" office:value-type="float" office:value="13952.8386288423">
            <text:p>13953</text:p>
          </table:table-cell>
          <table:table-cell table:style-name="ce2" office:value-type="string">
            <text:p>Below Partners Weight (lbs)</text:p>
          </table:table-cell>
          <table:table-cell table:style-name="ce22" table:formula="of:=[.D8]*[Materials.E10]" office:value-type="float" office:value="45.84">
            <text:p>4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Wall Thickness</text:p>
          </table:table-cell>
          <table:table-cell table:style-name="ce104" table:formula="of:=[.B1]/[.D1]" office:value-type="percentage" office:value="0.15">
            <text:p>15.0%</text:p>
          </table:table-cell>
          <table:table-cell office:value-type="string">
            <text:p>Total Epoxy (in³)</text:p>
          </table:table-cell>
          <table:table-cell table:style-name="ce32" table:formula="of:=[Materials.$B$7]*[.F8]" office:value-type="float" office:value="227.720386870017">
            <text:p>227.72</text:p>
          </table:table-cell>
          <table:table-cell table:style-name="ce2" office:value-type="string">
            <text:p>Above Partners Weight (lbs)</text:p>
          </table:table-cell>
          <table:table-cell table:style-name="ce22" table:formula="of:=[.D9]*[Materials.E10]" office:value-type="float" office:value="220.659217810887">
            <text:p>221</text:p>
          </table:table-cell>
          <table:table-cell table:number-columns-repeated="4"/>
        </table:table-row>
        <table:table-row table:style-name="ro2">
          <table:table-cell office:value-type="string">
            <text:p>Top Corners Area (in²)</text:p>
          </table:table-cell>
          <table:table-cell table:style-name="ce34" table:formula="of:=PI()*([.B3]^2)/2" office:value-type="float" office:value="14.1371669411541">
            <text:p>14.1</text:p>
          </table:table-cell>
          <table:table-cell office:value-type="string">
            <text:p>Total Epoxy (gal)</text:p>
          </table:table-cell>
          <table:table-cell table:style-name="ce20" table:formula="of:=[.D11]/231" office:value-type="float" office:value="0.985802540562846">
            <text:p>0.99</text:p>
          </table:table-cell>
          <table:table-cell table:style-name="ce2" office:value-type="string">
            <text:p>Total Lumber Weight (lbs)</text:p>
          </table:table-cell>
          <table:table-cell table:style-name="ce22" table:formula="of:=[.F10]+[.F11]" office:value-type="float" office:value="266.499217810887">
            <text:p>266</text:p>
          </table:table-cell>
          <table:table-cell table:number-columns-repeated="4"/>
        </table:table-row>
        <table:table-row table:style-name="ro2">
          <table:table-cell office:value-type="string">
            <text:p>TC Moment (Centroid)</text:p>
          </table:table-cell>
          <table:table-cell table:style-name="ce20" table:formula="of:=[.B3]^4*(PI()/8 - 8/(9*PI()))" office:value-type="float" office:value="8.89031381236372">
            <text:p>8.89</text:p>
          </table:table-cell>
          <table:table-cell office:value-type="string">
            <text:p>Epoxy Density (lb/gal)</text:p>
          </table:table-cell>
          <table:table-cell table:style-name="ce73" office:value-type="float" office:value="8.8">
            <text:p>8.8</text:p>
          </table:table-cell>
          <table:table-cell table:style-name="ce2" office:value-type="string">
            <text:p>Below Partners Torque (ft*lbs)</text:p>
          </table:table-cell>
          <table:table-cell table:style-name="ce22" table:formula="of:=([Rig.D11]/2 * [.F10])" office:value-type="float" office:value="76.4">
            <text:p>76</text:p>
          </table:table-cell>
          <table:table-cell table:number-columns-repeated="4"/>
        </table:table-row>
        <table:table-row table:style-name="ro2">
          <table:table-cell office:value-type="string">
            <text:p>TC Centroid Distance (in)</text:p>
          </table:table-cell>
          <table:table-cell table:style-name="ce61" table:formula="of:=[.D1]/2+[.B3]*(4/(3*PI())-1)" office:value-type="float" office:value="3.27323954473516">
            <text:p>3.27</text:p>
          </table:table-cell>
          <table:table-cell office:value-type="string">
            <text:p>Epoxy Weight (lbs)</text:p>
          </table:table-cell>
          <table:table-cell table:style-name="ce20" table:formula="of:=[.D13]*[.D12]" office:value-type="float" office:value="8.67506235695304">
            <text:p>8.68</text:p>
          </table:table-cell>
          <table:table-cell table:style-name="ce2" office:value-type="string">
            <text:p>Above Partners Torque (ft*lbs)</text:p>
          </table:table-cell>
          <table:table-cell table:style-name="ce66" table:formula="of:=[Rig.D17]*[.F11] * ([.D2]/[.D1])" office:value-type="float" office:value="2596.43263858764">
            <text:p>259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ll Corners Moment (in⁴)</text:p>
          </table:table-cell>
          <table:table-cell table:formula="of:=2*0.1098*[.B3]^4+2*[.B12]*[.B14]^2" office:value-type="float" office:value="320.721559139698">
            <text:p>321</text:p>
          </table:table-cell>
          <table:table-cell table:style-name="Default"/>
          <table:table-cell/>
          <table:table-cell table:style-name="ce2" office:value-type="string">
            <text:p>Counterweight At Foot (lbs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idewalls Moment (in⁴)</text:p>
          </table:table-cell>
          <table:table-cell table:formula="of:=2*[.B1]*([.D1]-2*[.B3])^3/12" office:value-type="float" office:value="16">
            <text:p>16</text:p>
          </table:table-cell>
          <table:table-cell table:style-name="ce1" office:value-type="string">
            <text:p>Total Weight (lbs)</text:p>
          </table:table-cell>
          <table:table-cell table:style-name="ce31" table:formula="of:=[.F12]+[.D14]" office:value-type="float" office:value="275.17428016784">
            <text:p>275</text:p>
          </table:table-cell>
          <table:table-cell table:style-name="ce2" office:value-type="string">
            <text:p>Counterweight Mass Ratio</text:p>
          </table:table-cell>
          <table:table-cell table:style-name="ce20" table:formula="of:= [.F15]/([.F15] + [.F10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office:value-type="string">
            <text:p>Top/Bottom Walls Moment (in⁴)</text:p>
          </table:table-cell>
          <table:table-cell table:formula="of:=([.D1]-2*[.B3])*([.D1]^3 - ([.D1]-2*[.B1])^3)/12" office:value-type="float" office:value="219">
            <text:p>219</text:p>
          </table:table-cell>
          <table:table-cell table:style-name="ce1" office:value-type="string">
            <text:p>Righting Safety Factor</text:p>
          </table:table-cell>
          <table:table-cell table:style-name="ce106" table:formula="of:=[Materials.E9]/[RoundedBox.B9]" office:value-type="float" office:value="1.67556405999882">
            <text:p>1.68</text:p>
          </table:table-cell>
          <table:table-cell table:style-name="ce2" office:value-type="string">
            <text:p>Below Partners Torque w/Weight (ft*lbs)</text:p>
          </table:table-cell>
          <table:table-cell table:style-name="ce66" table:formula="of:=[.F16]*[Rig.D11]*[.F15] + [.F13]*(1-[.F16])" office:value-type="float" office:value="76.4">
            <text:p>76</text:p>
          </table:table-cell>
          <table:table-cell table:number-columns-repeated="4"/>
        </table:table-row>
        <table:table-row table:style-name="ro2">
          <table:table-cell office:value-type="string">
            <text:p>Total Moment (Radiused) (in⁴)</text:p>
          </table:table-cell>
          <table:table-cell table:formula="of:=SUM([.B15:.B17])" office:value-type="float" office:value="555.721559139699">
            <text:p>556</text:p>
          </table:table-cell>
          <table:table-cell table:style-name="ce1" office:value-type="string">
            <text:p>Gust Safety Factor</text:p>
          </table:table-cell>
          <table:table-cell table:style-name="ce107" table:formula="of:=[Materials.$E$9]/[RoundedBox.B10]" office:value-type="float" office:value="1.12681641647652">
            <text:p>1.13</text:p>
          </table:table-cell>
          <table:table-cell table:style-name="ce1" office:value-type="string">
            <text:p>Force At Foot To Raise Mast (lbf)</text:p>
          </table:table-cell>
          <table:table-cell table:style-name="ce21" table:formula="of:=([.F14]-[.F17])/[Rig.D13]" office:value-type="float" office:value="828.503881179499">
            <text:p>829</text:p>
          </table:table-cell>
          <table:table-cell table:number-columns-repeated="4"/>
        </table:table-row>
        <table:table-row table:style-name="ro2">
          <table:table-cell office:value-type="string">
            <text:p>Total Moment (Square)<text:span text:style-name="T1"> (in⁴)</text:span></text:p>
          </table:table-cell>
          <table:table-cell table:formula="of:=([.D1]^4/12 - ([.D1]-[.B1]*2)^4/12)" office:value-type="float" office:value="633.25">
            <text:p>633</text:p>
          </table:table-cell>
          <table:table-cell table:style-name="Default"/>
          <table:table-cell/>
          <table:table-cell table:style-name="ce1" office:value-type="string">
            <text:p>Lead Angle From Horizontal (<text:span text:style-name="T1">°)</text:span>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2">
          <table:table-cell office:value-type="string">
            <text:p>Radiused vs Square Moment Ratio</text:p>
          </table:table-cell>
          <table:table-cell table:style-name="ce105" table:formula="of:=[.B18]/[.B19]" office:value-type="percentage" office:value="0.877570563189417">
            <text:p>88%</text:p>
          </table:table-cell>
          <table:table-cell table:style-name="ce1" office:value-type="string">
            <text:p>Max Width at Partners (in)</text:p>
          </table:table-cell>
          <table:table-cell table:style-name="ce27" table:formula="of:=[.B7]*2" office:value-type="float" office:value="11.6568542494924">
            <text:p>11.7</text:p>
          </table:table-cell>
          <table:table-cell table:style-name="ce1" office:value-type="string">
            <text:p>Dead Pull at Horizontal (lbf)</text:p>
          </table:table-cell>
          <table:table-cell table:style-name="ce108" table:formula="of:=[.F18]/SIN([.F19]*PI()/180)" office:value-type="float" office:value="831.668631409637">
            <text:p>832</text:p>
          </table:table-cell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1" office:value-type="string">
            <text:p>Max Width at Masthead (in)</text:p>
          </table:table-cell>
          <table:table-cell table:style-name="ce27" table:formula="of:=[.B8]*2" office:value-type="float" office:value="4.90165042944955">
            <text:p>4.9</text:p>
          </table:table-cell>
          <table:table-cell table:style-name="ce1" office:value-type="string">
            <text:p>Purchas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Outer Circumference (in)</text:p>
          </table:table-cell>
          <table:table-cell table:style-name="ce27" table:formula="of:=([.D1]*4-[.B3]*8) + (PI()*[.B3]*2)" office:value-type="float" office:value="34.8495559215388">
            <text:p>34.8</text:p>
          </table:table-cell>
          <table:table-cell table:style-name="ce1" office:value-type="string">
            <text:p>Max Windage (ft²)</text:p>
          </table:table-cell>
          <table:table-cell table:style-name="ce27" table:formula="of:=([.D20]*[Rig.D11]+(([.D20]+[.D21])/2)*[Rig.D17])/12" office:value-type="float" office:value="22.9187315954041">
            <text:p>22.9</text:p>
          </table:table-cell>
          <table:table-cell table:style-name="ce1" office:value-type="string">
            <text:p>Dead Pull with Purchase (lbf)</text:p>
          </table:table-cell>
          <table:table-cell table:style-name="ce21" table:formula="of:=[.F20]/[.F21]" office:value-type="float" office:value="138.611438568273">
            <text:p>13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" office:value-type="string">
            <text:p>Max Windage (m²)</text:p>
          </table:table-cell>
          <table:table-cell table:style-name="ce27" table:formula="of:=[.D22]*0.3048" office:value-type="float" office:value="6.98562939027918">
            <text:p>7.0</text:p>
          </table:table-cell>
          <table:table-cell table:style-name="ce1" office:value-type="string">
            <text:p>Barient 26 Force at Handle (lbf)</text:p>
          </table:table-cell>
          <table:table-cell table:style-name="ce21" table:formula="of:= [.F22]/26" office:value-type="float" office:value="5.3312091757028">
            <text:p>5</text:p>
          </table:table-cell>
          <table:table-cell table:number-columns-repeated="4"/>
        </table:table-row>
        <calcext:conditional-formats>
          <calcext:conditional-format calcext:target-range-address="RoundedBox.D18:RoundedBox.D18">
            <calcext:condition calcext:apply-style-name="Calc - Red" calcext:value="&lt;=1" calcext:base-cell-address="RoundedBox.D18"/>
            <calcext:condition calcext:apply-style-name="Calc - Orange" calcext:value="between(1,2)" calcext:base-cell-address="RoundedBox.D18"/>
            <calcext:condition calcext:apply-style-name="Calc - Yellow" calcext:value="between(2,3)" calcext:base-cell-address="RoundedBox.D18"/>
            <calcext:condition calcext:apply-style-name="Calc - Green" calcext:value="&gt;=3" calcext:base-cell-address="RoundedBox.D18"/>
          </calcext:conditional-format>
          <calcext:conditional-format calcext:target-range-address="RoundedBox.D17:RoundedBox.D17">
            <calcext:condition calcext:apply-style-name="Calc - Red" calcext:value="&lt;=1" calcext:base-cell-address="RoundedBox.D17"/>
            <calcext:condition calcext:apply-style-name="Calc - Orange" calcext:value="between(1,2)" calcext:base-cell-address="RoundedBox.D17"/>
            <calcext:condition calcext:apply-style-name="Calc - Yellow" calcext:value="between(2,3)" calcext:base-cell-address="RoundedBox.D17"/>
            <calcext:condition calcext:apply-style-name="Calc - Green" calcext:value="&gt;=3" calcext:base-cell-address="RoundedBox.D17"/>
          </calcext:conditional-format>
        </calcext:conditional-formats>
      </table:table>
      <table:table table:name="BoxLumber" table:style-name="ta1">
        <table:table-column table:style-name="co51" table:default-cell-style-name="ce110"/>
        <table:table-column table:style-name="co52" table:default-cell-style-name="ce112"/>
        <table:table-column table:style-name="co53" table:default-cell-style-name="ce112"/>
        <table:table-column table:style-name="co37" table:default-cell-style-name="ce112"/>
        <table:table-column table:style-name="co54" table:default-cell-style-name="ce112"/>
        <table:table-column table:style-name="co3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3" table:default-cell-style-name="Default"/>
        <table:table-column table:style-name="co60" table:default-cell-style-name="Default"/>
        <table:table-column table:style-name="co15" table:number-columns-repeated="1010" table:default-cell-style-name="Default"/>
        <table:table-row table:style-name="ro3">
          <table:table-cell table:style-name="ce1"/>
          <table:table-cell table:style-name="ce115" office:value-type="string">
            <text:p>Partners</text:p>
          </table:table-cell>
          <table:table-cell table:style-name="ce115" office:value-type="string">
            <text:p>Masthead</text:p>
          </table:table-cell>
          <table:table-cell table:style-name="ce53"/>
          <table:table-cell table:style-name="ce24" office:value-type="string" table:number-columns-spanned="2" table:number-rows-spanned="1">
            <text:p>Scarf Length (ft)</text:p>
          </table:table-cell>
          <table:covered-table-cell table:style-name="ce1"/>
          <table:table-cell table:formula="of:=1.5*12/12" office:value-type="float" office:value="1.5">
            <text:p>1.5</text:p>
          </table:table-cell>
          <table:table-cell table:number-columns-repeated="10"/>
          <table:table-cell table:style-name="ce11" table:number-columns-repeated="1007"/>
        </table:table-row>
        <table:table-row table:style-name="ro1">
          <table:table-cell table:style-name="ce109" office:value-type="string">
            <text:p>OuterWidth</text:p>
          </table:table-cell>
          <table:table-cell table:style-name="ce11" table:formula="of:=[RoundedBox.$D$1]" office:value-type="float" office:value="10">
            <text:p>10</text:p>
          </table:table-cell>
          <table:table-cell table:style-name="ce11" table:formula="of:=[RoundedBox.$D$2]" office:value-type="float" office:value="4.125">
            <text:p>4.125</text:p>
          </table:table-cell>
          <table:table-cell table:style-name="ce123"/>
          <table:table-cell table:style-name="ce24" office:value-type="string" table:number-columns-spanned="2" table:number-rows-spanned="1">
            <text:p>Length Fudge Factor</text:p>
          </table:table-cell>
          <table:covered-table-cell table:style-name="ce1"/>
          <table:table-cell table:style-name="ce42" office:value-type="percentage" office:value="1.1">
            <text:p>110%</text:p>
          </table:table-cell>
          <table:table-cell table:number-columns-repeated="1017"/>
        </table:table-row>
        <table:table-row table:style-name="ro12">
          <table:table-cell table:style-name="ce39" office:value-type="string">
            <text:p>Inner Width</text:p>
          </table:table-cell>
          <table:table-cell table:style-name="ce11" table:formula="of:=[RoundedBox.$D$3]" office:value-type="float" office:value="7">
            <text:p>7</text:p>
          </table:table-cell>
          <table:table-cell table:style-name="ce11" table:formula="of:=[RoundedBox.$D$4]" office:value-type="float" office:value="1.125">
            <text:p>1.125</text:p>
          </table:table-cell>
          <table:table-cell table:style-name="Default"/>
          <table:table-cell table:style-name="ce1" office:value-type="string" table:number-columns-spanned="2" table:number-rows-spanned="1">
            <text:p>Slope (in / ft)</text:p>
          </table:table-cell>
          <table:covered-table-cell table:style-name="ce125"/>
          <table:table-cell table:style-name="ce127" table:formula="of:=([.C2]-[.B2])/[Rig.$D$17]" office:value-type="float" office:value="-0.205957133343716">
            <text:p>-0.206</text:p>
          </table:table-cell>
          <table:table-cell table:number-columns-repeated="1017"/>
        </table:table-row>
        <table:table-row table:style-name="ro12">
          <table:table-cell table:style-name="Default" table:number-columns-repeated="3"/>
          <table:table-cell table:style-name="ce123"/>
          <table:table-cell table:style-name="Default"/>
          <table:table-cell table:number-columns-repeated="1019"/>
        </table:table-row>
        <table:table-row table:style-name="ro12">
          <table:table-cell table:style-name="ce24" office:value-type="string" table:number-columns-spanned="2" table:number-rows-spanned="1">
            <text:p>Prices Source</text:p>
          </table:table-cell>
          <table:covered-table-cell table:style-name="ce1"/>
          <table:table-cell table:style-name="Default" table:number-columns-repeated="3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12">
          <table:table-cell office:value-type="string">
            <text:p>Dimensional Name</text:p>
          </table:table-cell>
          <table:table-cell table:style-name="ce116" office:value-type="string">
            <text:p>2x12</text:p>
          </table:table-cell>
          <table:table-cell table:style-name="ce116" office:value-type="string">
            <text:p>2x8</text:p>
          </table:table-cell>
          <table:table-cell table:style-name="ce116" office:value-type="string">
            <text:p>2x4</text:p>
          </table:table-cell>
          <table:table-cell table:style-name="ce124" office:value-type="string">
            <text:p>Totals</text:p>
          </table:table-cell>
          <table:table-cell table:style-name="ce110"/>
          <table:table-cell table:number-columns-repeated="1018"/>
        </table:table-row>
        <table:table-row table:style-name="ro12">
          <table:table-cell table:style-name="ce111" office:value-type="string">
            <text:p>Width (in)</text:p>
          </table:table-cell>
          <table:table-cell table:style-name="ce110" office:value-type="float" office:value="11.25">
            <text:p>11.25</text:p>
          </table:table-cell>
          <table:table-cell table:style-name="ce110" office:value-type="float" office:value="7.25">
            <text:p>7.25</text:p>
          </table:table-cell>
          <table:table-cell table:style-name="ce110" office:value-type="float" office:value="3.5">
            <text:p>3.5</text:p>
          </table:table-cell>
          <table:table-cell table:style-name="ce110"/>
          <table:table-cell table:style-name="ce110"/>
          <table:table-cell/>
          <table:table-cell table:number-columns-repeated="1017"/>
        </table:table-row>
        <table:table-row table:style-name="ro12">
          <table:table-cell table:style-name="ce112" office:value-type="string">
            <text:p>Cross Section (in²)</text:p>
          </table:table-cell>
          <table:table-cell table:formula="of:=[.B8]*1.5" office:value-type="float" office:value="16.875">
            <text:p>16.9</text:p>
          </table:table-cell>
          <table:table-cell table:formula="of:=[.C8]*1.5" office:value-type="float" office:value="10.875">
            <text:p>10.9</text:p>
          </table:table-cell>
          <table:table-cell table:formula="of:=[.D8]*1.5" office:value-type="float" office:value="5.25">
            <text:p>5.3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table:style-name="ce113" office:value-type="string">
            <text:p>Board Length (ft)</text:p>
          </table:table-cell>
          <table:table-cell table:number-columns-repeated="3" table:style-name="ce111" office:value-type="float" office:value="16">
            <text:p>16</text:p>
          </table:table-cell>
          <table:table-cell table:style-name="ce111" table:number-columns-repeated="2"/>
          <table:table-cell table:number-columns-repeated="1018"/>
        </table:table-row>
        <table:table-row table:style-name="ro12">
          <table:table-cell table:style-name="ce112" office:value-type="string">
            <text:p>Minimum Outer Height<text:span text:style-name="T1"> (ft)</text:span></text:p>
          </table:table-cell>
          <table:table-cell table:formula="of:=MIN(MAX(([.B$8]-[.B$2])/[.$G$3]; 0); [Rig.$D$18])" office:value-type="float" office:value="0">
            <text:p>0.0</text:p>
          </table:table-cell>
          <table:table-cell table:formula="of:=MIN(MAX(([.$C8]-[.B$2])/[.$G$3]; 0); [Rig.$D$17])" office:value-type="float" office:value="13.3522930493046">
            <text:p>13.4</text:p>
          </table:table-cell>
          <table:table-cell table:formula="of:=MIN(MAX(([.$D8]-[.B$2])/[.$G$3]; 0); [Rig.$D$17])" office:value-type="float" office:value="28.5253533326053">
            <text:p>28.5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Minimum Inner Height<text:span text:style-name="T1"> (ft)</text:span></text:p>
          </table:table-cell>
          <table:table-cell table:style-name="ce117" table:formula="of:=MIN(MAX(([.$B8]-[.B$3])/[.$G$3]; 0); [Rig.$D$18])" office:value-type="float" office:value="0">
            <text:p>0.0</text:p>
          </table:table-cell>
          <table:table-cell table:style-name="ce117" table:formula="of:=MIN(MAX(([.$C8]-[.B$3])/[.$G$3]; 0); [Rig.$D$17])" office:value-type="float" office:value="0">
            <text:p>0.0</text:p>
          </table:table-cell>
          <table:table-cell table:style-name="ce117" table:formula="of:=MIN(MAX(([.$D8]-[.B$3])/[.$G$3]; 0); [Rig.$D$17])" office:value-type="float" office:value="16.9938275172968">
            <text:p>17.0</text:p>
          </table:table-cell>
          <table:table-cell table:style-name="ce117"/>
          <table:table-cell table:style-name="ce111"/>
          <table:table-cell table:number-columns-repeated="1018"/>
        </table:table-row>
        <table:table-row table:style-name="ro12">
          <table:table-cell table:style-name="ce112" office:value-type="string">
            <text:p>Raw Outer Length<text:span text:style-name="T1"> (ft)</text:span></text:p>
          </table:table-cell>
          <table:table-cell table:formula="of:=IF(ISNUMBER([.C11]); [.C11]; [Rig.$D$17])-[.B11]" office:value-type="float" office:value="13.3522930493046">
            <text:p>13.4</text:p>
          </table:table-cell>
          <table:table-cell table:formula="of:=IF(ISNUMBER([.D11]); [.D11]; [Rig.$D$17])-[.C11]" office:value-type="float" office:value="15.1730602833007">
            <text:p>15.2</text:p>
          </table:table-cell>
          <table:table-cell table:formula="of:=IF(ISNUMBER([.E11]); [.E11]; [Rig.$D$17])-[.D11]" office:value-type="float" office:value="0">
            <text:p>0.0</text:p>
          </table:table-cell>
          <table:table-cell table:formula="of:=SUM([.B13:.D13])" office:value-type="float" office:value="28.5253533326053">
            <text:p>28.5</text:p>
          </table:table-cell>
          <table:table-cell table:style-name="ce112"/>
          <table:table-cell table:number-columns-repeated="1018"/>
        </table:table-row>
        <table:table-row table:style-name="ro12">
          <table:table-cell office:value-type="string">
            <text:p>Raw Inner Length<text:span text:style-name="T1"> (ft)</text:span></text:p>
          </table:table-cell>
          <table:table-cell table:style-name="ce117" table:formula="of:=IF(ISNUMBER([.C12]); [.C12]; [Rig.$D$17])-[.B12]" office:value-type="float" office:value="0">
            <text:p>0.0</text:p>
          </table:table-cell>
          <table:table-cell table:style-name="ce117" table:formula="of:=IF(ISNUMBER([.D12]); [.D12]; [Rig.$D$17])-[.C12]" office:value-type="float" office:value="16.9938275172968">
            <text:p>17.0</text:p>
          </table:table-cell>
          <table:table-cell table:style-name="ce117" table:formula="of:=IF(ISNUMBER([.E12]); [.E12]; [Rig.$D$17])-[.D12]" office:value-type="float" office:value="11.5315258153085">
            <text:p>11.5</text:p>
          </table:table-cell>
          <table:table-cell table:style-name="ce117" table:formula="of:=SUM([.B14:.D14])" office:value-type="float" office:value="28.5253533326053">
            <text:p>28.5</text:p>
          </table:table-cell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Outer Foot Length<text:span text:style-name="T1"> (ft)</text:span></text:p>
          </table:table-cell>
          <table:table-cell table:formula="of:=IF(AND(OR([.C$8]&lt;[.$B2]; ISBLANK([.C$8])); [.B$8]&gt;=[.$B2]); [Rig.$D$11]; 0)" office:value-type="float" office:value="3.33333333333333">
            <text:p>3.3</text:p>
          </table:table-cell>
          <table:table-cell table:formula="of:=IF(AND(OR([.E$8]&lt;[.$B2]; ISBLANK([.E$8])); [.C$8]&gt;=[.$B2]); [Rig.$D$11]; 0)" office:value-type="float" office:value="0">
            <text:p>0.0</text:p>
          </table:table-cell>
          <table:table-cell table:formula="of:=IF(AND(OR([.G$8]&lt;[.$B2]; ISBLANK([.G$8])); [.D$8]&gt;=[.$B2]); [Rig.$D$11]; 0)" office:value-type="float" office:value="0">
            <text:p>0.0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Inner Foot Length<text:span text:style-name="T1"> (ft)</text:span></text:p>
          </table:table-cell>
          <table:table-cell table:style-name="ce117" table:formula="of:=IF(AND(OR([.C$8]&lt;[.$B3]; ISBLANK([.C$8])); [.B$8]&gt;=[.$B3]); [Rig.$D$20]; 0)" office:value-type="float" office:value="0">
            <text:p>0.0</text:p>
          </table:table-cell>
          <table:table-cell table:style-name="ce117" table:formula="of:=IF(AND(OR([.E$8]&lt;[.$B3]; ISBLANK([.E$8])); [.C$8]&gt;=[.$B3]); [Rig.$D$11]; 0)" office:value-type="float" office:value="3.33333333333333">
            <text:p>3.3</text:p>
          </table:table-cell>
          <table:table-cell table:style-name="ce117" table:formula="of:=IF(AND(OR([.G$8]&lt;[.$B3]; ISBLANK([.G$8])); [.D$8]&gt;=[.$B3]); [Rig.$D$11]; 0)" office:value-type="float" office:value="0">
            <text:p>0.0</text:p>
          </table:table-cell>
          <table:table-cell table:style-name="ce117"/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Scarfs</text:p>
          </table:table-cell>
          <table:table-cell table:formula="of:=COUNTIF([.B13:.B14]; &quot;&gt;0&quot;)" office:value-type="float" office:value="1">
            <text:p>1.0</text:p>
          </table:table-cell>
          <table:table-cell table:formula="of:=COUNTIF([.C13:.C14]; &quot;&gt;0&quot;)" office:value-type="float" office:value="2">
            <text:p>2.0</text:p>
          </table:table-cell>
          <table:table-cell table:formula="of:=COUNTIF([.D13:.D14]; &quot;&gt;0&quot;)" office:value-type="float" office:value="1">
            <text:p>1.0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Additional Length For Scarfs (ft)</text:p>
          </table:table-cell>
          <table:table-cell table:style-name="ce117" table:formula="of:=([.B17] - COUNTIF([.B15:.B16]; &quot;&gt;0&quot;))*[.$G$1]" office:value-type="float" office:value="0">
            <text:p>0.0</text:p>
          </table:table-cell>
          <table:table-cell table:style-name="ce117" table:formula="of:=([.C17] - COUNTIF([.C15:.C16]; &quot;&gt;0&quot;))*[.$G$1]" office:value-type="float" office:value="1.5">
            <text:p>1.5</text:p>
          </table:table-cell>
          <table:table-cell table:style-name="ce117" table:formula="of:=([.D17] - COUNTIF([.D15:.D16]; &quot;&gt;0&quot;))*[.$G$1]" office:value-type="float" office:value="1.5">
            <text:p>1.5</text:p>
          </table:table-cell>
          <table:table-cell table:style-name="ce117"/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Additional Length For Gussets<text:span text:style-name="T1"> (ft)</text:span></text:p>
          </table:table-cell>
          <table:table-cell table:number-columns-repeated="2" office:value-type="float" office:value="0">
            <text:p>0.0</text:p>
          </table:table-cell>
          <table:table-cell table:formula="of:=[Rig.$D$17]*2" office:value-type="float" office:value="57.0507066652106">
            <text:p>57.1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Additional Length For Step<text:span text:style-name="T1"> (ft)</text:span></text:p>
          </table:table-cell>
          <table:table-cell table:style-name="ce117" table:formula="of:=IF([.B15]&gt;0; [Rig.$D$15]*3; 0)" office:value-type="float" office:value="24.25">
            <text:p>24.3</text:p>
          </table:table-cell>
          <table:table-cell table:style-name="ce117" table:formula="of:=IF([.C15]&gt;0; [Rig.$D$15]*3; 0)" office:value-type="float" office:value="0">
            <text:p>0.0</text:p>
          </table:table-cell>
          <table:table-cell table:style-name="ce117" table:formula="of:=IF([.D15]&gt;0; [Rig.$D$15]*3; 0)" office:value-type="float" office:value="0">
            <text:p>0.0</text:p>
          </table:table-cell>
          <table:table-cell table:style-name="ce117"/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Minimum Length Needed (ft)</text:p>
          </table:table-cell>
          <table:table-cell table:formula="of:=SUM([.B13:.B16])*2 + SUM([.B18:.B20])" office:value-type="float" office:value="57.6212527652759">
            <text:p>57.6</text:p>
          </table:table-cell>
          <table:table-cell table:formula="of:=SUM([.C13:.C16])*2 + SUM([.C18:.C20])" office:value-type="float" office:value="72.5004422678615">
            <text:p>72.5</text:p>
          </table:table-cell>
          <table:table-cell table:formula="of:=SUM([.D13:.D16])*2 + SUM([.D18:.D20])" office:value-type="float" office:value="81.6137582958276">
            <text:p>81.6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Length With Fudge Factor (ft)</text:p>
          </table:table-cell>
          <table:table-cell table:style-name="ce117" table:formula="of:=[.B21]*[.$G$2]" office:value-type="float" office:value="63.3833780418035">
            <text:p>63.4</text:p>
          </table:table-cell>
          <table:table-cell table:style-name="ce117" table:formula="of:=[.C21]*[.$G$2]" office:value-type="float" office:value="79.7504864946477">
            <text:p>79.8</text:p>
          </table:table-cell>
          <table:table-cell table:style-name="ce117" table:formula="of:=[.D21]*[.$G$2]" office:value-type="float" office:value="89.7751341254103">
            <text:p>89.8</text:p>
          </table:table-cell>
          <table:table-cell table:style-name="ce117" table:formula="of:=SUM([.B22:.D22])" office:value-type="float" office:value="232.908998661861">
            <text:p>232.9</text:p>
          </table:table-cell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Minimum Boards (No Leftover)</text:p>
          </table:table-cell>
          <table:table-cell table:style-name="ce118" table:formula="of:=CEILING([.B22]/[.B10]; 1)" office:value-type="float" office:value="4">
            <text:p>4</text:p>
          </table:table-cell>
          <table:table-cell table:style-name="ce118" table:formula="of:=CEILING([.C22]/[.C10]; 1)" office:value-type="float" office:value="5">
            <text:p>5</text:p>
          </table:table-cell>
          <table:table-cell table:style-name="ce118" table:formula="of:=CEILING([.D22]/[.D10]; 1)" office:value-type="float" office:value="6">
            <text:p>6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Actual Lumber Length (ft)</text:p>
          </table:table-cell>
          <table:table-cell table:style-name="ce117" table:formula="of:=[.B23]*[.B10]" office:value-type="float" office:value="64">
            <text:p>64.0</text:p>
          </table:table-cell>
          <table:table-cell table:style-name="ce117" table:formula="of:=[.C23]*[.C10]" office:value-type="float" office:value="80">
            <text:p>80.0</text:p>
          </table:table-cell>
          <table:table-cell table:style-name="ce117" table:formula="of:=[.D23]*[.D10]" office:value-type="float" office:value="96">
            <text:p>96.0</text:p>
          </table:table-cell>
          <table:table-cell table:style-name="ce117" table:formula="of:=SUM([.B24:.D24])" office:value-type="float" office:value="240">
            <text:p>240.0</text:p>
          </table:table-cell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Weight (lbs)</text:p>
          </table:table-cell>
          <table:table-cell table:formula="of:=[.B24]*12*[.B9]*[Materials.$B$3]" office:value-type="float" office:value="247.536">
            <text:p>247.5</text:p>
          </table:table-cell>
          <table:table-cell table:formula="of:=[.C24]*12*[.C9]*[Materials.$B$3]" office:value-type="float" office:value="199.404">
            <text:p>199.4</text:p>
          </table:table-cell>
          <table:table-cell table:formula="of:=[.D24]*12*[.D9]*[Materials.$B$3]" office:value-type="float" office:value="115.5168">
            <text:p>115.5</text:p>
          </table:table-cell>
          <table:table-cell table:formula="of:=SUM([.B25:.D25])" office:value-type="float" office:value="562.4568">
            <text:p>562.5</text:p>
          </table:table-cell>
          <table:table-cell table:style-name="ce112"/>
          <table:table-cell table:number-columns-repeated="1018"/>
        </table:table-row>
        <table:table-row table:style-name="ro12">
          <table:table-cell office:value-type="string">
            <text:p>Waste/Extra (ft)</text:p>
          </table:table-cell>
          <table:table-cell table:style-name="ce117" table:formula="of:=[.B24]-[.B22]" office:value-type="float" office:value="0.616621958196546">
            <text:p>0.6</text:p>
          </table:table-cell>
          <table:table-cell table:style-name="ce117" table:formula="of:=[.C24]-[.C22]" office:value-type="float" office:value="0.249513505352297">
            <text:p>0.2</text:p>
          </table:table-cell>
          <table:table-cell table:style-name="ce117" table:formula="of:=[.D24]-[.D22]" office:value-type="float" office:value="6.22486587458965">
            <text:p>6.2</text:p>
          </table:table-cell>
          <table:table-cell table:style-name="ce117" table:formula="of:=SUM([.B26:.D26])" office:value-type="float" office:value="7.0910013381385">
            <text:p>7.1</text:p>
          </table:table-cell>
          <table:table-cell table:style-name="ce126" table:formula="of:=1-[.E22]/[.E24]" office:value-type="percentage" office:value="0.0295458389089104">
            <text:p>3%</text:p>
          </table:table-cell>
          <table:table-cell table:number-columns-repeated="1018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>
          <table:table-cell table:style-name="ce11" office:value-type="string">
            <text:p>D. Fir #2&amp;BTR ($/20')</text:p>
          </table:table-cell>
          <table:table-cell table:style-name="ce119" table:formula="of:=28.13" office:value-type="currency" office:currency="USD" office:value="28.13">
            <text:p>$28.13</text:p>
          </table:table-cell>
          <table:table-cell table:style-name="ce119" table:formula="of:=14.89" office:value-type="currency" office:currency="USD" office:value="14.89">
            <text:p>$14.89</text:p>
          </table:table-cell>
          <table:table-cell table:style-name="ce119" table:formula="of:=8.45" office:value-type="currency" office:currency="USD" office:value="8.45">
            <text:p>$8.45</text:p>
          </table:table-cell>
          <table:table-cell table:style-name="ce119"/>
          <table:table-cell/>
          <table:table-cell table:style-name="ce24"/>
          <table:table-cell table:number-columns-repeated="1017"/>
        </table:table-row>
        <table:table-row table:style-name="ro12">
          <table:table-cell table:style-name="ce114" office:value-type="string">
            <text:p>D. Fir #2&amp;BTR ($/linear ft)</text:p>
          </table:table-cell>
          <table:table-cell table:style-name="ce120" table:formula="of:=[.B28]/20" office:value-type="currency" office:currency="USD" office:value="1.4065">
            <text:p>$1.41</text:p>
          </table:table-cell>
          <table:table-cell table:style-name="ce120" table:formula="of:=[.C28]/20" office:value-type="currency" office:currency="USD" office:value="0.7445">
            <text:p>$0.74</text:p>
          </table:table-cell>
          <table:table-cell table:style-name="ce120" table:formula="of:=[.D28]/20" office:value-type="currency" office:currency="USD" office:value="0.4225">
            <text:p>$0.42</text:p>
          </table:table-cell>
          <table:table-cell table:style-name="ce120"/>
          <table:table-cell table:number-columns-repeated="1019"/>
        </table:table-row>
        <table:table-row table:style-name="ro12">
          <table:table-cell table:style-name="ce114" office:value-type="string">
            <text:p>Board Cost</text:p>
          </table:table-cell>
          <table:table-cell table:style-name="ce120" table:formula="of:=[.B29]*[.B10]*[.B23]" office:value-type="currency" office:currency="USD" office:value="90.016">
            <text:p>$90.02</text:p>
          </table:table-cell>
          <table:table-cell table:style-name="ce120" table:formula="of:=[.C29]*[.C10]*[.C23]" office:value-type="currency" office:currency="USD" office:value="59.56">
            <text:p>$59.56</text:p>
          </table:table-cell>
          <table:table-cell table:style-name="ce120" table:formula="of:=[.D29]*[.D10]*[.D23]" office:value-type="currency" office:currency="USD" office:value="40.56">
            <text:p>$40.56</text:p>
          </table:table-cell>
          <table:table-cell table:style-name="ce11" table:formula="of:=SUM([.B30:.D30])" office:value-type="currency" office:currency="USD" office:value="190.136">
            <text:p>$190.14</text:p>
          </table:table-cell>
          <table:table-cell table:number-columns-repeated="1019"/>
        </table:table-row>
        <table:table-row table:style-name="ro12">
          <table:table-cell table:style-name="ce114"/>
          <table:table-cell table:style-name="ce120" table:number-columns-repeated="3"/>
          <table:table-cell table:style-name="ce11"/>
          <table:table-cell table:number-columns-repeated="1019"/>
        </table:table-row>
        <table:table-row table:style-name="ro12">
          <table:table-cell table:style-name="ce11" office:value-type="string">
            <text:p>D. Fir C&amp;Btr VG ($/linear ft)</text:p>
          </table:table-cell>
          <table:table-cell table:style-name="ce119" office:value-type="currency" office:currency="USD" office:value="12.95">
            <text:p>$12.95</text:p>
          </table:table-cell>
          <table:table-cell table:style-name="ce119" office:value-type="currency" office:currency="USD" office:value="8.59">
            <text:p>$8.59</text:p>
          </table:table-cell>
          <table:table-cell table:style-name="ce119" office:value-type="currency" office:currency="USD" office:value="2.75">
            <text:p>$2.75</text:p>
          </table:table-cell>
          <table:table-cell table:style-name="ce11"/>
          <table:table-cell table:number-columns-repeated="3"/>
          <table:table-cell table:number-columns-spanned="2" table:number-rows-spanned="1"/>
          <table:covered-table-cell/>
          <table:table-cell table:number-columns-repeated="1014"/>
        </table:table-row>
        <table:table-row table:style-name="ro12">
          <table:table-cell table:style-name="ce114" office:value-type="string">
            <text:p>Board Cost</text:p>
          </table:table-cell>
          <table:table-cell table:style-name="ce121" table:formula="of:=[.B32]*[.B10]*[.B23]" office:value-type="currency" office:currency="USD" office:value="828.8">
            <text:p>$828.80</text:p>
          </table:table-cell>
          <table:table-cell table:style-name="ce121" table:formula="of:=[.C32]*[.C10]*[.C23]" office:value-type="currency" office:currency="USD" office:value="687.2">
            <text:p>$687.20</text:p>
          </table:table-cell>
          <table:table-cell table:style-name="ce121" table:formula="of:=[.D32]*[.D10]*[.D23]" office:value-type="currency" office:currency="USD" office:value="264">
            <text:p>$264.00</text:p>
          </table:table-cell>
          <table:table-cell table:style-name="ce11" table:formula="of:=SUM([.B33:.D33])" office:value-type="currency" office:currency="USD" office:value="1780">
            <text:p>$1,780.00</text:p>
          </table:table-cell>
          <table:table-cell/>
          <table:table-cell office:value-type="string">
            <text:p>http://www.boulterplywood.com/products_marinelumber_4.htm</text:p>
          </table:table-cell>
          <table:table-cell table:number-columns-repeated="1017"/>
        </table:table-row>
        <table:table-row table:style-name="ro12">
          <table:table-cell table:style-name="ce11"/>
          <table:table-cell table:style-name="ce119" table:number-columns-repeated="3"/>
          <table:table-cell table:style-name="ce11"/>
          <table:table-cell table:number-columns-repeated="1019"/>
        </table:table-row>
        <table:table-row table:style-name="ro12">
          <table:table-cell table:style-name="ce11" office:value-type="string">
            <text:p>Sitka Spruce ($/board-ft)</text:p>
          </table:table-cell>
          <table:table-cell table:style-name="ce119" office:value-type="currency" office:currency="USD" office:value="13">
            <text:p>$13.00</text:p>
          </table:table-cell>
          <table:table-cell table:style-name="ce119" office:value-type="currency" office:currency="USD" office:value="11">
            <text:p>$11.00</text:p>
          </table:table-cell>
          <table:table-cell table:style-name="ce119" table:formula="of:=10" office:value-type="currency" office:currency="USD" office:value="10">
            <text:p>$10.00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Default" office:value-type="string">
            <text:p>Sitka Spruce ($/linear ft)</text:p>
          </table:table-cell>
          <table:table-cell table:style-name="ce120" table:formula="of:=([.B$9]/12)*[.B35]" office:value-type="currency" office:currency="USD" office:value="18.28125">
            <text:p>$18.28</text:p>
          </table:table-cell>
          <table:table-cell table:style-name="ce120" table:formula="of:=([.C$9]/12)*[.C35]" office:value-type="currency" office:currency="USD" office:value="9.96875">
            <text:p>$9.97</text:p>
          </table:table-cell>
          <table:table-cell table:style-name="ce120" table:formula="of:=([.D$9]/12)*[.D35]" office:value-type="currency" office:currency="USD" office:value="4.375">
            <text:p>$4.38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ce114" office:value-type="string">
            <text:p>Board Cost (Estimate)</text:p>
          </table:table-cell>
          <table:table-cell table:style-name="ce122" table:formula="of:=[.B36]*[.B10]*[.B23]" office:value-type="currency" office:currency="USD" office:value="1170">
            <text:p>$1,170.00</text:p>
          </table:table-cell>
          <table:table-cell table:style-name="ce122" table:formula="of:=[.C36]*[.C10]*[.C23]" office:value-type="currency" office:currency="USD" office:value="797.5">
            <text:p>$797.50</text:p>
          </table:table-cell>
          <table:table-cell table:style-name="ce122" table:formula="of:=[.D36]*[.D10]*[.D23]" office:value-type="currency" office:currency="USD" office:value="420">
            <text:p>$420.00</text:p>
          </table:table-cell>
          <table:table-cell table:style-name="ce11" table:formula="of:=SUM([.B37:.D37])" office:value-type="currency" office:currency="USD" office:value="2387.5">
            <text:p>$2,387.50</text:p>
          </table:table-cell>
          <table:table-cell table:number-columns-repeated="3"/>
          <table:table-cell table:style-name="ce128"/>
          <table:table-cell table:number-columns-repeated="1015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>
          <table:table-cell table:style-name="Default" table:number-columns-repeated="5"/>
          <table:table-cell table:number-columns-repeated="1019"/>
        </table:table-row>
      </table:table>
      <table:table table:name="Aluminum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ce1"/>
        <table:table-column table:style-name="co64" table:default-cell-style-name="Default"/>
        <table:table-row table:style-name="ro3">
          <table:table-cell table:style-name="ce38" office:value-type="string">
            <text:p>Foot Diameter (in)</text:p>
          </table:table-cell>
          <table:table-cell table:style-name="ce129" office:value-type="float" office:value="10">
            <text:p>10</text:p>
          </table:table-cell>
          <table:table-cell office:value-type="string">
            <text:p>Aluminum Type</text:p>
          </table:table-cell>
          <table:table-cell table:style-name="ce1" office:value-type="string">
            <text:p>6063-T6</text:p>
          </table:table-cell>
        </table:table-row>
        <table:table-row table:style-name="ro3">
          <table:table-cell table:style-name="ce24" office:value-type="string">
            <text:p><text:s/>Masthead Diameter (in)</text:p>
          </table:table-cell>
          <table:table-cell table:style-name="ce52" office:value-type="float" office:value="6">
            <text:p>6</text:p>
          </table:table-cell>
          <table:table-cell office:value-type="string">
            <text:p>Area at Foot (in²)</text:p>
          </table:table-cell>
          <table:table-cell table:style-name="ce27" table:formula="of:= PI()*(([.B1]/2)^2 - ([.B1]/2 - [.B3])^2)" office:value-type="float" office:value="9.87834540013141">
            <text:p>9.9</text:p>
          </table:table-cell>
        </table:table-row>
        <table:table-row table:style-name="ro3">
          <table:table-cell table:style-name="ce76" office:value-type="string">
            <text:p><text:s/>Wall Thickness (in)</text:p>
          </table:table-cell>
          <table:table-cell table:style-name="ce129" office:value-type="float" office:value="0.325">
            <text:p>0.325</text:p>
          </table:table-cell>
          <table:table-cell office:value-type="string">
            <text:p>Area at Masthead (in²)</text:p>
          </table:table-cell>
          <table:table-cell table:style-name="ce133" table:formula="of:= PI()*(([.B2]/2)^2 - ([.B2]/2 - [.B3])^2)" office:value-type="float" office:value="5.79427495046468">
            <text:p>5.8</text:p>
          </table:table-cell>
        </table:table-row>
        <table:table-row table:style-name="ro3">
          <table:table-cell table:number-columns-repeated="2"/>
          <table:table-cell office:value-type="string">
            <text:p>Volume (in³)</text:p>
          </table:table-cell>
          <table:table-cell table:style-name="ce21" table:formula="of:=([.D2]+[.D3])/2 * SUM([Rig.D11:Rig.D12])* 12" office:value-type="float" office:value="313.452407011922">
            <text:p>313</text:p>
          </table:table-cell>
        </table:table-row>
        <table:table-row table:style-name="ro3">
          <table:table-cell table:style-name="ce4" office:value-type="string">
            <text:p><text:s/>Moment (in⁴)</text:p>
          </table:table-cell>
          <table:table-cell table:style-name="ce130" table:formula="of:=3.1415*([.B1]^4-([.B1]-[.B3])^4) / 64" office:value-type="float" office:value="60.7677509547026">
            <text:p>60.8</text:p>
          </table:table-cell>
          <table:table-cell office:value-type="string">
            <text:p>Total Weight (lbs)</text:p>
          </table:table-cell>
          <table:table-cell table:style-name="ce134" table:formula="of:=[Aluminum.D4]*[Materials.D3]" office:value-type="float" office:value="30.5616096836624">
            <text:p>31</text:p>
          </table:table-cell>
        </table:table-row>
        <table:table-row table:style-name="ro3">
          <table:table-cell table:style-name="ce4" office:value-type="string">
            <text:p>Righting Bending Stress (psi)</text:p>
          </table:table-cell>
          <table:table-cell table:style-name="ce131" table:formula="of:=[Boat.D12]*(0.5*[.B1])*([Rig.D17]*12)/([.B5])" office:value-type="float" office:value="33851.6605170558">
            <text:p>3385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Gust Bending Stress (psi)</text:p>
          </table:table-cell>
          <table:table-cell table:style-name="ce132" table:formula="of:=[Gusts.$B$5]*(0.5*[.B1])*([Rig.D17]*12)/([.B5]*2)" office:value-type="float" office:value="45070.3584095071">
            <text:p>45070</text:p>
          </table:table-cell>
          <table:table-cell office:value-type="string">
            <text:p>Windage <text:span text:style-name="T1">(ft²)</text:span></text:p>
          </table:table-cell>
          <table:table-cell table:style-name="ce27" table:formula="of:=([.B1]+[.B2])/(12*2)*[Rig.D17]" office:value-type="float" office:value="19.0169022217368">
            <text:p>19.0</text:p>
          </table:table-cell>
        </table:table-row>
        <table:table-row table:style-name="ro3">
          <table:table-cell table:style-name="ce1" office:value-type="string">
            <text:p>Righting Safety Factor</text:p>
          </table:table-cell>
          <table:table-cell table:style-name="ce29" table:formula="of:=[Materials.D2]/[Aluminum.B6]" office:value-type="float" office:value="0.738516209194643">
            <text:p>0.74</text:p>
          </table:table-cell>
          <table:table-cell table:style-name="Default"/>
          <table:table-cell/>
        </table:table-row>
        <table:table-row table:style-name="ro3">
          <table:table-cell table:style-name="ce1" office:value-type="string">
            <text:p>Gust Safety Factor</text:p>
          </table:table-cell>
          <table:table-cell table:style-name="ce29" table:formula="of:=[Materials.D2]/[Aluminum.B7]" office:value-type="float" office:value="0.554688289204431">
            <text:p>0.55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table table:name="Gusts" table:style-name="ta1">
        <table:table-column table:style-name="co65" table:default-cell-style-name="ce64"/>
        <table:table-column table:style-name="co66" table:default-cell-style-name="ce73"/>
        <table:table-column table:style-name="co15" table:default-cell-style-name="Default"/>
        <table:table-column table:style-name="co67" table:default-cell-style-name="Default"/>
        <table:table-row table:style-name="ro1">
          <table:table-cell table:style-name="ce135" office:value-type="string">
            <text:p>Gust Speed (kt)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4">
          <table:table-cell table:style-name="ce76" office:value-type="string">
            <text:p>Gust Mast Force Ratio</text:p>
          </table:table-cell>
          <table:table-cell table:style-name="ce65" office:value-type="float" office:value="0.65">
            <text:p>0.65</text:p>
          </table:table-cell>
          <table:table-cell table:number-columns-repeated="2"/>
        </table:table-row>
        <table:table-row table:style-name="ro13">
          <table:table-cell office:value-type="string">
            <text:p>CE from Partners (ft)</text:p>
          </table:table-cell>
          <table:table-cell table:style-name="ce30" table:formula="of:=[Rig.D10]+[SailCalculations.C35]" office:value-type="float" office:value="15.4394057678163">
            <text:p>15.4</text:p>
          </table:table-cell>
          <table:table-cell table:number-columns-repeated="2"/>
        </table:table-row>
        <table:table-row table:style-name="ro13">
          <table:table-cell office:value-type="string">
            <text:p>Gust Pressure (lbf/ft²)</text:p>
          </table:table-cell>
          <table:table-cell table:style-name="ce20" table:formula="of:=0.5 * (0.5144444*[Gusts.B1])^2 * 0.02392426495" office:value-type="float" office:value="9.57658956630138">
            <text:p>9.58</text:p>
          </table:table-cell>
          <table:table-cell table:number-columns-repeated="2"/>
        </table:table-row>
        <table:table-row table:style-name="ro13">
          <table:table-cell office:value-type="string">
            <text:p>Force on Mast w/ Full Sail (lbf)</text:p>
          </table:table-cell>
          <table:table-cell table:style-name="ce31" table:formula="of:=[Rig.B24]*[.B4]*[.B2]" office:value-type="float" office:value="3200.45619690602">
            <text:p>3200</text:p>
          </table:table-cell>
          <table:table-cell table:number-columns-repeated="2"/>
        </table:table-row>
        <table:table-row table:style-name="ro13">
          <table:table-cell office:value-type="string">
            <text:p>Gust Moment (lbf*in)</text:p>
          </table:table-cell>
          <table:table-cell table:style-name="ce21" table:formula="of:=[Gusts.B5]*[.B3]*12" office:value-type="float" office:value="592957.702393852">
            <text:p>592958</text:p>
          </table:table-cell>
          <table:table-cell table:number-columns-repeated="2"/>
        </table:table-row>
      </table:table>
      <table:table table:name="Pivot" table:style-name="ta1">
        <table:table-column table:style-name="co68" table:default-cell-style-name="Default"/>
        <table:table-column table:style-name="co38" table:default-cell-style-name="Default"/>
        <table:table-column table:style-name="co69" table:default-cell-style-name="Default"/>
        <table:table-column table:style-name="co62" table:default-cell-style-name="Default"/>
        <table:table-row table:style-name="ro1">
          <table:table-cell table:style-name="ce4" office:value-type="string">
            <text:p>Righting force at partners (lbf)</text:p>
          </table:table-cell>
          <table:table-cell table:style-name="ce22" table:formula="of:=[Boat.$D$11]/([Rig.$D$11]*12)" office:value-type="float" office:value="12689.2603374173">
            <text:p>12689</text:p>
          </table:table-cell>
          <table:table-cell table:style-name="ce4" office:value-type="string">
            <text:p>Gust force at partners (lbf)</text:p>
          </table:table-cell>
          <table:table-cell table:style-name="ce22" table:formula="of:=[Gusts.$B$6]/([Rig.$D$11]*12)" office:value-type="float" office:value="14823.9425598463">
            <text:p>14824</text:p>
          </table:table-cell>
        </table:table-row>
        <table:table-row table:style-name="ro1">
          <table:table-cell table:style-name="ce4" office:value-type="string">
            <text:p><text:s/>Righting Shear Stress (psi)</text:p>
          </table:table-cell>
          <table:table-cell table:style-name="ce22" table:formula="of:=[.B1]/[.$D$4]" office:value-type="float" office:value="8078.23402751957">
            <text:p>8078</text:p>
          </table:table-cell>
          <table:table-cell table:style-name="ce4" office:value-type="string">
            <text:p><text:s/>Gust Shear Stress (psi)</text:p>
          </table:table-cell>
          <table:table-cell table:style-name="ce22" table:formula="of:=[.D1]/[.$D$4]" office:value-type="float" office:value="9437.21493803946">
            <text:p>9437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02" office:value-type="string">
            <text:p>Pin Diameter (in)</text:p>
          </table:table-cell>
          <table:table-cell table:style-name="ce15" office:value-type="float" office:value="0.5">
            <text:p>0.50</text:p>
          </table:table-cell>
          <table:table-cell table:style-name="ce4" office:value-type="string">
            <text:p>Pin Cross Section (in²)</text:p>
          </table:table-cell>
          <table:table-cell table:style-name="ce15" table:formula="of:=PI()*[.B4]^2*2" office:value-type="float" office:value="1.5707963267949">
            <text:p>1.57</text:p>
          </table:table-cell>
        </table:table-row>
        <table:table-row table:style-name="ro3">
          <table:table-cell table:style-name="ce24" office:value-type="string">
            <text:p>Pin Support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<text:s/>Pin Righting Safety Factor</text:p>
          </table:table-cell>
          <table:table-cell table:style-name="ce136" table:formula="of:=[Materials.$E$5]/[.B2]" office:value-type="float" office:value="2.56244123771145">
            <text:p>2.56</text:p>
          </table:table-cell>
          <table:table-cell table:style-name="ce4" office:value-type="string">
            <text:p>Pin Gust Safety Factor</text:p>
          </table:table-cell>
          <table:table-cell table:style-name="ce138" table:formula="of:=[Materials.$E$5]/[.D2]" office:value-type="float" office:value="2.19344373694008">
            <text:p>2.19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24" office:value-type="string">
            <text:p>Strap Thickness (in)</text:p>
          </table:table-cell>
          <table:table-cell table:style-name="ce71" table:formula="of:=1/8" office:value-type="float" office:value="0.125">
            <text:p>0.125</text:p>
          </table:table-cell>
          <table:table-cell table:style-name="ce1" office:value-type="string">
            <text:p>Strap Volume (Round) (in³)</text:p>
          </table:table-cell>
          <table:table-cell table:style-name="ce27" table:formula="of:=PI()*(([Birdsmouth.D3]/2+[.B8])^2 - (([Birdsmouth.D3]/2)^2))*[.B9]" office:value-type="float" office:value="16.4004708069201">
            <text:p>16.4</text:p>
          </table:table-cell>
        </table:table-row>
        <table:table-row table:style-name="ro3">
          <table:table-cell table:style-name="ce24" office:value-type="string">
            <text:p>Strap Height (in)</text:p>
          </table:table-cell>
          <table:table-cell table:style-name="ce20" office:value-type="float" office:value="4">
            <text:p>4.00</text:p>
          </table:table-cell>
          <table:table-cell table:style-name="ce1" office:value-type="string">
            <text:p>Strap Weight (Round) (lbs)</text:p>
          </table:table-cell>
          <table:table-cell table:style-name="ce30" table:formula="of:=[.D8]*[Materials.E3]" office:value-type="float" office:value="4.65773370916532">
            <text:p>4.7</text:p>
          </table:table-cell>
        </table:table-row>
        <table:table-row table:style-name="ro3">
          <table:table-cell table:style-name="ce1" office:value-type="string">
            <text:p>Strap Cross Section (in²)</text:p>
          </table:table-cell>
          <table:table-cell table:style-name="ce71" table:formula="of:=[.B9]*[.B8]*2" office:value-type="float" office:value="1">
            <text:p>1.000</text:p>
          </table:table-cell>
          <table:table-cell table:style-name="ce1" office:value-type="string">
            <text:p>Strap Volume (Box) (in³)</text:p>
          </table:table-cell>
          <table:table-cell table:style-name="ce27" table:formula="of:=[RoundedBox.B22]*[.B9]*[.B8]" office:value-type="float" office:value="17.4247779607694">
            <text:p>17.4</text:p>
          </table:table-cell>
        </table:table-row>
        <table:table-row table:style-name="ro3">
          <table:table-cell table:style-name="ce1" office:value-type="string">
            <text:p>Strap Max Yield Stress (psi)</text:p>
          </table:table-cell>
          <table:table-cell table:formula="of:=[Materials.E2]*[.B10]" office:value-type="float" office:value="36000">
            <text:p>36000</text:p>
          </table:table-cell>
          <table:table-cell table:style-name="ce1" office:value-type="string">
            <text:p>Strap Weight (Box) (lbs)</text:p>
          </table:table-cell>
          <table:table-cell table:style-name="ce30" table:formula="of:=[Materials.E3]*[.D10]" office:value-type="float" office:value="4.9486369408585">
            <text:p>4.9</text:p>
          </table:table-cell>
        </table:table-row>
        <table:table-row table:style-name="ro3">
          <table:table-cell table:style-name="ce1" office:value-type="string">
            <text:p>Strap Righting Safety Factor</text:p>
          </table:table-cell>
          <table:table-cell table:style-name="ce137" table:formula="of:=[.B11]/[.B1]" office:value-type="float" office:value="2.83704479557768">
            <text:p>2.84</text:p>
          </table:table-cell>
          <table:table-cell table:style-name="ce1" office:value-type="string">
            <text:p>Strap Gust Safety Factor</text:p>
          </table:table-cell>
          <table:table-cell table:style-name="ce139" table:formula="of:=[.B11]/[.D1]" office:value-type="float" office:value="2.42850374349894">
            <text:p>2.43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4"/>
        </table:table-row>
        <calcext:conditional-formats>
          <calcext:conditional-format calcext:target-range-address="Pivot.B12:Pivot.B12">
            <calcext:condition calcext:apply-style-name="Calc - Red" calcext:value="&lt;=1" calcext:base-cell-address="Pivot.B12"/>
            <calcext:condition calcext:apply-style-name="Calc - Orange" calcext:value="between(1,2)" calcext:base-cell-address="Pivot.B12"/>
            <calcext:condition calcext:apply-style-name="Calc - Yellow" calcext:value="between(2,3)" calcext:base-cell-address="Pivot.B12"/>
            <calcext:condition calcext:apply-style-name="Calc - Green" calcext:value="&gt;=3" calcext:base-cell-address="Pivot.B12"/>
          </calcext:conditional-format>
          <calcext:conditional-format calcext:target-range-address="Pivot.D6:Pivot.D6">
            <calcext:condition calcext:apply-style-name="Calc - Red" calcext:value="&lt;=1" calcext:base-cell-address="Pivot.D6"/>
            <calcext:condition calcext:apply-style-name="Calc - Orange" calcext:value="between(1,2)" calcext:base-cell-address="Pivot.D6"/>
            <calcext:condition calcext:apply-style-name="Calc - Yellow" calcext:value="between(2,3)" calcext:base-cell-address="Pivot.D6"/>
            <calcext:condition calcext:apply-style-name="Calc - Green" calcext:value="&gt;=3" calcext:base-cell-address="Pivot.D6"/>
          </calcext:conditional-format>
          <calcext:conditional-format calcext:target-range-address="Pivot.D12:Pivot.D12">
            <calcext:condition calcext:apply-style-name="Calc - Red" calcext:value="&lt;=1" calcext:base-cell-address="Pivot.D12"/>
            <calcext:condition calcext:apply-style-name="Calc - Orange" calcext:value="between(1,2)" calcext:base-cell-address="Pivot.D12"/>
            <calcext:condition calcext:apply-style-name="Calc - Yellow" calcext:value="between(2,3)" calcext:base-cell-address="Pivot.D12"/>
            <calcext:condition calcext:apply-style-name="Calc - Green" calcext:value="&gt;=3" calcext:base-cell-address="Pivot.D12"/>
          </calcext:conditional-format>
        </calcext:conditional-formats>
      </table:table>
      <table:table table:name="OriginalRig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3">
          <table:table-cell table:style-name="ce53" office:value-type="string" table:number-columns-spanned="4" table:number-rows-spanned="1">
            <text:p>Mast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1" office:value-type="string">
            <text:p>Height (ft)</text:p>
          </table:table-cell>
          <table:table-cell office:value-type="float" office:value="36.25">
            <text:p>36.2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Max Cross Section (in)</text:p>
          </table:table-cell>
          <table:table-cell office:value-type="float" office:value="7.25">
            <text:p>7.25</text:p>
          </table:table-cell>
          <table:table-cell office:value-type="string">
            <text:p>Weight Per Foot (lbs/ft)</text:p>
          </table:table-cell>
          <table:table-cell office:value-type="float" office:value="3.5">
            <text:p>3.5</text:p>
          </table:table-cell>
          <table:table-cell table:style-name="ce1" office:value-type="string">
            <text:p>Tension at Chainplate (lbf)</text:p>
          </table:table-cell>
          <table:table-cell table:style-name="ce108" table:formula="of:=([Boat.D11]/12) / SQRT(5^2 + 4.5^2)" office:value-type="float" office:value="6287.9019526724">
            <text:p>6288</text:p>
          </table:table-cell>
        </table:table-row>
        <table:table-row table:style-name="ro3">
          <table:table-cell table:style-name="ce1" office:value-type="string">
            <text:p>Windage (ft^2)</text:p>
          </table:table-cell>
          <table:table-cell table:style-name="ce27" table:formula="of:=[.B2]*([.B3]/12)" office:value-type="float" office:value="21.9010416666667">
            <text:p>21.9</text:p>
          </table:table-cell>
          <table:table-cell office:value-type="string">
            <text:p>Weight (lbs)</text:p>
          </table:table-cell>
          <table:table-cell table:style-name="ce21" table:formula="of:=[.B2]*[.D3]" office:value-type="float" office:value="126.875">
            <text:p>127</text:p>
          </table:table-cell>
          <table:table-cell table:style-name="ce1" office:value-type="string">
            <text:p>Shrouds Safety Factor</text:p>
          </table:table-cell>
          <table:table-cell table:style-name="ce20" table:formula="of:=[.B14]*2/[.F3]" office:value-type="float" office:value="0.487134319253854">
            <text:p>0.49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3" office:value-type="string" table:number-columns-spanned="4" table:number-rows-spanned="1">
            <text:p>Rigging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Rod Size</text:p>
          </table:table-cell>
          <table:table-cell table:style-name="ce5" office:value-type="string">
            <text:p>1/4”</text:p>
          </table:table-cell>
          <table:table-cell table:style-name="ce5" office:value-type="string">
            <text:p>7/32”</text:p>
          </table:table-cell>
          <table:table-cell table:number-columns-repeated="3"/>
        </table:table-row>
        <table:table-row table:style-name="ro3">
          <table:table-cell office:value-type="string">
            <text:p>Diameter (in)</text:p>
          </table:table-cell>
          <table:table-cell table:formula="of:=1/4" office:value-type="float" office:value="0.25">
            <text:p>0.25</text:p>
          </table:table-cell>
          <table:table-cell table:formula="of:=7/32" office:value-type="float" office:value="0.21875">
            <text:p>0.21875</text:p>
          </table:table-cell>
          <table:table-cell table:number-columns-repeated="3"/>
        </table:table-row>
        <table:table-row table:style-name="ro3">
          <table:table-cell office:value-type="string">
            <text:p>Length (ft)</text:p>
          </table:table-cell>
          <table:table-cell table:formula="of:=21.5*4+16.5*2" office:value-type="float" office:value="119">
            <text:p>119</text:p>
          </table:table-cell>
          <table:table-cell table:formula="of:=40*2" office:value-type="float" office:value="80">
            <text:p>80</text:p>
          </table:table-cell>
          <table:table-cell table:number-columns-repeated="3"/>
        </table:table-row>
        <table:table-row table:style-name="ro3">
          <table:table-cell office:value-type="string">
            <text:p>Cross Section (in^2)</text:p>
          </table:table-cell>
          <table:table-cell table:style-name="ce140" table:formula="of:=PI()*([.B8]/2)^2" office:value-type="float" office:value="0.0490873852123405">
            <text:p>0.049</text:p>
          </table:table-cell>
          <table:table-cell table:style-name="ce140" table:formula="of:=PI()*([.C8]/2)^2" office:value-type="float" office:value="0.0375825293031982">
            <text:p>0.038</text:p>
          </table:table-cell>
          <table:table-cell table:number-columns-repeated="3"/>
        </table:table-row>
        <table:table-row table:style-name="ro3">
          <table:table-cell office:value-type="string">
            <text:p>Weight Per Foot (lbs/ft)</text:p>
          </table:table-cell>
          <table:table-cell table:style-name="ce71" table:formula="of:=[.B10]*[Materials.$F$3]*12" office:value-type="float" office:value="0.170235051916397">
            <text:p>0.170</text:p>
          </table:table-cell>
          <table:table-cell table:style-name="ce71" table:formula="of:=PI()*([.C8]/2)^2*12*[Materials.$F$3]" office:value-type="float" office:value="0.130336211623491">
            <text:p>0.130</text:p>
          </table:table-cell>
          <table:table-cell table:number-columns-repeated="3"/>
        </table:table-row>
        <table:table-row table:style-name="ro3">
          <table:table-cell office:value-type="string">
            <text:p>Weight (lbs)</text:p>
          </table:table-cell>
          <table:table-cell table:style-name="ce27" table:formula="of:=[.B11]*[.B9]" office:value-type="float" office:value="20.2579711780512">
            <text:p>20.3</text:p>
          </table:table-cell>
          <table:table-cell table:style-name="ce27" table:formula="of:=[.C11]*[.C9]" office:value-type="float" office:value="10.4268969298793">
            <text:p>10.4</text:p>
          </table:table-cell>
          <table:table-cell table:number-columns-repeated="3"/>
        </table:table-row>
        <table:table-row table:style-name="ro3">
          <table:table-cell office:value-type="string">
            <text:p>Windage (ft^2)</text:p>
          </table:table-cell>
          <table:table-cell table:style-name="ce27" table:formula="of:=[.B9]*([.B8]/12)" office:value-type="float" office:value="2.47916666666667">
            <text:p>2.5</text:p>
          </table:table-cell>
          <table:table-cell table:style-name="ce27" table:formula="of:=[.C9]*([.C8]/12)" office:value-type="float" office:value="1.45833333333333">
            <text:p>1.5</text:p>
          </table:table-cell>
          <table:table-cell table:number-columns-repeated="3"/>
        </table:table-row>
        <table:table-row table:style-name="ro3">
          <table:table-cell office:value-type="string">
            <text:p>Tensile Strength (lbs)</text:p>
          </table:table-cell>
          <table:table-cell table:style-name="ce21" table:formula="of:=[.B10]*[Materials.$G$2]" office:value-type="float" office:value="1531.52641862502">
            <text:p>1532</text:p>
          </table:table-cell>
          <table:table-cell table:style-name="ce21" table:formula="of:=[.C10]*[Materials.$G$2]" office:value-type="float" office:value="1172.57491425978">
            <text:p>1173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urnbuckles Weight (lbs)</text:p>
          </table:table-cell>
          <table:table-cell table:formula="of:=(4*6)" office:value-type="float" office:value="24">
            <text:p>2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53" office:value-type="string" table:number-columns-spanned="4" table:number-rows-spanned="1">
            <text:p>Totals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Weight (lbs)</text:p>
          </table:table-cell>
          <table:table-cell table:style-name="ce27" table:formula="of:=SUM([.B12];[.C12];[.D4];[.B16])" office:value-type="float" office:value="181.559868107931">
            <text:p>181.6</text:p>
          </table:table-cell>
          <table:table-cell table:number-columns-repeated="4"/>
        </table:table-row>
        <table:table-row table:style-name="ro3">
          <table:table-cell office:value-type="string">
            <text:p>Windage (ft^2)</text:p>
          </table:table-cell>
          <table:table-cell table:style-name="ce27" table:formula="of:=SUM([.B4];[.B13];[.C13])" office:value-type="float" office:value="25.8385416666667">
            <text:p>25.8</text:p>
          </table:table-cell>
          <table:table-cell table:number-columns-repeated="4"/>
        </table:table-row>
        <table:table-row table:style-name="ro3">
          <table:table-cell table:number-columns-repeated="6"/>
        </table:table-row>
      </table:table>
      <table:table table:name="Yuloh" table:style-name="ta1">
        <table:table-column table:style-name="co15" table:default-cell-style-name="ce1"/>
        <table:table-column table:style-name="co15" table:default-cell-style-name="Default"/>
        <table:table-column table:style-name="co15" table:default-cell-style-name="ce4"/>
        <table:table-column table:style-name="co15" table:default-cell-style-name="ce20"/>
        <table:table-column table:style-name="co15" table:default-cell-style-name="ce4"/>
        <table:table-column table:style-name="co15" table:default-cell-style-name="ce20"/>
        <table:table-row table:style-name="ro3">
          <table:table-cell office:value-type="string">
            <text:p>Total Length (ft)</text:p>
          </table:table-cell>
          <table:table-cell table:style-name="ce21" table:formula="of:=ROUND([Boat.B12]*0.6; 1)" office:value-type="float" office:value="18">
            <text:p>18</text:p>
          </table:table-cell>
          <table:table-cell table:style-name="ce1" office:value-type="string">
            <text:p>Board Thickness (in)</text:p>
          </table:table-cell>
          <table:table-cell table:style-name="Default" office:value-type="float" office:value="0.75">
            <text:p>0.75</text:p>
          </table:table-cell>
          <table:table-cell office:value-type="string">
            <text:p>Pivot X Section (in²)</text:p>
          </table:table-cell>
          <table:table-cell table:style-name="ce27" table:formula="of:=PI()*[.D2]^2 + ([.D5]-2*[.D2])*[.D9]*4" office:value-type="float" office:value="8.94358347057704">
            <text:p>8.9</text:p>
          </table:table-cell>
        </table:table-row>
        <table:table-row table:style-name="ro14">
          <table:table-cell office:value-type="string">
            <text:p>Total Length (in)</text:p>
          </table:table-cell>
          <table:table-cell table:formula="of:=[.B1]*12" office:value-type="float" office:value="216">
            <text:p>216</text:p>
          </table:table-cell>
          <table:table-cell table:style-name="ce103" office:value-type="string">
            <text:p>Pivot Corner Radius (in)</text:p>
          </table:table-cell>
          <table:table-cell table:style-name="ce30" table:formula="of:=2*[.D1]" office:value-type="float" office:value="1.5">
            <text:p>1.5</text:p>
          </table:table-cell>
          <table:table-cell office:value-type="string">
            <text:p>Pivot Unrounded X Section (in²)</text:p>
          </table:table-cell>
          <table:table-cell table:style-name="Default" table:formula="of:=[.D5]^2 - [.D7]^2 + ([.D9]*2)^2" office:value-type="float" office:value="10.875">
            <text:p>10.875</text:p>
          </table:table-cell>
        </table:table-row>
        <table:table-row table:style-name="ro3">
          <table:table-cell office:value-type="string">
            <text:p>Blade Length (ft)</text:p>
          </table:table-cell>
          <table:table-cell table:formula="of:=[.B1]*0.3" office:value-type="float" office:value="5.4">
            <text:p>5.4</text:p>
          </table:table-cell>
          <table:table-cell table:style-name="ce1" office:value-type="string">
            <text:p>Handle Corner Radius</text:p>
          </table:table-cell>
          <table:table-cell table:style-name="ce11" table:formula="of:=[.D10]*2" office:value-type="float" office:value="0.75">
            <text:p>0.75</text:p>
          </table:table-cell>
          <table:table-cell office:value-type="string">
            <text:p>Handle X Section (in²)</text:p>
          </table:table-cell>
          <table:table-cell table:style-name="ce27" table:formula="of:=PI()*[.D3]^2 + ([.D6]-2*[.D3])*[.D10]*4" office:value-type="float" office:value="2.89214586764426">
            <text:p>2.9</text:p>
          </table:table-cell>
        </table:table-row>
        <table:table-row table:style-name="ro3">
          <table:table-cell office:value-type="string">
            <text:p>Total Loom Length (ft)</text:p>
          </table:table-cell>
          <table:table-cell table:formula="of:=[.B1]-[.B3]" office:value-type="float" office:value="12.6">
            <text:p>12.6</text:p>
          </table:table-cell>
          <table:table-cell table:style-name="Default" table:number-columns-repeated="2"/>
          <table:table-cell office:value-type="string">
            <text:p>Pivot Components Circumference (in)</text:p>
          </table:table-cell>
          <table:table-cell table:style-name="Default" table:formula="of:=([.D5]+[.D7]+[.D1]*2+[.D9]*4)*4" office:value-type="float" office:value="41">
            <text:p>41</text:p>
          </table:table-cell>
        </table:table-row>
        <table:table-row table:style-name="ro3">
          <table:table-cell office:value-type="string">
            <text:p>Fulcrum (ft)</text:p>
          </table:table-cell>
          <table:table-cell table:formula="of:=[.B1]*(2/3)" office:value-type="float" office:value="12">
            <text:p>12</text:p>
          </table:table-cell>
          <table:table-cell office:value-type="string">
            <text:p>Pivot Outer</text:p>
          </table:table-cell>
          <table:table-cell table:style-name="ce141" table:formula="of:=4-2*0.1875" office:value-type="float" office:value="3.625">
            <text:p>3.625</text:p>
          </table:table-cell>
          <table:table-cell office:value-type="string">
            <text:p>Handle Components Circumference</text:p>
          </table:table-cell>
          <table:table-cell table:style-name="Default" table:formula="of:=([.D6]+[.D8]+[.D1]*2+[.D10]*4)*4" office:value-type="float" office:value="24">
            <text:p>24</text:p>
          </table:table-cell>
        </table:table-row>
        <table:table-row table:style-name="ro3">
          <table:table-cell office:value-type="string">
            <text:p>Handle Length</text:p>
          </table:table-cell>
          <table:table-cell table:formula="of:=[.B1]-[.B5]" office:value-type="float" office:value="6">
            <text:p>6</text:p>
          </table:table-cell>
          <table:table-cell office:value-type="string">
            <text:p>Handle Outer</text:p>
          </table:table-cell>
          <table:table-cell table:style-name="ce141" table:formula="of:=CEILING([.D5]*0.6; 0.25)" office:value-type="float" office:value="2.25">
            <text:p>2.25</text:p>
          </table:table-cell>
          <table:table-cell/>
          <table:table-cell table:style-name="ce22"/>
        </table:table-row>
        <table:table-row table:style-name="ro3">
          <table:table-cell office:value-type="string">
            <text:p>Lower Loom Length</text:p>
          </table:table-cell>
          <table:table-cell table:formula="of:=[.B4]-[.B6]" office:value-type="float" office:value="6.6">
            <text:p>6.6</text:p>
          </table:table-cell>
          <table:table-cell office:value-type="string">
            <text:p>Pivot Inner</text:p>
          </table:table-cell>
          <table:table-cell table:style-name="ce141" table:formula="of:=[.D5]-2*[.D1]" office:value-type="float" office:value="2.125">
            <text:p>2.125</text:p>
          </table:table-cell>
          <table:table-cell office:value-type="string">
            <text:p>Blade Tip X Section (in²)</text:p>
          </table:table-cell>
          <table:table-cell table:formula="of:=0.5*[.B11]*([.B12]+0.5)" office:value-type="float" office:value="6.015625">
            <text:p>6.02</text:p>
          </table:table-cell>
        </table:table-row>
        <table:table-row table:style-name="ro3">
          <table:table-cell office:value-type="string">
            <text:p>Height of Pivot Above Waterline (ft)</text:p>
          </table:table-cell>
          <table:table-cell table:style-name="ce20" table:formula="of:=[.B5]-[.B3] * SQRT(2)" office:value-type="float" office:value="4.36324676318529">
            <text:p>4.36</text:p>
          </table:table-cell>
          <table:table-cell office:value-type="string">
            <text:p>Handle Inner</text:p>
          </table:table-cell>
          <table:table-cell table:style-name="ce141" table:formula="of:=CEILING([.D6]-[.D1]*2; 0.25)" office:value-type="float" office:value="0.75">
            <text:p>0.75</text:p>
          </table:table-cell>
          <table:table-cell office:value-type="string">
            <text:p>Blade Top X Section (in²)</text:p>
          </table:table-cell>
          <table:table-cell table:formula="of:=0.5*[.B13]*([.B14]+0.5)" office:value-type="float" office:value="7.3125">
            <text:p>7.31</text:p>
          </table:table-cell>
        </table:table-row>
        <table:table-row table:style-name="ro3">
          <table:table-cell office:value-type="string">
            <text:p>Pivot Height Above Deck (ft)</text:p>
          </table:table-cell>
          <table:table-cell table:style-name="ce20" table:formula="of:=[.B8] - [Boat.B14]" office:value-type="float" office:value="4.36324676318529">
            <text:p>4.36</text:p>
          </table:table-cell>
          <table:table-cell table:style-name="ce103" office:value-type="string">
            <text:p>Pivot Fillets</text:p>
          </table:table-cell>
          <table:table-cell table:style-name="ce11" table:formula="of:=[.D2]/2" office:value-type="float" office:value="0.75">
            <text:p>0.75</text:p>
          </table:table-cell>
          <table:table-cell table:style-name="Default" table:number-columns-repeated="2"/>
        </table:table-row>
        <table:table-row table:style-name="ro15">
          <table:table-cell table:style-name="Default"/>
          <table:table-cell/>
          <table:table-cell office:value-type="string">
            <text:p>Handle Fillets</text:p>
          </table:table-cell>
          <table:table-cell table:style-name="ce11" table:formula="of:=[.D8]/2" office:value-type="float" office:value="0.375">
            <text:p>0.375</text:p>
          </table:table-cell>
          <table:table-cell table:style-name="ce2" office:value-type="string">
            <text:p>Aluminum Connector X Section (in²)</text:p>
          </table:table-cell>
          <table:table-cell table:formula="of:=4^2 - [.D5]^2" office:value-type="float" office:value="2.859375">
            <text:p>2.86</text:p>
          </table:table-cell>
        </table:table-row>
        <table:table-row table:style-name="ro15">
          <table:table-cell office:value-type="string">
            <text:p>Blade Tip Width (in)</text:p>
          </table:table-cell>
          <table:table-cell table:formula="of:=CEILING([.B2]*0.04; 0.25)" office:value-type="float" office:value="8.75">
            <text:p>8.75</text:p>
          </table:table-cell>
          <table:table-cell table:style-name="Default" table:number-columns-repeated="2"/>
          <table:table-cell table:style-name="ce2" office:value-type="string">
            <text:p>Aluminum Pin X Section</text:p>
          </table:table-cell>
          <table:table-cell table:style-name="ce15" table:formula="of:=PI()*(0.5^2)" office:value-type="float" office:value="0.785398163397448">
            <text:p>0.79</text:p>
          </table:table-cell>
        </table:table-row>
        <table:table-row table:style-name="ro14">
          <table:table-cell office:value-type="string">
            <text:p>Blade Tip Thickness (in)</text:p>
          </table:table-cell>
          <table:table-cell table:formula="of:=CEILING([.B2]*0.004; 0.125)" office:value-type="float" office:value="0.875">
            <text:p>0.875</text:p>
          </table:table-cell>
          <table:table-cell table:style-name="ce1" office:value-type="string">
            <text:p>Pivot Wall Thickness</text:p>
          </table:table-cell>
          <table:table-cell table:style-name="ce104" table:formula="of:=[.D1]/[.D5]" office:value-type="percentage" office:value="0.206896551724138">
            <text:p>20.7%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Blade Top Width (in)</text:p>
          </table:table-cell>
          <table:table-cell table:formula="of:=CEILING([.B2]*0.03; 0.25)" office:value-type="float" office:value="6.5">
            <text:p>6.5</text:p>
          </table:table-cell>
          <table:table-cell office:value-type="string">
            <text:p>Top Corners Area (in²)</text:p>
          </table:table-cell>
          <table:table-cell table:style-name="ce34" table:formula="of:=PI()*([.D2]^2)/2" office:value-type="float" office:value="3.53429173528852">
            <text:p>3.5</text:p>
          </table:table-cell>
          <table:table-cell office:value-type="string">
            <text:p>Below Pivot Volume (in³)</text:p>
          </table:table-cell>
          <table:table-cell table:style-name="ce21" table:formula="of:=([.B4]-[.B3])*[.F2]*12" office:value-type="float" office:value="939.6">
            <text:p>940</text:p>
          </table:table-cell>
        </table:table-row>
        <table:table-row table:style-name="ro14">
          <table:table-cell office:value-type="string">
            <text:p>Blade Top Thickness (in)</text:p>
          </table:table-cell>
          <table:table-cell table:formula="of:=CEILING([.B2]*0.008; 0.25)" office:value-type="float" office:value="1.75">
            <text:p>1.75</text:p>
          </table:table-cell>
          <table:table-cell office:value-type="string">
            <text:p>TC Moment (Centroid)</text:p>
          </table:table-cell>
          <table:table-cell table:formula="of:=[.D2]^4*(PI()/8 - 8/(9*PI()))" office:value-type="float" office:value="0.555644613272733">
            <text:p>0.56</text:p>
          </table:table-cell>
          <table:table-cell office:value-type="string">
            <text:p>Above Pivot Volume (in³)</text:p>
          </table:table-cell>
          <table:table-cell table:style-name="ce22" table:formula="of:=([.B1]-[.B5])*12*([.F1]+[.F3])/2" office:value-type="float" office:value="426.086256175967">
            <text:p>426</text:p>
          </table:table-cell>
        </table:table-row>
        <table:table-row table:style-name="ro3">
          <table:table-cell table:style-name="Default"/>
          <table:table-cell/>
          <table:table-cell office:value-type="string">
            <text:p>TC Centroid Distance (in)</text:p>
          </table:table-cell>
          <table:table-cell table:style-name="ce61" table:formula="of:=[.D5]/2+[.D2]*(4/(3*PI())-1)" office:value-type="float" office:value="0.949119772367581">
            <text:p>0.95</text:p>
          </table:table-cell>
          <table:table-cell office:value-type="string">
            <text:p>Loom Volume (in³)</text:p>
          </table:table-cell>
          <table:table-cell table:style-name="ce21" table:formula="of:=SUM([.F13:.F14])" office:value-type="float" office:value="1365.68625617597">
            <text:p>1366</text:p>
          </table:table-cell>
        </table:table-row>
        <table:table-row table:style-name="ro14">
          <table:table-cell office:value-type="string">
            <text:p>Max Vertical Load On Handle (lbf)</text:p>
          </table:table-cell>
          <table:table-cell office:value-type="float" office:value="150">
            <text:p>150</text:p>
          </table:table-cell>
          <table:table-cell table:style-name="ce1" office:value-type="string">
            <text:p>All Corners Moment (in⁴)</text:p>
          </table:table-cell>
          <table:table-cell table:formula="of:=2*0.1098*[.D2]^4+2*[.D13]*[.D15]^2" office:value-type="float" office:value="7.47930533020265">
            <text:p>7.48</text:p>
          </table:table-cell>
          <table:table-cell office:value-type="string">
            <text:p><text:s/>Loom Lumber Weight (lbs)</text:p>
          </table:table-cell>
          <table:table-cell table:formula="of:=[.F15]*[Materials.B3]" office:value-type="float" office:value="26.084607492961">
            <text:p>26.08</text:p>
          </table:table-cell>
        </table:table-row>
        <table:table-row table:style-name="ro14">
          <table:table-cell office:value-type="string">
            <text:p>Torque On Pivot (in*lbf)</text:p>
          </table:table-cell>
          <table:table-cell table:formula="of:=[.B16]*([.B1]-[.B5])*12*2" office:value-type="float" office:value="21600">
            <text:p>21600</text:p>
          </table:table-cell>
          <table:table-cell office:value-type="string">
            <text:p>Sidewalls Moment (in⁴)</text:p>
          </table:table-cell>
          <table:table-cell table:formula="of:=2*[.D1]*([.D5]-2*[.D2])^3/12" office:value-type="float" office:value="0.030517578125">
            <text:p>0.03</text:p>
          </table:table-cell>
          <table:table-cell office:value-type="string">
            <text:p>Blade Volume (in³)</text:p>
          </table:table-cell>
          <table:table-cell table:formula="of:=[.B3]*12*([.F7]+[.F8])/2" office:value-type="float" office:value="431.83125">
            <text:p>431.83</text:p>
          </table:table-cell>
        </table:table-row>
        <table:table-row table:style-name="ro3">
          <table:table-cell table:number-columns-repeated="2"/>
          <table:table-cell office:value-type="string">
            <text:p>Top/Bottom Walls Moment (in⁴)</text:p>
          </table:table-cell>
          <table:table-cell table:formula="of:=([.D5]-2*[.D2])*([.D5]^3 - ([.D5]-2*[.D1])^3)/12" office:value-type="float" office:value="1.981201171875">
            <text:p>1.98</text:p>
          </table:table-cell>
          <table:table-cell office:value-type="string">
            <text:p>Blade Weight (lbs)</text:p>
          </table:table-cell>
          <table:table-cell table:formula="of:=[.F17]*[Materials.B3]" office:value-type="float" office:value="8.247976875">
            <text:p>8.25</text:p>
          </table:table-cell>
        </table:table-row>
        <table:table-row table:style-name="ro14">
          <table:table-cell office:value-type="string">
            <text:p>Total Weight Without Epoxy (lbs)</text:p>
          </table:table-cell>
          <table:table-cell table:style-name="ce30" table:formula="of:=[.F16]+[.F18]+[.F20]" office:value-type="float" office:value="42.555048286586">
            <text:p>42.6</text:p>
          </table:table-cell>
          <table:table-cell office:value-type="string">
            <text:p>Total Moment (Radiused) (in⁴)</text:p>
          </table:table-cell>
          <table:table-cell table:formula="of:=SUM([.D16:.D18])" office:value-type="float" office:value="9.49102408020265">
            <text:p>9.49</text:p>
          </table:table-cell>
          <table:table-cell office:value-type="string">
            <text:p>Connectors Volume (in³)</text:p>
          </table:table-cell>
          <table:table-cell table:formula="of:=[.F10]*24 + [.F11]*5*4" office:value-type="float" office:value="84.332963267949">
            <text:p>84.33</text:p>
          </table:table-cell>
        </table:table-row>
        <table:table-row table:style-name="ro14">
          <table:table-cell office:value-type="string">
            <text:p>Safety Factor</text:p>
          </table:table-cell>
          <table:table-cell table:style-name="ce136" table:formula="of:=[Materials.B2]/[.D21]" office:value-type="float" office:value="0">
            <text:p>#DIV/0!</text:p>
          </table:table-cell>
          <table:table-cell office:value-type="string">
            <text:p>Total Moment (Square)<text:span text:style-name="T1"> (in⁴)</text:span></text:p>
          </table:table-cell>
          <table:table-cell table:formula="of:=([.D5]^4/12 - ([.D5]-[.D1]*2)^4/12)" office:value-type="float" office:value="12.6904296875">
            <text:p>12.69</text:p>
          </table:table-cell>
          <table:table-cell table:style-name="ce1" office:value-type="string">
            <text:p>Connectors Weight (lbs)</text:p>
          </table:table-cell>
          <table:table-cell table:formula="of:=[.F19]*[Materials.D3]" office:value-type="float" office:value="8.22246391862502">
            <text:p>8.22</text:p>
          </table:table-cell>
        </table:table-row>
      </table:table>
      <table:named-expressions/>
      <table:database-ranges>
        <table:database-range table:name="__Anonymous_Sheet_DB__7" table:target-range-address="BoxLumber.I2:BoxLumber.J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Mangal1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4" number:min-integer-digits="1"/>
    </number:number-style>
    <number:number-style style:name="N123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lc_20_-_20_Red" style:display-name="Calc - Red" style:family="table-cell" style:parent-style-name="Default" style:data-style-name="N2">
      <style:text-properties fo:color="#dc2300"/>
    </style:style>
    <style:style style:name="Calc_20_-_20_Yellow" style:display-name="Calc - Yellow" style:family="table-cell" style:parent-style-name="Default" style:data-style-name="N2">
      <style:text-properties fo:color="#808000"/>
    </style:style>
    <style:style style:name="Calc_20_-_20_Orange" style:display-name="Calc - Orange" style:family="table-cell" style:parent-style-name="Default" style:data-style-name="N2">
      <style:text-properties fo:color="#cc6633"/>
    </style:style>
    <style:style style:name="Calc_20_-_20_Green" style:display-name="Calc - Green" style:family="table-cell" style:parent-style-name="Default" style:data-style-name="N2">
      <style:text-properties fo:color="#008000"/>
    </style:style>
    <style:style style:name="Calc_20_-_20_Purple" style:display-name="Calc - Purple" style:family="table-cell" style:parent-style-name="Default">
      <style:text-properties fo:color="#80008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 style:data-style-name="N2" text:time-value="0000-00-00T12:18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00:16:50.90</meta:creation-date>
    <dc:date>2013-09-13T12:18:37</dc:date>
    <meta:editing-duration>P11DT23H27M32S</meta:editing-duration>
    <meta:editing-cycles>643</meta:editing-cycles>
    <meta:generator>LibreOffice/4.0.3.3$Linux_X86_64 LibreOffice_project/400m0$Build-3</meta:generator>
    <dc:creator>aj </dc:creator>
    <meta:document-statistic meta:table-count="13" meta:cell-count="101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